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rel-width="100%" fo:margin-left="0.009cm" fo:margin-top="0cm" fo:margin-bottom="0cm" table:align="left" style:writing-mode="lr-tb"/>
    </style:style>
    <style:style style:name="Tabel2.A" style:family="table-column">
      <style:table-column-properties style:rel-column-width="21869*"/>
    </style:style>
    <style:style style:name="Tabel2.B" style:family="table-column">
      <style:table-column-properties style:rel-column-width="21888*"/>
    </style:style>
    <style:style style:name="Tabel2.C" style:family="table-column">
      <style:table-column-properties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1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rel-width="100%" fo:margin-left="0.009cm" fo:margin-top="0cm" fo:margin-bottom="0cm" table:align="left" style:writing-mode="lr-tb"/>
    </style:style>
    <style:style style:name="Tabel5.A" style:family="table-column">
      <style:table-column-properties style:rel-column-width="12143*"/>
    </style:style>
    <style:style style:name="Tabel5.B" style:family="table-column">
      <style:table-column-properties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7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rel-width="100%" fo:margin-left="0.009cm" fo:margin-top="0cm" fo:margin-bottom="0cm" table:align="left" style:writing-mode="lr-tb"/>
    </style:style>
    <style:style style:name="Tabel7.A" style:family="table-column">
      <style:table-column-properties style:rel-column-width="6193*"/>
    </style:style>
    <style:style style:name="Tabel7.B" style:family="table-column">
      <style:table-column-properties style:rel-column-width="1939*"/>
    </style:style>
    <style:style style:name="Tabel7.C" style:family="table-column">
      <style:table-column-properties style:rel-column-width="6541*"/>
    </style:style>
    <style:style style:name="Tabel7.D" style:family="table-column">
      <style:table-column-properties style:rel-column-width="12183*"/>
    </style:style>
    <style:style style:name="Tabel7.E" style:family="table-column">
      <style:table-column-properties style:rel-column-width="25349*"/>
    </style:style>
    <style:style style:name="Tabel7.F" style:family="table-column">
      <style:table-column-properties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rel-width="100%" fo:margin-left="0.009cm" fo:margin-top="0cm" fo:margin-bottom="0cm" table:align="left" style:writing-mode="lr-tb"/>
    </style:style>
    <style:style style:name="Tabel9.A" style:family="table-column">
      <style:table-column-properties style:rel-column-width="11894*"/>
    </style:style>
    <style:style style:name="Tabel9.B" style:family="table-column">
      <style:table-column-properties style:rel-column-width="20676*"/>
    </style:style>
    <style:style style:name="Tabel9.C" style:family="table-column">
      <style:table-column-properties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rel-width="100%" fo:margin-left="0.018cm" fo:margin-top="0cm" fo:margin-bottom="0cm" table:align="left" style:writing-mode="page"/>
    </style:style>
    <style:style style:name="Tabel10.A" style:family="table-column">
      <style:table-column-properties style:rel-column-width="17052*"/>
    </style:style>
    <style:style style:name="Tabel10.C" style:family="table-column">
      <style:table-column-properties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size="10pt" style:font-size-asian="10pt"/>
    </style:style>
    <style:style style:name="P3" style:family="paragraph" style:parent-style-name="Standard">
      <style:paragraph-properties fo:break-before="page"/>
      <style:text-properties fo:language="fr" fo:country="BE"/>
    </style:style>
    <style:style style:name="P4" style:family="paragraph" style:parent-style-name="Heading_20_2">
      <style:paragraph-properties fo:margin-left="0cm"/>
    </style:style>
    <style:style style:name="P5" style:family="paragraph" style:parent-style-name="List_20_Paragraph" style:list-style-name="WWNum1"/>
    <style:style style:name="P6" style:family="paragraph" style:parent-style-name="List_20_Paragraph" style:list-style-name="WWNum2"/>
    <style:style style:name="P7" style:family="paragraph" style:parent-style-name="Standard">
      <style:paragraph-properties fo:break-before="page"/>
    </style:style>
    <style:style style:name="P8" style:family="paragraph" style:parent-style-name="Standard">
      <style:paragraph-properties>
        <style:tab-stops>
          <style:tab-stop style:position="26.382cm"/>
        </style:tab-stops>
      </style:paragraph-properties>
    </style:style>
    <style:style style:name="P9" style:family="paragraph" style:parent-style-name="Text_20_body">
      <style:text-properties fo:font-size="16pt" style:font-size-asian="16pt"/>
    </style:style>
    <style:style style:name="P10" style:family="paragraph" style:parent-style-name="Text_20_body">
      <style:text-properties fo:font-size="10pt" style:font-size-asian="10pt"/>
    </style:style>
    <style:style style:name="P11" style:family="paragraph" style:parent-style-name="Heading_20_2">
      <style:paragraph-properties fo:margin-left="0cm" fo:break-before="page"/>
    </style:style>
    <style:style style:name="P12" style:family="paragraph" style:parent-style-name="Standard">
      <style:text-properties fo:letter-spacing="-0.007cm"/>
    </style:style>
    <style:style style:name="P13" style:family="paragraph" style:parent-style-name="Heading_20_1" style:master-page-name="Converted1">
      <style:paragraph-properties style:page-number="auto" fo:break-before="page"/>
    </style:style>
    <style:style style:name="P14" style:family="paragraph">
      <loext:graphic-properties draw:fill="none"/>
      <style:paragraph-properties fo:text-align="start"/>
      <style:text-properties fo:font-size="18pt"/>
    </style:style>
    <style:style style:name="P15" style:family="paragraph" style:parent-style-name="Standard">
      <style:paragraph-properties fo:margin-top="0.233cm" fo:margin-bottom="0cm" style:contextual-spacing="false"/>
    </style:style>
    <style:style style:name="P16" style:family="paragraph" style:parent-style-name="Text_20_body">
      <style:paragraph-properties fo:margin-top="0.005cm" fo:margin-bottom="0cm" style:contextual-spacing="false"/>
      <style:text-properties fo:font-size="4pt" style:font-size-asian="4pt"/>
    </style:style>
    <style:style style:name="P17"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18" style:family="paragraph" style:parent-style-name="Standard">
      <style:text-properties fo:font-weight="bold" style:font-weight-asian="bold"/>
    </style:style>
    <style:style style:name="P19"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0" style:family="paragraph" style:parent-style-name="Heading_20_2">
      <style:paragraph-properties fo:margin-left="0cm" fo:margin-top="0cm" fo:margin-bottom="0cm" style:contextual-spacing="false" fo:break-before="page"/>
    </style:style>
    <style:style style:name="P21" style:family="paragraph" style:parent-style-name="Text_20_body">
      <style:paragraph-properties fo:margin-right="0.457cm" fo:margin-top="0.453cm" fo:margin-bottom="0cm" style:contextual-spacing="false" fo:line-height="104%"/>
    </style:style>
    <style:style style:name="P22" style:family="paragraph" style:parent-style-name="Standard">
      <style:text-properties fo:font-style="italic" style:font-style-asian="italic"/>
    </style:style>
    <style:style style:name="P23" style:family="paragraph" style:parent-style-name="List_20_Paragraph" style:list-style-name="WWNum3"/>
    <style:style style:name="P24" style:family="paragraph" style:parent-style-name="Standard">
      <style:paragraph-properties fo:margin-right="0.847cm" fo:margin-top="0.286cm" fo:margin-bottom="0cm" style:contextual-spacing="false" fo:line-height="120%"/>
    </style:style>
    <style:style style:name="P25" style:family="paragraph" style:parent-style-name="Text_20_body">
      <style:paragraph-properties fo:margin-top="0.453cm" fo:margin-bottom="0cm" style:contextual-spacing="false" fo:line-height="104%"/>
    </style:style>
    <style:style style:name="P26" style:family="paragraph" style:parent-style-name="Text_20_body">
      <style:paragraph-properties fo:margin-top="0.065cm" fo:margin-bottom="0cm" style:contextual-spacing="false"/>
    </style:style>
    <style:style style:name="P27" style:family="paragraph" style:parent-style-name="Text_20_body">
      <style:paragraph-properties fo:margin-top="0.002cm" fo:margin-bottom="0cm" style:contextual-spacing="false"/>
      <style:text-properties fo:font-size="7.5pt" style:font-size-asian="7.5pt"/>
    </style:style>
    <style:style style:name="P28"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9" style:family="paragraph" style:parent-style-name="Standard">
      <style:paragraph-properties fo:margin-left="0.079cm" fo:margin-top="0.242cm" fo:margin-bottom="0cm" style:contextual-spacing="false"/>
    </style:style>
    <style:style style:name="P30"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cm" fo:margin-bottom="0cm" style:contextual-spacing="false" fo:break-before="page"/>
    </style:style>
    <style:style style:name="P32" style:family="paragraph" style:parent-style-name="Text_20_body">
      <style:paragraph-properties fo:margin-top="0.007cm" fo:margin-bottom="0.002cm" style:contextual-spacing="false"/>
      <style:text-properties fo:font-size="10pt" style:font-size-asian="10pt"/>
    </style:style>
    <style:style style:name="P33" style:family="paragraph" style:parent-style-name="List_20_Paragraph" style:list-style-name="WWNum18">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4" style:family="paragraph" style:parent-style-name="List_20_Paragraph" style:list-style-name="WWNum19">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5" style:family="paragraph" style:parent-style-name="List_20_Paragraph" style:list-style-name="WWNum20">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Standard">
      <style:paragraph-properties fo:margin-right="0.494cm"/>
    </style:style>
    <style:style style:name="P37"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38" style:family="paragraph" style:parent-style-name="Heading_20_1">
      <style:paragraph-properties fo:margin-top="0cm" fo:margin-bottom="0cm" style:contextual-spacing="false" fo:break-before="page"/>
    </style:style>
    <style:style style:name="P39" style:family="paragraph" style:parent-style-name="Standard">
      <style:paragraph-properties fo:margin-top="0.002cm" fo:margin-bottom="0cm" style:contextual-spacing="false"/>
    </style:style>
    <style:style style:name="P40" style:family="paragraph" style:parent-style-name="Text_20_body">
      <style:paragraph-properties fo:margin-top="0.018cm" fo:margin-bottom="0cm" style:contextual-spacing="false"/>
      <style:text-properties fo:font-size="9pt" style:font-size-asian="9pt"/>
    </style:style>
    <style:style style:name="P41" style:family="paragraph" style:parent-style-name="Standard">
      <style:paragraph-properties fo:margin-left="0.079cm" fo:margin-top="0.332cm" fo:margin-bottom="0cm" style:contextual-spacing="false"/>
    </style:style>
    <style:style style:name="P42"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43" style:family="paragraph" style:parent-style-name="Text_20_body">
      <style:paragraph-properties fo:margin-right="0.661cm" fo:margin-top="0.63cm" fo:margin-bottom="0cm" style:contextual-spacing="false" fo:line-height="104%"/>
    </style:style>
    <style:style style:name="P44"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45"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46"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47" style:family="paragraph" style:parent-style-name="Text_20_body">
      <style:paragraph-properties fo:margin-right="0.667cm" fo:margin-top="0.233cm" fo:margin-bottom="0cm" style:contextual-spacing="false" fo:line-height="104%"/>
    </style:style>
    <style:style style:name="P48" style:family="paragraph" style:parent-style-name="Text_20_body">
      <style:paragraph-properties fo:margin-left="0.15cm" fo:margin-right="0.667cm" fo:margin-top="0.233cm" fo:margin-bottom="0cm" style:contextual-spacing="false" fo:line-height="104%"/>
    </style:style>
    <style:style style:name="P49" style:family="paragraph" style:parent-style-name="Text_20_body">
      <style:paragraph-properties fo:margin-right="0.644cm" fo:margin-top="0.448cm" fo:margin-bottom="0cm" style:contextual-spacing="false"/>
    </style:style>
    <style:style style:name="P50" style:family="paragraph" style:parent-style-name="Text_20_body" style:master-page-name="Converted2">
      <style:paragraph-properties fo:margin-top="0.092cm" fo:margin-bottom="0cm" style:contextual-spacing="false" style:page-number="auto"/>
    </style:style>
    <style:style style:name="P51" style:family="paragraph" style:parent-style-name="Heading_20_2" style:master-page-name="Converted3">
      <style:paragraph-properties fo:margin-left="0cm" style:page-number="auto"/>
    </style:style>
    <style:style style:name="P52" style:family="paragraph" style:parent-style-name="Text_20_body">
      <style:paragraph-properties fo:margin-right="0.014cm" fo:margin-top="0.205cm" fo:margin-bottom="0cm" style:contextual-spacing="false" fo:line-height="95%"/>
    </style:style>
    <style:style style:name="P53" style:family="paragraph" style:parent-style-name="Standard">
      <style:paragraph-properties fo:margin-right="1.138cm" fo:margin-top="0.104cm" fo:margin-bottom="0cm" style:contextual-spacing="false"/>
    </style:style>
    <style:style style:name="P54" style:family="paragraph" style:parent-style-name="Text_20_body">
      <style:paragraph-properties fo:margin-top="0.176cm" fo:margin-bottom="0cm" style:contextual-spacing="false"/>
      <style:text-properties fo:font-size="10pt" style:font-size-asian="10pt"/>
    </style:style>
    <style:style style:name="P55" style:family="paragraph">
      <loext:graphic-properties draw:fill="solid" draw:fill-color="#000000"/>
      <style:paragraph-properties fo:text-align="start"/>
      <style:text-properties fo:font-size="18pt"/>
    </style:style>
    <style:style style:name="P56" style:family="paragraph" style:parent-style-name="Standard">
      <style:paragraph-properties fo:margin-right="3.896cm" fo:margin-top="0.122cm" fo:margin-bottom="0cm" style:contextual-spacing="false"/>
    </style:style>
    <style:style style:name="P57" style:family="paragraph" style:parent-style-name="Standard">
      <style:text-properties fo:font-size="10pt" fo:font-weight="bold" style:font-size-asian="10pt" style:font-weight-asian="bold"/>
    </style:style>
    <style:style style:name="P58" style:family="paragraph" style:parent-style-name="Standard">
      <style:paragraph-properties fo:margin-top="0.189cm" fo:margin-bottom="0cm" style:contextual-spacing="false" fo:break-before="page"/>
    </style:style>
    <style:style style:name="P59" style:family="paragraph" style:parent-style-name="Standard">
      <style:paragraph-properties fo:margin-right="1.48cm" fo:margin-top="0.199cm" fo:margin-bottom="0cm" style:contextual-spacing="false" fo:line-height="95%" fo:text-align="justify" style:justify-single-word="false"/>
    </style:style>
    <style:style style:name="P60" style:family="paragraph" style:parent-style-name="Text_20_body">
      <style:text-properties fo:font-size="9pt" style:font-size-asian="9pt"/>
    </style:style>
    <style:style style:name="P61" style:family="paragraph" style:parent-style-name="Standard">
      <style:paragraph-properties fo:margin-right="1.397cm" fo:margin-top="0.254cm" fo:margin-bottom="0cm" style:contextual-spacing="false" fo:line-height="104%"/>
    </style:style>
    <style:style style:name="P62" style:family="paragraph" style:parent-style-name="Standard">
      <style:paragraph-properties fo:margin-right="0.57cm" fo:margin-top="0.171cm" fo:margin-bottom="0cm" style:contextual-spacing="false" fo:line-height="104%"/>
    </style:style>
    <style:style style:name="P63" style:family="paragraph" style:parent-style-name="Text_20_body">
      <style:paragraph-properties fo:margin-top="0.034cm" fo:margin-bottom="0cm" style:contextual-spacing="false"/>
    </style:style>
    <style:style style:name="P64" style:family="paragraph" style:parent-style-name="List_20_Paragraph" style:list-style-name="WWNum14"/>
    <style:style style:name="P65" style:family="paragraph" style:parent-style-name="Standard">
      <style:paragraph-properties fo:text-align="center" style:justify-single-word="false"/>
      <style:text-properties fo:font-size="9pt" fo:font-style="italic" style:font-size-asian="9pt" style:font-style-asian="italic"/>
    </style:style>
    <style:style style:name="P66" style:family="paragraph" style:parent-style-name="Standard">
      <style:text-properties fo:font-size="9pt" fo:font-style="italic" style:font-size-asian="9pt" style:font-style-asian="italic"/>
    </style:style>
    <style:style style:name="P67" style:family="paragraph" style:parent-style-name="Heading_20_1" style:master-page-name="Converted4">
      <style:paragraph-properties style:page-number="auto"/>
    </style:style>
    <style:style style:name="P68" style:family="paragraph" style:parent-style-name="Heading_20_1" style:master-page-name="Converted5">
      <style:paragraph-properties style:page-number="auto"/>
    </style:style>
    <style:style style:name="P69" style:family="paragraph" style:parent-style-name="Text_20_body">
      <style:paragraph-properties fo:margin-top="0.019cm" fo:margin-bottom="0cm" style:contextual-spacing="false"/>
    </style:style>
    <style:style style:name="P70" style:family="paragraph" style:parent-style-name="Standard">
      <style:text-properties fo:letter-spacing="0.141cm"/>
    </style:style>
    <style:style style:name="P71"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72" style:family="paragraph" style:parent-style-name="Heading_20_1" style:master-page-name="Converted6">
      <style:paragraph-properties fo:margin-top="0cm" fo:margin-bottom="0cm" style:contextual-spacing="false" style:page-number="auto" fo:break-before="page"/>
    </style:style>
    <style:style style:name="P73" style:family="paragraph" style:parent-style-name="Standard">
      <style:paragraph-properties fo:margin-top="0.178cm" fo:margin-bottom="0cm" style:contextual-spacing="false" fo:line-height="104%"/>
      <style:text-properties fo:language="es" fo:country="ES"/>
    </style:style>
    <style:style style:name="P74" style:family="paragraph" style:parent-style-name="Standard">
      <style:paragraph-properties fo:margin-right="0.787cm" fo:line-height="104%"/>
    </style:style>
    <style:style style:name="P75" style:family="paragraph" style:parent-style-name="Heading_20_1" style:master-page-name="Converted7">
      <style:paragraph-properties style:page-number="auto"/>
    </style:style>
    <style:style style:name="P76" style:family="paragraph" style:parent-style-name="Heading_20_1" style:master-page-name="Converted8">
      <style:paragraph-properties style:page-number="77"/>
    </style:style>
    <style:style style:name="P77"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78" style:family="paragraph" style:parent-style-name="Text_20_body">
      <style:paragraph-properties fo:margin-top="0.067cm" fo:margin-bottom="0cm" style:contextual-spacing="false"/>
    </style:style>
    <style:style style:name="P79" style:family="paragraph" style:parent-style-name="Standard">
      <style:paragraph-properties fo:margin-left="0.15cm" fo:text-align="justify" style:justify-single-word="false"/>
    </style:style>
    <style:style style:name="P80" style:family="paragraph" style:parent-style-name="Table_20_Paragraph">
      <style:paragraph-properties fo:margin-left="0.141cm" fo:margin-top="0.236cm" fo:margin-bottom="0cm" style:contextual-spacing="false"/>
    </style:style>
    <style:style style:name="P81" style:family="paragraph" style:parent-style-name="Table_20_Paragraph">
      <style:paragraph-properties fo:margin-left="0.088cm" fo:margin-top="0.236cm" fo:margin-bottom="0cm" style:contextual-spacing="false"/>
    </style:style>
    <style:style style:name="P82" style:family="paragraph" style:parent-style-name="Table_20_Paragraph">
      <style:paragraph-properties fo:line-height="0.42cm"/>
    </style:style>
    <style:style style:name="P83" style:family="paragraph" style:parent-style-name="Table_20_Paragraph">
      <style:paragraph-properties fo:margin-left="0.141cm" fo:margin-top="0.071cm" fo:margin-bottom="0cm" style:contextual-spacing="false" fo:line-height="0.415cm"/>
    </style:style>
    <style:style style:name="P84" style:family="paragraph" style:parent-style-name="Table_20_Paragraph">
      <style:paragraph-properties fo:margin-right="0.785cm" fo:margin-top="0.293cm" fo:margin-bottom="0cm" style:contextual-spacing="false" fo:line-height="95%"/>
    </style:style>
    <style:style style:name="P85" style:family="paragraph" style:parent-style-name="Table_20_Paragraph">
      <style:paragraph-properties fo:margin-left="0.141cm" fo:margin-top="0.053cm" fo:margin-bottom="0cm" style:contextual-spacing="false" fo:line-height="0.423cm"/>
    </style:style>
    <style:style style:name="P86" style:family="paragraph" style:parent-style-name="Table_20_Paragraph">
      <style:paragraph-properties fo:margin-top="0cm" fo:margin-bottom="0cm" style:contextual-spacing="false"/>
    </style:style>
    <style:style style:name="P87" style:family="paragraph" style:parent-style-name="Table_20_Paragraph">
      <style:paragraph-properties fo:margin-left="0.141cm" fo:margin-right="0.235cm" fo:margin-top="0.053cm" fo:margin-bottom="0cm" style:contextual-spacing="false" fo:line-height="0.423cm"/>
    </style:style>
    <style:style style:name="P88" style:family="paragraph" style:parent-style-name="Table_20_Paragraph">
      <style:paragraph-properties fo:margin-right="0.785cm" fo:margin-top="0cm" fo:margin-bottom="0cm" style:contextual-spacing="false" fo:line-height="95%"/>
    </style:style>
    <style:style style:name="P89" style:family="paragraph" style:parent-style-name="Table_20_Paragraph">
      <style:paragraph-properties fo:margin-left="0.141cm" fo:margin-right="0.524cm" fo:margin-top="0.071cm" fo:margin-bottom="0cm" style:contextual-spacing="false"/>
    </style:style>
    <style:style style:name="P90" style:family="paragraph" style:parent-style-name="Table_20_Paragraph">
      <style:paragraph-properties fo:margin-left="0.141cm" fo:margin-right="0.235cm" fo:margin-top="0.009cm" fo:margin-bottom="0cm" style:contextual-spacing="false" fo:line-height="95%"/>
    </style:style>
    <style:style style:name="P91" style:family="paragraph" style:parent-style-name="Table_20_Paragraph">
      <style:paragraph-properties fo:margin-right="0.136cm" fo:margin-top="0.053cm" fo:margin-bottom="0cm" style:contextual-spacing="false" fo:line-height="0.423cm"/>
    </style:style>
    <style:style style:name="P92" style:family="paragraph" style:parent-style-name="Table_20_Paragraph">
      <style:paragraph-properties fo:margin-left="0.141cm" fo:margin-right="0.235cm" fo:margin-top="0.282cm" fo:margin-bottom="0cm" style:contextual-spacing="false"/>
    </style:style>
    <style:style style:name="P93" style:family="paragraph" style:parent-style-name="Table_20_Paragraph">
      <style:paragraph-properties fo:margin-right="0.785cm" fo:margin-top="0.053cm" fo:margin-bottom="0cm" style:contextual-spacing="false" fo:line-height="0.423cm"/>
    </style:style>
    <style:style style:name="P94" style:family="paragraph" style:parent-style-name="Table_20_Paragraph">
      <style:paragraph-properties fo:margin-top="0.289cm" fo:margin-bottom="0cm" style:contextual-spacing="false"/>
      <style:text-properties fo:font-size="10pt" style:font-size-asian="10pt"/>
    </style:style>
    <style:style style:name="P95" style:family="paragraph" style:parent-style-name="Table_20_Paragraph">
      <style:paragraph-properties fo:margin-left="0.141cm" fo:margin-top="0cm" fo:margin-bottom="0cm" style:contextual-spacing="false"/>
    </style:style>
    <style:style style:name="P96" style:family="paragraph" style:parent-style-name="Table_20_Paragraph">
      <style:paragraph-properties fo:margin-top="0.293cm" fo:margin-bottom="0cm" style:contextual-spacing="false" fo:line-height="95%"/>
    </style:style>
    <style:style style:name="P97" style:family="paragraph" style:parent-style-name="Table_20_Paragraph">
      <style:paragraph-properties fo:margin-right="1.332cm" fo:margin-top="0.293cm" fo:margin-bottom="0cm" style:contextual-spacing="false" fo:line-height="95%"/>
    </style:style>
    <style:style style:name="P98" style:family="paragraph" style:parent-style-name="Table_20_Paragraph">
      <style:paragraph-properties fo:margin-left="0.141cm" fo:margin-top="0.076cm" fo:margin-bottom="0cm" style:contextual-spacing="false" fo:line-height="95%"/>
    </style:style>
    <style:style style:name="P99" style:family="paragraph" style:parent-style-name="Table_20_Paragraph">
      <style:paragraph-properties fo:margin-top="0.277cm" fo:margin-bottom="0cm" style:contextual-spacing="false"/>
    </style:style>
    <style:style style:name="P100" style:family="paragraph" style:parent-style-name="Table_20_Paragraph">
      <style:paragraph-properties fo:margin-left="0.141cm" fo:margin-top="0.078cm" fo:margin-bottom="0cm" style:contextual-spacing="false" fo:line-height="95%"/>
    </style:style>
    <style:style style:name="P101"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02" style:family="paragraph" style:parent-style-name="Text_20_body">
      <style:paragraph-properties fo:margin-right="1.575cm"/>
    </style:style>
    <style:style style:name="P103" style:family="paragraph" style:parent-style-name="Text_20_body">
      <style:paragraph-properties fo:margin-top="0.064cm" fo:margin-bottom="0cm" style:contextual-spacing="false"/>
    </style:style>
    <style:style style:name="P104" style:family="paragraph" style:parent-style-name="Text_20_body">
      <style:paragraph-properties fo:margin-top="0.044cm" fo:margin-bottom="0cm" style:contextual-spacing="false"/>
      <style:text-properties fo:font-size="10pt" style:font-size-asian="10pt"/>
    </style:style>
    <style:style style:name="P105" style:family="paragraph" style:parent-style-name="Text_20_body">
      <style:paragraph-properties fo:margin-top="0.018cm" fo:margin-bottom="0cm" style:contextual-spacing="false"/>
      <style:text-properties fo:font-style="italic" style:font-style-asian="italic"/>
    </style:style>
    <style:style style:name="P106" style:family="paragraph" style:parent-style-name="Text_20_body">
      <style:paragraph-properties fo:margin-right="0.644cm"/>
    </style:style>
    <style:style style:name="P107" style:family="paragraph" style:parent-style-name="Text_20_body">
      <style:paragraph-properties fo:margin-top="0.002cm" fo:margin-bottom="0cm" style:contextual-spacing="false"/>
    </style:style>
    <style:style style:name="P108"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09" style:family="paragraph" style:parent-style-name="Heading_20_2" style:master-page-name="Converted10">
      <style:paragraph-properties fo:margin-left="0cm" fo:margin-top="0cm" fo:margin-bottom="0cm" style:contextual-spacing="false" style:page-number="auto" fo:break-before="page"/>
    </style:style>
    <style:style style:name="P110" style:family="paragraph" style:parent-style-name="Text_20_body">
      <style:paragraph-properties fo:margin-top="0.413cm" fo:margin-bottom="0cm" style:contextual-spacing="false"/>
    </style:style>
    <style:style style:name="P111" style:family="paragraph" style:parent-style-name="Standard">
      <style:paragraph-properties fo:margin-top="0.409cm" fo:margin-bottom="0cm" style:contextual-spacing="false"/>
    </style:style>
    <style:style style:name="P112" style:family="paragraph" style:parent-style-name="Standard">
      <style:paragraph-properties fo:margin-left="7.675cm" fo:text-align="center" style:justify-single-word="false"/>
    </style:style>
    <style:style style:name="P113" style:family="paragraph" style:parent-style-name="Text_20_body">
      <style:paragraph-properties fo:margin-top="0.046cm" fo:margin-bottom="0cm" style:contextual-spacing="false"/>
      <style:text-properties fo:font-style="italic" style:font-style-asian="italic"/>
    </style:style>
    <style:style style:name="P114" style:family="paragraph" style:parent-style-name="Standard">
      <style:paragraph-properties fo:hyphenation-ladder-count="no-limit" fo:hyphenation-keep="page" loext:hyphenation-keep-type="column"/>
      <style:text-properties fo:font-weight="bold" style:font-weight-asian="bold" fo:hyphenate="true" fo:hyphenation-remain-char-count="2" fo:hyphenation-push-char-count="2" loext:hyphenation-no-caps="false" loext:hyphenation-no-last-word="false" loext:hyphenation-word-char-count="5" loext:hyphenation-zone="no-limit"/>
    </style:style>
    <style:style style:name="P115" style:family="paragraph" style:parent-style-name="Text_20_body">
      <style:paragraph-properties fo:line-height="95%"/>
    </style:style>
    <style:style style:name="P116" style:family="paragraph" style:parent-style-name="Standard">
      <style:paragraph-properties fo:margin-right="0.75cm" fo:margin-top="0.296cm" fo:margin-bottom="0cm" style:contextual-spacing="false"/>
    </style:style>
    <style:style style:name="P117" style:family="paragraph" style:parent-style-name="Standard">
      <style:paragraph-properties fo:margin-right="0.282cm" fo:margin-top="0.176cm" fo:margin-bottom="0cm" style:contextual-spacing="false" fo:line-height="102%"/>
      <style:text-properties fo:color="#25295b" loext:opacity="100%" fo:font-style="italic" style:font-style-asian="italic"/>
    </style:style>
    <style:style style:name="P118" style:family="paragraph" style:parent-style-name="Standard">
      <style:paragraph-properties fo:margin-right="0.282cm" fo:margin-top="0.176cm" fo:margin-bottom="0cm" style:contextual-spacing="false" fo:line-height="102%"/>
    </style:style>
    <style:style style:name="P119" style:family="paragraph" style:parent-style-name="Text_20_body">
      <style:paragraph-properties fo:margin-top="0.032cm" fo:margin-bottom="0cm" style:contextual-spacing="false"/>
      <style:text-properties fo:font-size="10pt" style:font-size-asian="10pt"/>
    </style:style>
    <style:style style:name="P120" style:family="paragraph" style:parent-style-name="Standard">
      <style:paragraph-properties fo:margin-top="0cm" fo:margin-bottom="0cm" style:contextual-spacing="false" fo:break-before="column"/>
    </style:style>
    <style:style style:name="P121" style:family="paragraph" style:parent-style-name="Standard">
      <style:text-properties fo:font-size="10pt" fo:letter-spacing="-0.004cm" style:font-size-asian="10pt"/>
    </style:style>
    <style:style style:name="P122" style:family="paragraph" style:parent-style-name="Heading_20_5" style:master-page-name="Converted11">
      <style:paragraph-properties fo:margin-left="0cm" fo:margin-top="0.265cm" fo:margin-bottom="0cm" style:contextual-spacing="false" style:page-number="auto"/>
    </style:style>
    <style:style style:name="P123" style:family="paragraph" style:parent-style-name="List_20_Paragraph" style:list-style-name="WWNum15"/>
    <style:style style:name="P124" style:family="paragraph" style:parent-style-name="Standard">
      <style:paragraph-properties fo:margin-top="0.286cm" fo:margin-bottom="0cm" style:contextual-spacing="false"/>
    </style:style>
    <style:style style:name="P125"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126"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127" style:family="paragraph" style:parent-style-name="Heading_20_2" style:master-page-name="Converted12">
      <style:paragraph-properties fo:margin-left="0cm" style:page-number="auto"/>
    </style:style>
    <style:style style:name="P128" style:family="paragraph" style:parent-style-name="Standard">
      <style:paragraph-properties fo:margin-top="0.212cm" fo:margin-bottom="0cm" style:contextual-spacing="false"/>
    </style:style>
    <style:style style:name="P129" style:family="paragraph" style:parent-style-name="Text_20_body">
      <style:paragraph-properties fo:margin-top="0.453cm" fo:margin-bottom="0cm" style:contextual-spacing="false" fo:line-height="103%"/>
    </style:style>
    <style:style style:name="P130" style:family="paragraph" style:parent-style-name="Text_20_body">
      <style:paragraph-properties fo:margin-right="0.3cm" fo:margin-top="0.512cm" fo:margin-bottom="0cm" style:contextual-spacing="false" fo:line-height="104%"/>
    </style:style>
    <style:style style:name="P131" style:family="paragraph" style:parent-style-name="Heading_20_4">
      <style:paragraph-properties fo:margin-left="0cm" fo:text-indent="0cm" style:auto-text-indent="false"/>
    </style:style>
    <style:style style:name="P132" style:family="paragraph" style:parent-style-name="Text_20_body">
      <style:paragraph-properties fo:margin-top="0.035cm" fo:margin-bottom="0cm" style:contextual-spacing="false"/>
    </style:style>
    <style:style style:name="P133" style:family="paragraph" style:parent-style-name="Text_20_body">
      <style:paragraph-properties fo:margin-right="0.072cm" fo:line-height="104%"/>
    </style:style>
    <style:style style:name="P134" style:family="paragraph" style:parent-style-name="Text_20_body">
      <style:paragraph-properties fo:line-height="104%"/>
    </style:style>
    <style:style style:name="P135" style:family="paragraph" style:parent-style-name="Text_20_body">
      <style:paragraph-properties fo:margin-right="0.806cm" fo:line-height="104%"/>
    </style:style>
    <style:style style:name="P136" style:family="paragraph" style:parent-style-name="Standard">
      <style:paragraph-properties fo:margin-right="0.942cm" fo:margin-top="0.002cm" fo:margin-bottom="0cm" style:contextual-spacing="false" fo:line-height="104%"/>
    </style:style>
    <style:style style:name="P137" style:family="paragraph" style:parent-style-name="Text_20_body">
      <style:paragraph-properties fo:margin-right="0.556cm" fo:margin-top="0.002cm" fo:margin-bottom="0cm" style:contextual-spacing="false" fo:line-height="104%"/>
    </style:style>
    <style:style style:name="P138" style:family="paragraph" style:parent-style-name="Text_20_body">
      <style:paragraph-properties fo:margin-top="0.032cm" fo:margin-bottom="0cm" style:contextual-spacing="false"/>
    </style:style>
    <style:style style:name="P139" style:family="paragraph" style:parent-style-name="Heading_20_4">
      <style:paragraph-properties fo:margin-left="0.15cm" fo:text-indent="0cm" style:auto-text-indent="false"/>
    </style:style>
    <style:style style:name="P140" style:family="paragraph" style:parent-style-name="Text_20_body">
      <style:paragraph-properties fo:margin-top="0.037cm" fo:margin-bottom="0cm" style:contextual-spacing="false"/>
    </style:style>
    <style:style style:name="P141" style:family="paragraph" style:parent-style-name="Text_20_body">
      <style:paragraph-properties fo:margin-right="0.787cm" fo:line-height="104%"/>
    </style:style>
    <style:style style:name="P142" style:family="paragraph" style:parent-style-name="Text_20_body">
      <style:paragraph-properties fo:margin-right="0.737cm" fo:line-height="104%"/>
    </style:style>
    <style:style style:name="P143" style:family="paragraph" style:parent-style-name="Text_20_body">
      <style:paragraph-properties fo:margin-right="0.667cm" fo:margin-top="0.452cm" fo:margin-bottom="0cm" style:contextual-spacing="false" fo:line-height="102%"/>
    </style:style>
    <style:style style:name="P144" style:family="paragraph" style:parent-style-name="Text_20_body" style:master-page-name="Converted13">
      <style:paragraph-properties fo:margin-top="0.104cm" fo:margin-bottom="0cm" style:contextual-spacing="false" style:page-number="auto"/>
      <style:text-properties fo:font-size="10pt" style:font-size-asian="10pt"/>
    </style:style>
    <style:style style:name="P145"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146" style:family="paragraph">
      <loext:graphic-properties draw:fill="solid" draw:fill-color="#25295b"/>
      <style:paragraph-properties fo:text-align="start"/>
      <style:text-properties fo:font-size="18pt"/>
    </style:style>
    <style:style style:name="P147" style:family="paragraph" style:parent-style-name="Text_20_body">
      <style:paragraph-properties fo:margin-top="0.016cm" fo:margin-bottom="0cm" style:contextual-spacing="false"/>
      <style:text-properties fo:font-size="5pt" style:font-size-asian="5pt"/>
    </style:style>
    <style:style style:name="P148" style:family="paragraph" style:parent-style-name="Text_20_body">
      <style:paragraph-properties fo:margin-top="0.018cm" fo:margin-bottom="0cm" style:contextual-spacing="false"/>
      <style:text-properties fo:font-size="1pt" style:font-size-asian="1pt"/>
    </style:style>
    <style:style style:name="P149" style:family="paragraph" style:parent-style-name="Text_20_body">
      <style:paragraph-properties fo:margin-left="0.176cm" fo:line-height="0.071cm"/>
    </style:style>
    <style:style style:name="P150" style:family="paragraph">
      <loext:graphic-properties draw:fill="solid" draw:fill-color="#25295b"/>
      <style:paragraph-properties fo:text-align="start"/>
      <style:text-properties fo:font-size="11pt"/>
    </style:style>
    <style:style style:name="P151" style:family="paragraph">
      <loext:graphic-properties draw:fill="none"/>
      <style:paragraph-properties fo:text-align="start"/>
      <style:text-properties fo:font-size="11pt"/>
    </style:style>
    <style:style style:name="P152" style:family="paragraph">
      <loext:graphic-properties draw:fill="solid" draw:fill-color="#000000"/>
      <style:paragraph-properties fo:text-align="start"/>
      <style:text-properties fo:font-size="11pt"/>
    </style:style>
    <style:style style:name="P153" style:family="paragraph" style:parent-style-name="Standard">
      <style:paragraph-properties fo:margin-left="3.401cm" fo:margin-right="3.896cm" fo:margin-top="0.219cm" fo:margin-bottom="0cm" style:contextual-spacing="false" fo:text-align="center" style:justify-single-word="false"/>
    </style:style>
    <style:style style:name="P154" style:family="paragraph" style:parent-style-name="Heading_20_3" style:master-page-name="Converted14">
      <style:paragraph-properties style:page-number="auto"/>
    </style:style>
    <style:style style:name="P155" style:family="paragraph" style:parent-style-name="Text_20_body">
      <style:paragraph-properties fo:margin-right="0.025cm" fo:margin-top="0.512cm" fo:margin-bottom="0cm" style:contextual-spacing="false" fo:line-height="104%"/>
    </style:style>
    <style:style style:name="P156" style:family="paragraph" style:parent-style-name="Text_20_body">
      <style:paragraph-properties fo:margin-right="1.048cm" fo:line-height="103%"/>
    </style:style>
    <style:style style:name="P157" style:family="paragraph" style:parent-style-name="Text_20_body">
      <style:paragraph-properties fo:margin-top="0.002cm" fo:margin-bottom="0cm" style:contextual-spacing="false" fo:line-height="104%"/>
    </style:style>
    <style:style style:name="P158" style:family="paragraph" style:parent-style-name="Text_20_body">
      <style:paragraph-properties fo:margin-top="0.028cm" fo:margin-bottom="0cm" style:contextual-spacing="false"/>
    </style:style>
    <style:style style:name="P159" style:family="paragraph" style:parent-style-name="Text_20_body">
      <style:paragraph-properties fo:margin-right="0.131cm" fo:line-height="103%"/>
    </style:style>
    <style:style style:name="P160" style:family="paragraph" style:parent-style-name="Text_20_body">
      <style:paragraph-properties fo:margin-right="0.28cm" fo:margin-top="0.002cm" fo:margin-bottom="0cm" style:contextual-spacing="false" fo:line-height="104%"/>
    </style:style>
    <style:style style:name="P161" style:family="paragraph" style:parent-style-name="List_20_Paragraph" style:list-style-name="WWNum16"/>
    <style:style style:name="P162" style:family="paragraph" style:parent-style-name="Text_20_body">
      <style:paragraph-properties fo:margin-top="0.332cm" fo:margin-bottom="0cm" style:contextual-spacing="false"/>
    </style:style>
    <style:style style:name="P163" style:family="paragraph" style:parent-style-name="Text_20_body">
      <style:paragraph-properties fo:margin-left="0.15cm" fo:line-height="104%"/>
    </style:style>
    <style:style style:name="P164" style:family="paragraph" style:parent-style-name="Text_20_body">
      <style:paragraph-properties fo:margin-top="0.457cm" fo:margin-bottom="0cm" style:contextual-spacing="false"/>
    </style:style>
    <style:style style:name="P165" style:family="paragraph" style:parent-style-name="List_20_Paragraph" style:list-style-name="WWNum17"/>
    <style:style style:name="P166" style:family="paragraph" style:parent-style-name="List_20_Paragraph">
      <style:paragraph-properties fo:margin-left="1.27cm"/>
    </style:style>
    <style:style style:name="P167" style:family="paragraph" style:parent-style-name="Text_20_body">
      <style:paragraph-properties fo:margin-top="0.072cm" fo:margin-bottom="0cm" style:contextual-spacing="false"/>
    </style:style>
    <style:style style:name="P168" style:family="paragraph" style:parent-style-name="Heading_20_1" style:master-page-name="Converted15">
      <style:paragraph-properties style:page-number="auto"/>
    </style:style>
    <style:style style:name="P169" style:family="paragraph" style:parent-style-name="Text_20_body">
      <style:paragraph-properties fo:margin-top="0.415cm" fo:margin-bottom="0cm" style:contextual-spacing="false"/>
      <style:text-properties fo:font-size="10pt" style:font-size-asian="10pt"/>
    </style:style>
    <style:style style:name="P170"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weight="bold" style:font-weight-asian="bold"/>
    </style:style>
    <style:style style:name="T3" style:family="text">
      <style:text-properties fo:font-size="10pt" style:font-size-asian="10pt"/>
    </style:style>
    <style:style style:name="T4" style:family="text">
      <style:text-properties fo:letter-spacing="-0.014cm"/>
    </style:style>
    <style:style style:name="T5" style:family="text">
      <style:text-properties fo:letter-spacing="-0.009cm"/>
    </style:style>
    <style:style style:name="T6" style:family="text">
      <style:text-properties fo:letter-spacing="-0.011cm"/>
    </style:style>
    <style:style style:name="T7" style:family="text">
      <style:text-properties fo:letter-spacing="-0.007cm"/>
    </style:style>
    <style:style style:name="T8" style:family="text">
      <style:text-properties fo:color="#4d5ba9" loext:opacity="100%" style:text-underline-style="solid" style:text-underline-width="auto" style:text-underline-color="#4d5ba9"/>
    </style:style>
    <style:style style:name="T9" style:family="text">
      <style:text-properties fo:letter-spacing="-0.002cm"/>
    </style:style>
    <style:style style:name="T10" style:family="text">
      <style:text-properties fo:letter-spacing="-0.005cm"/>
    </style:style>
    <style:style style:name="T11" style:family="text">
      <style:text-properties fo:font-style="italic" style:font-style-asian="italic"/>
    </style:style>
    <style:style style:name="T12" style:family="text">
      <style:text-properties fo:letter-spacing="-0.009cm" fo:font-style="italic" style:font-style-asian="italic"/>
    </style:style>
    <style:style style:name="T13" style:family="text">
      <style:text-properties fo:language="fr" fo:country="BE"/>
    </style:style>
    <style:style style:name="T14" style:family="text">
      <style:text-properties style:font-name="Calibri1" style:font-name-complex="Calibri2"/>
    </style:style>
    <style:style style:name="T15" style:family="text">
      <style:text-properties fo:font-size="16pt" style:font-size-asian="16pt"/>
    </style:style>
    <style:style style:name="T16" style:family="text">
      <style:text-properties fo:letter-spacing="-0.004cm" fo:font-weight="bold" style:font-weight-asian="bold"/>
    </style:style>
    <style:style style:name="T17" style:family="text">
      <style:text-properties fo:letter-spacing="-0.026cm"/>
    </style:style>
    <style:style style:name="T18" style:family="text">
      <style:text-properties fo:letter-spacing="-0.012cm"/>
    </style:style>
    <style:style style:name="T19" style:family="text">
      <style:text-properties fo:letter-spacing="-0.021cm"/>
    </style:style>
    <style:style style:name="T20" style:family="text">
      <style:text-properties fo:letter-spacing="-0.016cm"/>
    </style:style>
    <style:style style:name="T21" style:family="text">
      <style:text-properties fo:letter-spacing="-0.025cm"/>
    </style:style>
    <style:style style:name="T22" style:family="text">
      <style:text-properties fo:letter-spacing="-0.023cm"/>
    </style:style>
    <style:style style:name="T23" style:family="text">
      <style:text-properties fo:color="#4d5ba9" loext:opacity="100%" fo:letter-spacing="-0.007cm" style:text-underline-style="solid" style:text-underline-width="auto" style:text-underline-color="#4d5ba9"/>
    </style:style>
    <style:style style:name="T24" style:family="text">
      <style:text-properties fo:color="#4d5ba9" loext:opacity="100%" fo:letter-spacing="-0.026cm"/>
    </style:style>
    <style:style style:name="T25" style:family="text">
      <style:text-properties fo:color="#4d5ba9" loext:opacity="100%" fo:letter-spacing="-0.004cm" style:text-underline-style="solid" style:text-underline-width="auto" style:text-underline-color="#4d5ba9"/>
    </style:style>
    <style:style style:name="T26" style:family="text">
      <style:text-properties fo:letter-spacing="-0.019cm"/>
    </style:style>
    <style:style style:name="T27" style:family="text">
      <style:text-properties fo:color="#4d5ba9" loext:opacity="100%"/>
    </style:style>
    <style:style style:name="T28" style:family="text">
      <style:text-properties fo:letter-spacing="-0.018cm"/>
    </style:style>
    <style:style style:name="T29" style:family="text">
      <style:text-properties fo:color="#4d5ba9" loext:opacity="100%" fo:letter-spacing="-0.004cm"/>
    </style:style>
    <style:style style:name="T30" style:family="text">
      <style:text-properties fo:letter-spacing="0.014cm"/>
    </style:style>
    <style:style style:name="T31" style:family="text">
      <style:text-properties fo:letter-spacing="0.016cm"/>
    </style:style>
    <style:style style:name="T32" style:family="text">
      <style:text-properties fo:letter-spacing="-0.032cm"/>
    </style:style>
    <style:style style:name="T33" style:family="text">
      <style:text-properties fo:letter-spacing="0.141cm" style:text-scale="150%"/>
    </style:style>
    <style:style style:name="T34" style:family="text">
      <style:text-properties fo:letter-spacing="0.071cm"/>
    </style:style>
    <style:style style:name="T35" style:family="text">
      <style:text-properties fo:letter-spacing="0.049cm"/>
    </style:style>
    <style:style style:name="T36" style:family="text">
      <style:text-properties fo:letter-spacing="0.051cm"/>
    </style:style>
    <style:style style:name="T37" style:family="text">
      <style:text-properties fo:letter-spacing="0.035cm"/>
    </style:style>
    <style:style style:name="T38" style:family="text">
      <style:text-properties fo:font-size="10pt" fo:font-weight="bold" style:font-size-asian="10pt" style:font-weight-asian="bold"/>
    </style:style>
    <style:style style:name="T39" style:family="text">
      <style:text-properties fo:font-size="4pt" style:font-size-asian="4pt"/>
    </style:style>
    <style:style style:name="T40" style:family="text">
      <style:text-properties style:font-weight-complex="bold"/>
    </style:style>
    <style:style style:name="T41" style:family="text">
      <style:text-properties fo:font-size="24pt" style:font-size-asian="24pt" style:font-size-complex="24pt"/>
    </style:style>
    <style:style style:name="T42" style:family="text">
      <style:text-properties fo:color="#4d5ba9" loext:opacity="100%" fo:letter-spacing="-0.009cm"/>
    </style:style>
    <style:style style:name="T43" style:family="text">
      <style:text-properties fo:color="#4d5ba9" loext:opacity="100%" fo:letter-spacing="-0.005cm"/>
    </style:style>
    <style:style style:name="T44" style:family="text">
      <style:text-properties fo:color="#4d5ba9" loext:opacity="100%" fo:letter-spacing="-0.007cm"/>
    </style:style>
    <style:style style:name="T45" style:family="text">
      <style:text-properties fo:letter-spacing="-0.009cm" fo:font-weight="bold" style:font-weight-asian="bold"/>
    </style:style>
    <style:style style:name="T46" style:family="text">
      <style:text-properties fo:letter-spacing="-0.028cm"/>
    </style:style>
    <style:style style:name="T47" style:family="text">
      <style:text-properties fo:letter-spacing="0.141cm"/>
    </style:style>
    <style:style style:name="T48" style:family="text">
      <style:text-properties style:text-position="54% 100%" fo:font-size="6.5pt" fo:letter-spacing="0.071cm" style:font-size-asian="6.5pt"/>
    </style:style>
    <style:style style:name="T49" style:family="text">
      <style:text-properties fo:color="#4d5ba9" loext:opacity="100%" fo:letter-spacing="-0.002cm"/>
    </style:style>
    <style:style style:name="T50" style:family="text">
      <style:text-properties style:text-position="54% 100%" fo:font-size="6.5pt" fo:letter-spacing="-0.004cm" style:font-size-asian="6.5pt"/>
    </style:style>
    <style:style style:name="T51" style:family="text">
      <style:text-properties fo:letter-spacing="-0.026cm" fo:font-weight="bold" style:font-weight-asian="bold"/>
    </style:style>
    <style:style style:name="T52" style:family="text">
      <style:text-properties fo:color="#4d5ba9" loext:opacity="100%" fo:letter-spacing="-0.019cm"/>
    </style:style>
    <style:style style:name="T53" style:family="text">
      <style:text-properties fo:letter-spacing="-0.011cm" fo:font-weight="bold" style:font-weight-asian="bold"/>
    </style:style>
    <style:style style:name="T54" style:family="text">
      <style:text-properties fo:font-size="9pt" fo:font-style="italic" style:font-size-asian="9pt" style:font-style-asian="italic"/>
    </style:style>
    <style:style style:name="T55" style:family="text">
      <style:text-properties fo:font-size="9pt" fo:letter-spacing="-0.023cm" fo:font-style="italic" style:font-size-asian="9pt" style:font-style-asian="italic"/>
    </style:style>
    <style:style style:name="T56" style:family="text">
      <style:text-properties fo:font-size="9pt" fo:letter-spacing="-0.021cm" fo:font-style="italic" style:font-size-asian="9pt" style:font-style-asian="italic"/>
    </style:style>
    <style:style style:name="T57" style:family="text">
      <style:text-properties fo:color="#4d5ba9" loext:opacity="100%" fo:font-size="9pt" fo:font-style="italic" style:text-underline-style="solid" style:text-underline-width="auto" style:text-underline-color="#4d5ba9" style:font-size-asian="9pt" style:font-style-asian="italic"/>
    </style:style>
    <style:style style:name="T58" style:family="text">
      <style:text-properties fo:color="#4d5ba9" loext:opacity="100%" fo:font-size="9pt" fo:font-style="italic" style:font-size-asian="9pt" style:font-style-asian="italic"/>
    </style:style>
    <style:style style:name="T59"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60" style:family="text">
      <style:text-properties fo:font-size="10pt" fo:letter-spacing="-0.002cm" fo:font-weight="bold" style:font-size-asian="10pt" style:font-weight-asian="bold"/>
    </style:style>
    <style:style style:name="T61" style:family="text">
      <style:text-properties fo:font-size="10pt" fo:letter-spacing="-0.002cm" style:font-size-asian="10pt"/>
    </style:style>
    <style:style style:name="T62" style:family="text">
      <style:text-properties fo:font-size="10pt" fo:letter-spacing="-0.004cm" style:font-size-asian="10pt"/>
    </style:style>
    <style:style style:name="T63" style:family="text">
      <style:text-properties fo:font-size="7.5pt" style:font-size-asian="7.5pt"/>
    </style:style>
    <style:style style:name="T64" style:family="text">
      <style:text-properties fo:font-weight="bold" style:font-weight-asian="bold" style:font-weight-complex="bold"/>
    </style:style>
    <style:style style:name="T65" style:family="text">
      <style:text-properties fo:font-size="10pt" fo:letter-spacing="-0.007cm" fo:font-weight="bold" style:font-size-asian="10pt" style:font-weight-asian="bold"/>
    </style:style>
    <style:style style:name="T66" style:family="text">
      <style:text-properties fo:font-size="10pt" fo:letter-spacing="-0.004cm" fo:font-weight="bold" style:font-size-asian="10pt" style:font-weight-asian="bold"/>
    </style:style>
    <style:style style:name="T67" style:family="text">
      <style:text-properties fo:letter-spacing="-0.104cm"/>
    </style:style>
    <style:style style:name="T68" style:family="text">
      <style:text-properties fo:font-size="30pt" style:font-size-asian="30pt" style:font-size-complex="30pt"/>
    </style:style>
    <style:style style:name="T69" style:family="text">
      <style:text-properties fo:letter-spacing="-0.062cm"/>
    </style:style>
    <style:style style:name="T70" style:family="text">
      <style:text-properties fo:letter-spacing="-0.039cm"/>
    </style:style>
    <style:style style:name="T71" style:family="text">
      <style:text-properties fo:font-size="9pt" style:font-size-asian="9pt"/>
    </style:style>
    <style:style style:name="T72" style:family="text">
      <style:text-properties fo:font-size="10pt" fo:letter-spacing="0.009cm" fo:font-weight="bold" style:font-size-asian="10pt" style:font-weight-asian="bold"/>
    </style:style>
    <style:style style:name="T73" style:family="text">
      <style:text-properties fo:font-size="10pt" fo:letter-spacing="0.011cm" fo:font-weight="bold" style:font-size-asian="10pt" style:font-weight-asian="bold"/>
    </style:style>
    <style:style style:name="T74" style:family="text">
      <style:text-properties fo:font-size="10pt" fo:letter-spacing="0.012cm" style:font-size-asian="10pt"/>
    </style:style>
    <style:style style:name="T75" style:family="text">
      <style:text-properties fo:font-size="10pt" fo:letter-spacing="0.011cm" style:font-size-asian="10pt"/>
    </style:style>
    <style:style style:name="T76" style:family="text">
      <style:text-properties fo:color="#25295b" loext:opacity="100%" fo:font-style="italic" fo:font-weight="bold" style:font-style-asian="italic" style:font-weight-asian="bold"/>
    </style:style>
    <style:style style:name="T77" style:family="text">
      <style:text-properties fo:letter-spacing="-0.007cm" fo:font-weight="bold" style:font-weight-asian="bold"/>
    </style:style>
    <style:style style:name="T78" style:family="text">
      <style:text-properties fo:letter-spacing="-0.005cm" fo:font-weight="bold" style:font-weight-asian="bold"/>
    </style:style>
    <style:style style:name="T79" style:family="text">
      <style:text-properties fo:color="#25295b" loext:opacity="100%" fo:font-style="italic" style:font-style-asian="italic"/>
    </style:style>
    <style:style style:name="T80" style:family="text">
      <style:text-properties fo:letter-spacing="-0.012cm" fo:font-weight="bold" style:font-weight-asian="bold"/>
    </style:style>
    <style:style style:name="T81" style:family="text">
      <style:text-properties fo:letter-spacing="-0.004cm" fo:font-style="italic" style:font-style-asian="italic"/>
    </style:style>
    <style:style style:name="T82" style:family="text">
      <style:text-properties fo:font-size="30pt" fo:language="es" fo:country="ES" style:font-size-asian="30pt" style:font-size-complex="30pt"/>
    </style:style>
    <style:style style:name="T83" style:family="text">
      <style:text-properties fo:language="es" fo:country="ES"/>
    </style:style>
    <style:style style:name="T84" style:family="text">
      <style:text-properties fo:font-size="10pt" fo:letter-spacing="-0.007cm" style:font-size-asian="10pt"/>
    </style:style>
    <style:style style:name="T85" style:family="text">
      <style:text-properties fo:font-size="10pt" fo:letter-spacing="-0.005cm" fo:font-weight="bold" style:font-size-asian="10pt" style:font-weight-asian="bold"/>
    </style:style>
    <style:style style:name="T86" style:family="text">
      <style:text-properties fo:color="#ffffff" loext:opacity="100%" fo:font-size="10pt" fo:letter-spacing="-0.004cm" fo:font-weight="bold" style:font-size-asian="10pt" style:font-weight-asian="bold"/>
    </style:style>
    <style:style style:name="T87" style:family="text">
      <style:text-properties fo:color="#ffffff" loext:opacity="100%" fo:font-size="10pt" fo:font-weight="bold" style:font-size-asian="10pt" style:font-weight-asian="bold"/>
    </style:style>
    <style:style style:name="T88" style:family="text">
      <style:text-properties fo:color="#25295b" loext:opacity="100%" fo:font-size="10pt" fo:letter-spacing="-0.004cm" fo:font-weight="bold" style:font-size-asian="10pt" style:font-weight-asian="bold"/>
    </style:style>
    <style:style style:name="T89" style:family="text">
      <style:text-properties fo:color="#25295b" loext:opacity="100%" fo:font-size="10pt" fo:letter-spacing="-0.007cm" fo:font-weight="bold" style:font-size-asian="10pt" style:font-weight-asian="bold"/>
    </style:style>
    <style:style style:name="T90" style:family="text">
      <style:text-properties fo:color="#25295b" loext:opacity="100%" fo:font-size="10pt" fo:font-weight="bold" style:font-size-asian="10pt" style:font-weight-asian="bold"/>
    </style:style>
    <style:style style:name="T91" style:family="text">
      <style:text-properties fo:letter-spacing="-0.016cm" fo:font-weight="bold" style:font-weight-asian="bold"/>
    </style:style>
    <style:style style:name="T92" style:family="text">
      <style:text-properties style:text-line-through-style="solid" style:text-line-through-type="single" fo:font-weight="bold" style:font-weight-asian="bold"/>
    </style:style>
    <style:style style:name="T93" style:family="text">
      <style:text-properties style:text-underline-style="solid" style:text-underline-width="auto" style:text-underline-color="font-color" fo:font-weight="bold" style:font-weight-asian="bold"/>
    </style:style>
    <style:style style:name="T94" style:family="text">
      <style:text-properties fo:color="#2d96d3" loext:opacity="100%" fo:font-weight="bold" style:font-weight-asian="bold"/>
    </style:style>
    <style:style style:name="T95" style:family="text">
      <style:text-properties fo:font-size="10pt" fo:letter-spacing="-0.009cm" fo:font-weight="bold" style:font-size-asian="10pt" style:font-weight-asian="bold"/>
    </style:style>
    <style:style style:name="T96" style:family="text">
      <style:text-properties fo:font-size="10pt" fo:letter-spacing="-0.009cm" style:font-size-asian="10pt"/>
    </style:style>
    <style:style style:name="T97" style:family="text">
      <style:text-properties style:text-line-through-style="solid" style:text-line-through-type="single" fo:font-size="10pt" fo:font-weight="bold" style:font-size-asian="10pt" style:font-weight-asian="bold"/>
    </style:style>
    <style:style style:name="T98" style:family="text">
      <style:text-properties fo:font-size="10pt" fo:letter-spacing="-0.005cm" style:font-size-asian="10pt"/>
    </style:style>
    <style:style style:name="T99" style:family="text">
      <style:text-properties fo:font-size="10pt" style:text-underline-style="solid" style:text-underline-width="auto" style:text-underline-color="font-color" fo:font-weight="bold" style:font-size-asian="10pt" style:font-weight-asian="bold"/>
    </style:style>
    <style:style style:name="T100" style:family="text">
      <style:text-properties fo:color="#2d96d3" loext:opacity="100%" fo:font-size="10pt" fo:font-weight="bold" style:font-size-asian="10pt" style:font-weight-asian="bold"/>
    </style:style>
    <style:style style:name="T101" style:family="text">
      <style:text-properties fo:color="#2d96d3" loext:opacity="100%" fo:font-size="10pt" fo:letter-spacing="-0.004cm" fo:font-weight="bold" style:font-size-asian="10pt" style:font-weight-asian="bold"/>
    </style:style>
    <style:style style:name="T102" style:family="text">
      <style:text-properties fo:font-size="10pt" fo:letter-spacing="-0.011cm" fo:font-weight="bold" style:font-size-asian="10pt" style:font-weight-asian="bold"/>
    </style:style>
    <style:style style:name="T103" style:family="text">
      <style:text-properties fo:font-size="10pt" fo:letter-spacing="-0.012cm" fo:font-weight="bold" style:font-size-asian="10pt" style:font-weight-asian="bold"/>
    </style:style>
    <style:style style:name="T104" style:family="text">
      <style:text-properties style:text-position="64% 100%" fo:font-size="5.5pt" style:font-size-asian="5.5pt"/>
    </style:style>
    <style:style style:name="T105" style:family="text">
      <style:text-properties fo:letter-spacing="-0.002cm" fo:font-weight="bold" style:font-weight-asian="bold"/>
    </style:style>
    <style:style style:name="T106" style:family="text">
      <style:text-properties fo:color="#25295b" loext:opacity="100%"/>
    </style:style>
    <style:style style:name="T107" style:family="text">
      <style:text-properties fo:color="#25295b" loext:opacity="100%" fo:letter-spacing="0.041cm"/>
    </style:style>
    <style:style style:name="T108" style:family="text">
      <style:text-properties fo:color="#25295b" loext:opacity="100%" fo:letter-spacing="0.048cm"/>
    </style:style>
    <style:style style:name="T109" style:family="text">
      <style:text-properties fo:color="#25295b" loext:opacity="100%" fo:letter-spacing="-0.004cm"/>
    </style:style>
    <style:style style:name="T110" style:family="text">
      <style:text-properties fo:font-size="10pt" fo:font-style="italic" style:font-size-asian="10pt" style:font-style-asian="italic"/>
    </style:style>
    <style:style style:name="T111" style:family="text">
      <style:text-properties fo:color="#4d5ba9" loext:opacity="100%" fo:font-size="10pt" style:text-underline-style="solid" style:text-underline-width="auto" style:text-underline-color="#4d5ba9" style:font-size-asian="10pt"/>
    </style:style>
    <style:style style:name="T112" style:family="text">
      <style:text-properties fo:color="#4d5ba9" loext:opacity="100%" fo:font-size="10pt" style:font-size-asian="10pt"/>
    </style:style>
    <style:style style:name="T113" style:family="text">
      <style:text-properties fo:font-size="10pt" fo:letter-spacing="-0.002cm" fo:font-style="italic" style:font-size-asian="10pt" style:font-style-asian="italic"/>
    </style:style>
    <style:style style:name="T114" style:family="text">
      <style:text-properties fo:color="#4d5ba9" loext:opacity="100%" fo:font-size="10pt" fo:letter-spacing="-0.002cm" style:font-size-asian="10pt"/>
    </style:style>
    <style:style style:name="T115" style:family="text">
      <style:text-properties fo:font-size="10pt" fo:letter-spacing="-0.09cm" style:font-size-asian="10pt"/>
    </style:style>
    <style:style style:name="T116" style:family="text">
      <style:text-properties fo:letter-spacing="0.039cm"/>
    </style:style>
    <style:style style:name="T117" style:family="text">
      <style:text-properties fo:letter-spacing="0.046cm"/>
    </style:style>
    <style:style style:name="T118" style:family="text">
      <style:text-properties fo:color="#25295b" loext:opacity="100%" fo:letter-spacing="-0.004cm" fo:font-style="italic" style:font-style-asian="italic"/>
    </style:style>
    <style:style style:name="T119" style:family="text">
      <style:text-properties fo:color="#25295b" loext:opacity="100%" fo:letter-spacing="-0.002cm" fo:font-style="italic" style:font-style-asian="italic"/>
    </style:style>
    <style:style style:name="T120" style:family="text">
      <style:text-properties fo:color="#4d5ba9" loext:opacity="100%" fo:font-style="italic" style:text-underline-style="solid" style:text-underline-width="auto" style:text-underline-color="#4d5ba9" style:font-style-asian="italic"/>
    </style:style>
    <style:style style:name="T121" style:family="text">
      <style:text-properties fo:letter-spacing="0.032cm"/>
    </style:style>
    <style:style style:name="T122" style:family="text">
      <style:text-properties fo:letter-spacing="0.041cm"/>
    </style:style>
    <style:style style:name="T123" style:family="text">
      <style:text-properties fo:letter-spacing="-0.005cm" fo:font-style="italic" style:font-style-asian="italic"/>
    </style:style>
    <style:style style:name="T124" style:family="text">
      <style:text-properties fo:letter-spacing="-0.007cm" fo:font-style="italic" style:font-style-asian="italic"/>
    </style:style>
    <style:style style:name="T125"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26"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27" style:family="text">
      <style:text-properties fo:color="#000000" loext:opacity="100%" style:font-name="Arial" fo:language="nl" fo:country="NL" style:font-name-asian="Times New Roman1" style:language-asian="nl" style:country-asian="NL" style:font-name-complex="Arial1"/>
    </style:style>
    <style:style style:name="T128" style:family="text">
      <style:text-properties fo:color="#000000" loext:opacity="100%" style:font-name="Arial" style:font-name-asian="Times New Roman1" style:language-asian="nl" style:country-asian="NL" style:font-name-complex="Arial1"/>
    </style:style>
    <style:style style:name="T129"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30"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31" style:family="text">
      <style:text-properties fo:color="#000000" loext:opacity="100%" style:font-name="Arial" fo:letter-spacing="-0.004cm" style:font-name-asian="Times New Roman1" style:language-asian="nl" style:country-asian="NL" style:font-name-complex="Arial1"/>
    </style:style>
    <style:style style:name="T132" style:family="text">
      <style:text-properties fo:color="#000000" loext:opacity="100%" style:font-name="Arial" fo:letter-spacing="-0.004cm" fo:language="nl" fo:country="NL" style:font-name-asian="Times New Roman1" style:language-asian="nl" style:country-asian="NL" style:font-name-complex="Arial1"/>
    </style:style>
    <style:style style:name="T133" style:family="text">
      <style:text-properties fo:font-size="5pt" style:font-size-asian="5pt"/>
    </style:style>
    <style:style style:name="T134" style:family="text">
      <style:text-properties fo:font-size="1pt" style:font-size-asian="1pt"/>
    </style:style>
    <style:style style:name="T135" style:family="text">
      <style:text-properties fo:letter-spacing="0.023cm"/>
    </style:style>
    <style:style style:name="T136" style:family="text">
      <style:text-properties fo:letter-spacing="0.03cm"/>
    </style:style>
    <style:style style:name="T137" style:family="text">
      <style:text-properties fo:letter-spacing="0.028cm"/>
    </style:style>
    <style:style style:name="T138" style:family="text">
      <style:text-properties fo:letter-spacing="0.034cm"/>
    </style:style>
    <style:style style:name="T139" style:family="text">
      <style:text-properties fo:letter-spacing="0.037cm"/>
    </style:style>
    <style:style style:name="T140" style:family="text">
      <style:text-properties fo:letter-spacing="0.042cm"/>
    </style:style>
    <style:style style:name="T141" style:family="text">
      <style:text-properties fo:letter-spacing="0.044cm"/>
    </style:style>
    <style:style style:name="T142" style:family="text">
      <style:text-properties fo:color="#215e9e" loext:opacity="100%" fo:font-size="10pt" style:text-underline-style="solid" style:text-underline-width="auto" style:text-underline-color="#215e9e" style:font-size-asian="10pt"/>
    </style:style>
    <style:style style:name="T143" style:family="text">
      <style:text-properties fo:color="#215e9e" loext:opacity="100%" fo:font-size="10pt" style:font-size-asian="10pt"/>
    </style:style>
    <style:style style:name="T144" style:family="text">
      <style:text-properties fo:color="#215e9e" loext:opacity="100%" fo:font-size="10pt" fo:letter-spacing="-0.004cm" style:text-underline-style="solid" style:text-underline-width="auto" style:text-underline-color="#215e9e" style:font-size-asian="10pt"/>
    </style:style>
    <style:style style:name="T145" style:family="text">
      <style:text-properties fo:font-size="10pt" fo:letter-spacing="-0.014cm" style:font-size-asian="10pt"/>
    </style:style>
    <style:style style:name="T146"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002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1"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2"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3"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14"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15"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16"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17"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18"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1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2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2"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fon</text:h>
      <text:p text:style-name="P1"/>
      <text:p text:style-name="Standard">Dit document is een publicatie van het Joint Research Centre (JRC), de wetenschaps- en kennisdienst van de Europese Commissie. Het beoogt op onderzoek 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Standard"><text:span text:style-name="T2">Het Joint Research Centre: EU Science Hub</text:span></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Standard"><text:span text:style-name="T1">JRC144121 EUR 40491</text:span></text:p>
      <text:p text:style-name="P2" loext:marker-style-name="T3"/>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Standard"><text:span text:style-name="T1">Druk</text:span></text:p>
          </table:table-cell>
          <table:table-cell table:style-name="Tabel1.A1" office:value-type="string">
            <text:p text:style-name="Standard"><text:span text:style-name="T4">ISBN 978-92-68-34351-7</text:span></text:p>
          </table:table-cell>
          <table:table-cell table:style-name="Tabel1.A1" office:value-type="string">
            <text:p text:style-name="Standard"><text:span text:style-name="T4">ISSN 1018-5593</text:span></text:p>
          </table:table-cell>
          <table:table-cell table:style-name="Tabel1.A1" office:value-type="string">
            <text:p text:style-name="Standard"><text:span text:style-name="T1">doi:10.2760/7379058</text:span></text:p>
          </table:table-cell>
          <table:table-cell table:style-name="Tabel1.A1" office:value-type="string">
            <text:p text:style-name="Standard"><text:span text:style-name="T4">KJ-01-25-521-EN-C</text:span></text:p>
          </table:table-cell>
        </table:table-row>
        <table:table-row table:style-name="Tabel1.1">
          <table:table-cell table:style-name="Tabel1.A1" office:value-type="string">
            <text:p text:style-name="Standard"><text:span text:style-name="T5">PDF</text:span></text:p>
          </table:table-cell>
          <table:table-cell table:style-name="Tabel1.A1" office:value-type="string">
            <text:p text:style-name="Standard"><text:span text:style-name="T4">ISBN 978-92-68-32677-0</text:span></text:p>
          </table:table-cell>
          <table:table-cell table:style-name="Tabel1.A1" office:value-type="string">
            <text:p text:style-name="Standard"><text:span text:style-name="T4">ISSN 1831-9424</text:span></text:p>
          </table:table-cell>
          <table:table-cell table:style-name="Tabel1.A1" office:value-type="string">
            <text:p text:style-name="Standard"><text:span text:style-name="T1">doi:10.2760/0001149</text:span></text:p>
          </table:table-cell>
          <table:table-cell table:style-name="Tabel1.A1" office:value-type="string">
            <text:p text:style-name="Standard"><text:span text:style-name="T4">KJ-01-25-521-EN-N</text:span></text:p>
          </table:table-cell>
        </table:table-row>
      </table:table>
      <text:p text:style-name="Standard"/>
      <text:p text:style-name="Standard">Luxemburg: Bureau voor publicaties van de Europese Unie, 2025</text:p>
      <text:p text:style-name="Standard"/>
      <text:p text:style-name="Standard">© Europese Unie, 2025</text:p>
      <text:p text:style-name="Standard"/>
      <text:p text:style-name="Standard">The reuse policy of the European Commission documents is implemented by the Commission Decision 2011/833/EU of 12 December 2011 on the reuse of Commission documents<text:span text:style-name="T5"> </text:span>(OJ<text:span text:style-name="T5"> </text:span>L<text:span text:style-name="T5"> </text:span>330,<text:span text:style-name="T5"> </text:span>14.12.2011,<text:span text:style-name="T5"> </text:span>p.<text:span text:style-name="T5"> </text:span>39).<text:span text:style-name="T5"> </text:span>Unless<text:span text:style-name="T5"> </text:span>otherwise<text:span text:style-name="T5"> </text:span>noted,<text:span text:style-name="T5"> </text:span>the<text:span text:style-name="T5"> </text:span>reuse<text:span text:style-name="T5"> </text:span>of<text:span text:style-name="T5"> </text:span>this<text:span text:style-name="T5"> </text:span>document<text:span text:style-name="T5"> </text:span>is<text:span text:style-name="T5"> </text:span>authorised<text:span text:style-name="T5"> </text:span>under<text:span text:style-name="T5"> </text:span>the<text:span text:style-name="T5"> </text:span>Creative<text:span text:style-name="T5"> </text:span>Commons<text:span text:style-name="T5"> </text:span>Attribution<text:span text:style-name="T5"> </text:span>4.0<text:span text:style-name="T5"> </text:span>International<text:span text:style-name="T5"> </text:span>(CC BY 4.0) licence (<text:a xlink:type="simple" xlink:href="https://creativecommons.org/licenses/by/4.0/" text:style-name="ListLabel_20_182" text:visited-style-name="ListLabel_20_182"><text:span text:style-name="T8">https://creativecommons.org/licenses/by/4.0/</text:span></text:a>). This means that reuse is allowed provided appropriate credit is given and any changes are indicated.</text:p>
      <text:p text:style-name="Standard"/>
      <text:p text:style-name="Standard">Voor elk gebruik of elke reproductie van foto's of ander materiaal dat niet eigendom is van de Europese Unie, moet rechtstreeks toestemming worden gevraagd aan de auteursrechthouders. De Europese Unie bezit niet het auteursrecht met betrekking tot de volgende elementen:</text:p>
      <text:p text:style-name="Standard">Decoratieve elementen: © Visual Generation / stock.adobe.com</text:p>
      <text:p text:style-name="Standard">Afbeeldingen bij de hoofdstukken: © fizkes / stock.adobe.com, © Tongpool / stock.adobe.com, © ookawaphoto / stock.adobe.com, © insta_photos / stock.adobe.com, © Jacob Lund / stock.adobe.com</text:p>
      <text:p text:style-name="Standard">Hoe dit rapport te citeren: Cosgrove, J. en Cachia, R., DigComp 3.0: Europees kader voor digitale competenties - Vijfde editie, Publicatiebureau van de Europese Unie, Luxemburg, 2025, https://data.europa.eu/doi/10.2760/0001149, JRC144121.</text:p>
      <text:p text:style-name="Standard"><text:span text:style-name="T13">Layout: Carmen Capote de la Calle</text:span></text:p>
      <text:p text:style-name="P3" loext:marker-style-name="T13"/>
      <text:h text:style-name="P4" text:outline-level="2">Instructies voor het hergebruiken van het DigComp 3.0-raamwerk:</text:h>
      <text:p text:style-name="Standard">Het gepubliceerde DigComp-materiaal mag worden hergebruikt – dat wil zeggen gekopieerd, in elke gewenste vorm verspreid, aangepast, vertaald, gecombineerd of getransformeerd. De Europese Commissie is niet aansprakelijk voor de gevolgen die voortvloeien uit dit hergebruik.</text:p>
      <text:list text:style-name="WWNum1">
        <text:list-item>
          <text:p text:style-name="P5">Bij hergebruik moet de bron worden vermeld, met inbegrip van zowel de verwijzing naar de bron als de link naar de bron.</text:p>
        </text:list-item>
        <text:list-item>
          <text:p text:style-name="P5">Het is niet toegestaan het logo van de Europese Commissie te gebruiken in gewijzigde versies.</text:p>
        </text:list-item>
        <text:list-item>
          <text:p text:style-name="P5">Het is niet toegestaan de oorspronkelijke betekenis of bedoeling van de gepubliceerde DigComp-materialen opzettelijk te verdraaien.</text:p>
        </text:list-item>
      </text:list>
      <text:p text:style-name="Standard"/>
      <text:p text:style-name="Standard">Voor gewijzigde, aangepaste of vertaalde versies van het gepubliceerde DigComp-materiaal:</text:p>
      <text:list text:style-name="WWNum2">
        <text:list-item>
          <text:p text:style-name="P6">geef de aangebrachte wijzigingen en de verantwoordelijke auteur(s) en/of organisatie(s) aan</text:p>
        </text:list-item>
        <text:list-item>
          <text:p text:style-name="P6">voeg een verklaring toe waarin wordt gesteld dat de Commissie niet verantwoordelijk is voor de gewijzigde, aangepaste of vertaalde versie</text:p>
        </text:list-item>
        <text:list-item>
          <text:p text:style-name="P6">vermijd de suggestie dat de Europese Commissie de gewijzigde, aangepaste of vertaalde versie goedkeurt</text:p>
        </text:list-item>
        <text:list-item>
          <text:p text:style-name="P6">vermijd het reproduceren van unieke identificatiemiddelen (bijv. ISBN, doi) voor andere doeleinden dan het verwijzen naar de bron.</text:p>
        </text:list-item>
      </text:list>
      <text:p text:style-name="Standard">Meer informatie: Besluit van de Commissie over het hergebruik van documenten van de Commissie (2011)</text:p>
      <text:p text:style-name="Standard"/>
      <text:p text:style-name="P7"/>
      <text:h text:style-name="Heading_20_1" text:outline-level="1">SAMENVATTING</text:h>
      <text:p text:style-name="Standard">DigComp 3.0 is de vijfde editie van het Europese Digitale competentie-raamwerk. Het beschrijft kennis, vaardigheden en houdingen die nodig zijn om digitaal bekwaam te zijn voor het dagelijks leven, deelname aan de samenleving, werken en leren, en kan worden gebruikt door zowel kinderen als volwassenen. Het raamwerk is technologie-neutraal en is ontworpen om op maat gemaakt en aangepast te worden voor een breed spectrum aan doeleinden in onderwijs-, training- en arbeidscontexten. DigComp is bedoeld voor individuen en organisaties, of ze nu lokaal, regionaal, nationaal, Europees of internationaal zijn, die het gemeenschappelijke doel delen om digitale competentiebehoeften te begrijpen en te identificeren en de ontwikkeling daarvan te ondersteunen. Het ondersteunt EU-beleidslijnen en initiatieven op het gebied van digitale vaardigheden (zoals de Unie van Vaardigheden, waar DigComp expliciet wordt genoemd, en het Beleidsprogramma Digitale Decennium) en de maatschappelijke en economische implicaties van de digitale transformatie (zoals het AI-continentactieplan en de Europese Strategie voor een beter internet voor kinderen). DigComp 3.0 bevat digitale technologische ontwikkelingen, trends en praktijken die sinds 2022 hebben plaatsgevonden, en die verstrekkende implicaties hebben voor digitale competentie. Het bevat bovendien een nieuw onderdeel waarin Leerresultaten worden uiteengezet, wat een meer gedetailleerd beeld geeft van digitale competentie dat een gemakkelijke en consistente interpretatie en toepassing van het raamwerk mogelijk maakt, evenals de systematische en transversale integratie van AI-competentie over het gehele raamwerk.</text:p>
      <text:h text:style-name="P4" text:outline-level="2">Bijdrage van experts</text:h>
      <text:p text:style-name="Standard">Dit raamwerk is ontwikkeld met het deskundige advies van Ulrike Domany-Funtan, Anastasia Economou, Māra Jākobsone, Lidija Kralj, Stefano Kluzer, Luis Pereira, Yves Punie, Attila Rausch, Arianna Sala, Roland Stürz en Riina Vuorika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ab/></text:p>
      <text:h text:style-name="Heading_20_1" text:outline-level="1">VOORWOORD</text:h>
      <text:p text:style-name="Standard">Het belang van het uitrusten van mensen in Europa met gedegen digitale vaardigheden kan niet genoeg benadrukt worden. Naarmate onze samenlevingen steeds meer afhankelijk worden van digitale technologieën, waaronder de verspreiding van AI, wordt de behoefte aan digitale competentie essentieel voor zowel persoonlijke als professionele groei.</text:p>
      <text:p text:style-name="Standard"/>
      <text:p text:style-name="Standard">Het Digital Competence-raamwerk (DigComp) schetst de kennis, vaardigheden en houdingen die individuen nodig hebben om digitaal bekwaam en operationeel te zijn in de hedendaagse wereld. Sinds de eerste publicatie in 2013 hebben de uitgebreide reikwijdte, wetenschappelijke robuustheid en aanpasbaarheid van DigComp geleid tot de wijdverbreide adoptie ervan in werkgelegenheids-, onderwijs- en opleidingsinitiatieven op internationaal, Europees, nationaal, regionaal en lokaal niveau. Het is ook de basis voor de Digitale Vaardigheden-indicator (DSI) om digitale vaardigheden in de Europese Unie (EU) te meten als onderdeel van het Beleidsprogramma Digitale Decennium.</text:p>
      <text:p text:style-name="Standard"/>
      <text:p text:style-name="Standard">DigComp 3.0, de vijfde editie van het raamwerk, is ontwikkeld door het Joint Research Centre (JRC) van de Europese Commissie in samenwerking met het Directoraat-Generaal Werkgelegenheid, Sociale Zaken en Inclusie (DG EMPL). In lijn met belangrijke Europese beleidslijnen integreert DigComp 3.0 ook belangrijke rechten en plichten onder EU digitale regelgeving.</text:p>
      <text:p text:style-name="Standard"/>
      <text:p text:style-name="Standard">Deze iteratie brengt substantiële inhoudelijke updates met zich mee om ontwikkelingen op het gebied van kunstmatige intelligentie, Cybersecurity, digitale rechten, keuze en verantwoordelijkheid, welzijn en de behoefte om toenemende Misinformatie aan te pakken weer te geven. Deze updates zorgen ervoor dat het raamwerk relevant en omvattend blijft bij het definiëren van digitale competentie. DigComp 3.0 bevat voor het eerst een leerresultatenbenadering. Dit is een goed ingeburgerd beleidskader en praktisch hulpmiddel dat helpt ervoor te zorgen dat het raamwerk gemakkelijk en consequent geïnterpreteerd en toegepast kan worden. Daarnaast versterkt een Linked open data-aanvulling de interface met andere machineleesbare informatie, waardoor nieuwe mogelijkheden ontstaan om de kloof in digitale vaardigheden in heel Europa te analyseren en te overbruggen.</text:p>
      <text:p text:style-name="Standard"/>
      <text:p text:style-name="Standard">Deze ambitieuze versie van DigComp onderstreept de cruciale rol van digitale vaardigheden voor alle burgers in Europa, om participatie in de samenleving, leren, werk en sociale inclusie te waarborgen.</text:p>
      <text:p text:style-name="P9" loext:marker-style-name="T15"/>
      <text:p text:style-name="Standard">Manuela Geleng, directeur EMPL B – Banen en vaardigheden, DG Werkgelegenheid, Sociale Zaken en Inclusie, Europese Commissie</text:p>
      <text:p text:style-name="P2" loext:marker-style-name="T3"/>
      <text:p text:style-name="Standard">Francesca Campolongo, directeur van directoraat T – Digitale transformatie en data, Joint Research Centre van de Europese Commissie</text:p>
      <text:h text:style-name="Heading_20_1" text:outline-level="1">DANKBETUIGING</text:h>
      <text:p text:style-name="P10" loext:marker-style-name="T3"/>
      <text:p text:style-name="Standard">DigComp 3.0 is gepubliceerd dankzij de bijdragen en ondersteuning van vele individuen en organisaties. Wij zijn dankbaar voor de 42 experts die hebben deelgenomen aan de eerste bijeenkomsten in juni en oktober 2024 en aan de validatieworkshop in juni 2025: Giovanni Adorni, Michela 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Daarnaast willen we Karolina Jakubowska en Ruth Santos O’Brien bedanken voor de ondersteuning bij het werk met experts in 2024.</text:p>
      <text:p text:style-name="Standard"/>
      <text:p text:style-name="Standard">Met dank aan de 260 personen en organisaties uit 24 lidstaten die hebben deelgenomen aan de DigComp-stakeholderconsultatie, en de 174 personen die in april 2025 feedback hebben gegeven op de consultatie.</text:p>
      <text:p text:style-name="Standard"/>
      <text:p text:style-name="Standard">Wij zijn zeer dankbaar jegens alle EC-collega's die dit project hebben ondersteund, beoordeeld en advies hebben gegeven tijdens dit project, namelijk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en Tatiana Somia (JRC).</text:p>
      <text:p text:style-name="Standard"/>
      <text:p text:style-name="Standard">Dank aan onze partners bij ALL DIGITAL, de Digital Education Hub en het Digital Skills and Jobs Platform voor het ondersteunen van bewustwording over de ontwikkeling van DigComp 3.0, en aan de personen en organisaties die hebben gereageerd op de oproep tot inzendingen over hun werk aa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en Vilnius Coding School.</text:p>
      <text:h text:style-name="P11" text:outline-level="2">MANAGEMENTSAMENVATTING</text:h>
      <text:p text:style-name="P10" loext:marker-style-name="T3"/>
      <text:p text:style-name="Standard">In het snel veranderende technologische landschap van vandaag zijn digitale vaardigheden essentieel. Het Europees Raamwerk voor Digitale Competentie (DigComp) beschrijft wat nodig is om digitaal competent te zijn in de huidige samenleving. Deze update van het kader speelt in op digitale technologische ontwikkelingen, trends en praktijken en ondersteunt diverse EU-beleidsinitiatieven op het gebied van digitale vaardigheden. Als generiek, transversaal raamwerk is het niet-voorschrijvend en dient het als uitgangspunt voor het ontwikkelen, actualiseren of evalueren van initiatieven die de ontwikkeling van digitale competentie ondersteunen. In Europa is er een duidelijke behoefte om prioriteit te geven aan digitale competentie. In 2023 beschikte slechts 56% van de volwassenen in de EU over ten minste basis digitale vaardigheden, waarmee de doelstelling van 80% voor 2030 niet werd gehaald. Onder middelbare scholieren in hetzelfde jaar beschikte 43% niet over basis digitale vaardigheden.</text:p>
      <text:p text:style-name="Standard">Over<text:span text:style-name="T17"> </text:span>nine<text:span text:style-name="T17"> </text:span>in<text:span text:style-name="T17"> </text:span>ten<text:span text:style-name="T17"> </text:span>(92%)<text:span text:style-name="T21"> </text:span>workers<text:span text:style-name="T17"> </text:span>in<text:span text:style-name="T17"> </text:span>the<text:span text:style-name="T17"> </text:span>EU<text:span text:style-name="T17"> </text:span>used<text:span text:style-name="T21"> </text:span>digital technologies<text:span text:style-name="T17"> </text:span>in<text:span text:style-name="T17"> </text:span>their<text:span text:style-name="T17"> </text:span>work<text:span text:style-name="T17"> </text:span>in<text:span text:style-name="T17"> </text:span><text:a xlink:type="simple" xlink:href="https://publications.jrc.ec.europa.eu/repository/handle/JRC143072" text:style-name="ListLabel_20_182" text:visited-style-name="ListLabel_20_182"><text:span text:style-name="T8">2024-2025</text:span></text:a><text:span text:style-name="T24"> </text:span>and<text:span text:style-name="T21"> </text:span>30%<text:span text:style-name="T17"> </text:span>of <text:span text:style-name="T1">EU</text:span><text:span text:style-name="T22"> </text:span><text:span text:style-name="T1">workers</text:span><text:span text:style-name="T22"> </text:span><text:span text:style-name="T1">used</text:span><text:span text:style-name="T22"> </text:span><text:span text:style-name="T1">AI</text:span><text:span text:style-name="T22"> </text:span><text:span text:style-name="T1">systems</text:span><text:span text:style-name="T22"> </text:span><text:span text:style-name="T1">in</text:span><text:span text:style-name="T22"> </text:span><text:span text:style-name="T1">work</text:span><text:span text:style-name="T19"> </text:span><text:span text:style-name="T1">in</text:span><text:span text:style-name="T22"> </text:span><text:span text:style-name="T1">the</text:span><text:span text:style-name="T22"> </text:span><text:a xlink:type="simple" xlink:href="https://publications.jrc.ec.europa.eu/repository/handle/JRC143072" text:style-name="ListLabel_20_184" text:visited-style-name="ListLabel_20_184"><text:span text:style-name="T25">same year</text:span></text:a><text:span text:style-name="T1">. In</text:span><text:span text:style-name="T19"> </text:span><text:a xlink:type="simple" xlink:href="https://www.cedefop.europa.eu/en/publications/9201" text:style-name="ListLabel_20_184" text:visited-style-name="ListLabel_20_184"><text:span text:style-name="T25">2024</text:span></text:a><text:span text:style-name="T1">,</text:span><text:span text:style-name="T19"> </text:span><text:span text:style-name="T1">42%</text:span><text:span text:style-name="T19"> </text:span><text:span text:style-name="T1">of</text:span><text:span text:style-name="T19"> </text:span><text:span text:style-name="T1">EU</text:span><text:span text:style-name="T19"> </text:span><text:span text:style-name="T1">workers</text:span><text:span text:style-name="T19"> </text:span><text:span text:style-name="T1">reported</text:span><text:span text:style-name="T19"> </text:span><text:span text:style-name="T1">an</text:span><text:span text:style-name="T19"> </text:span><text:span text:style-name="T1">AI</text:span><text:span text:style-name="T19"> </text:span><text:span text:style-name="T1">skills</text:span><text:span text:style-name="T19"> </text:span><text:span text:style-name="T1">gap, </text:span>yet<text:span text:style-name="T18"> </text:span>only<text:span text:style-name="T18"> </text:span>15%<text:span text:style-name="T18"> </text:span>had<text:span text:style-name="T18"> </text:span>participated<text:span text:style-name="T18"> </text:span>in<text:span text:style-name="T18"> </text:span>AI<text:span text:style-name="T18"> </text:span>skills<text:span text:style-name="T18"> </text:span>training.</text:p>
      <text:p text:style-name="Standard"/>
      <text:p text:style-name="Standard">DigComp<text:span text:style-name="T26">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an></text:p>
      <text:p text:style-name="Standard"/>
      <text:p text:style-name="Standard">The first version of the DigComp framework was published<text:span text:style-name="T6"> </text:span>in<text:span text:style-name="T6"> </text:span><text:a xlink:type="simple" xlink:href="https://publications.jrc.ec.europa.eu/repository/handle/JRC83167" text:style-name="ListLabel_20_182" text:visited-style-name="ListLabel_20_182"><text:span text:style-name="T8">2013</text:span></text:a>,<text:span text:style-name="T6"> </text:span>with<text:span text:style-name="T6"> </text:span>updates<text:span text:style-name="T6"> </text:span>published<text:span text:style-name="T6"> </text:span>in<text:span text:style-name="T6"> </text:span><text:a xlink:type="simple" xlink:href="https://publications.jrc.ec.europa.eu/repository/handle/JRC101254" text:style-name="ListLabel_20_182" text:visited-style-name="ListLabel_20_182"><text:span text:style-name="T8">2016</text:span></text:a>, <text:a xlink:type="simple" xlink:href="https://publications.jrc.ec.europa.eu/repository/handle/JRC106281" text:style-name="ListLabel_20_182" text:visited-style-name="ListLabel_20_182"><text:span text:style-name="T8">2017</text:span></text:a><text:span text:style-name="T27"> </text:span>and <text:a xlink:type="simple" xlink:href="https://publications.jrc.ec.europa.eu/repository/handle/JRC128415" text:style-name="ListLabel_20_182" text:visited-style-name="ListLabel_20_182"><text:span text:style-name="T8">2022</text:span></text:a>. All versions of the framework are underpinned by a scientific evidence-based approach and consultation with experts and stakeholders.<text:span text:style-name="T9"> </text:span>Similary,<text:span text:style-name="T9"> </text:span>this<text:span text:style-name="T9"> </text:span>iteration<text:span text:style-name="T9"> </text:span>of<text:span text:style-name="T9"> </text:span>DigComp has<text:span text:style-name="T20"> </text:span>been<text:span text:style-name="T20"> </text:span>shaped<text:span text:style-name="T20"> </text:span>by<text:span text:style-name="T20"> </text:span>scientific<text:span text:style-name="T20"> </text:span>research<text:span text:style-name="T20"> </text:span>and<text:span text:style-name="T20"> </text:span>input and feedback from around 300 experts and stakeholders from a diversity of backgrounds.</text:p>
      <text:p text:style-name="Standard"/>
      <text:p text:style-name="Standard">This update responds to significant developments, <text:span text:style-name="T1">trends</text:span><text:span text:style-name="T28"> </text:span><text:span text:style-name="T1">and</text:span><text:span text:style-name="T28"> </text:span><text:span text:style-name="T1">practices</text:span><text:span text:style-name="T28"> </text:span><text:span text:style-name="T1">in</text:span><text:span text:style-name="T28"> </text:span><text:span text:style-name="T1">relation</text:span><text:span text:style-name="T28"> </text:span><text:span text:style-name="T1">to</text:span><text:span text:style-name="T28"> </text:span><text:span text:style-name="T1">digital</text:span><text:span text:style-name="T28"> </text:span><text:span text:style-name="T1">technologies </text:span>that<text:span text:style-name="T9"> </text:span>have<text:span text:style-name="T9"> </text:span>occurred<text:span text:style-name="T9"> </text:span>since<text:span text:style-name="T9"> </text:span>2022.<text:span text:style-name="T9"> </text:span>It<text:span text:style-name="T9"> </text:span>is<text:span text:style-name="T9"> </text:span>shaped<text:span text:style-name="T9"> </text:span>by<text:span text:style-name="T9"> </text:span>five main<text:span text:style-name="T1"> </text:span>priorities<text:span text:style-name="T1"> </text:span>identified<text:span text:style-name="T1"> </text:span>in<text:span text:style-name="T1"> </text:span>expert<text:span text:style-name="T1"> </text:span>and<text:span text:style-name="T1"> </text:span>stakeholder consultations and policy and academic literature: AI <text:span text:style-name="T1">competence;</text:span><text:span text:style-name="T26"> </text:span><text:span text:style-name="T1">cybersecurity</text:span><text:span text:style-name="T26"> </text:span><text:span text:style-name="T1">competence;</text:span><text:span text:style-name="T26"> </text:span><text:span text:style-name="T1">rights,</text:span><text:span text:style-name="T26"> </text:span><text:span text:style-name="T1">choice </text:span>and<text:span text:style-name="T6"> </text:span>responsibility;<text:span text:style-name="T6"> </text:span>wellbeing<text:span text:style-name="T6"> </text:span>in<text:span text:style-name="T6"> </text:span>digital<text:span text:style-name="T6"> </text:span>environments; and competence to deal with misinformation and <text:span text:style-name="T1">disinformation.</text:span><text:span text:style-name="T22"> </text:span><text:span text:style-name="T1">In</text:span><text:span text:style-name="T22"> </text:span><text:span text:style-name="T1">addition,</text:span><text:span text:style-name="T22"> </text:span><text:span text:style-name="T1">DigComp3.0</text:span><text:span text:style-name="T22"> </text:span><text:span text:style-name="T1">embodies</text:span><text:span text:style-name="T22"> </text:span><text:span text:style-name="T1">the human-centric</text:span><text:span text:style-name="T28"> </text:span><text:span text:style-name="T1">values</text:span><text:span text:style-name="T28"> </text:span><text:span text:style-name="T1">of</text:span><text:span text:style-name="T28"> </text:span><text:span text:style-name="T1">the</text:span><text:span text:style-name="T28"> </text:span><text:a xlink:type="simple" xlink:href="https://eur-lex.europa.eu/legal-content/EN/TXT/?uri=OJ%3AJOC_2023_023_R_0001" text:style-name="ListLabel_20_184" text:visited-style-name="ListLabel_20_184"><text:span text:style-name="T25">European Declaration on</text:span></text:a><text:span text:style-name="T29"> </text:span><text:a xlink:type="simple" xlink:href="https://eur-lex.europa.eu/legal-content/EN/TXT/?uri=OJ%3AJOC_2023_023_R_0001" text:style-name="ListLabel_20_182" text:visited-style-name="ListLabel_20_182"><text:span text:style-name="T8">Digital Rights and Principles for the Digital Decade</text:span></text:a>.</text:p>
      <text:p text:style-name="Standard"/>
      <text:p text:style-name="Standard"><text:span text:style-name="T7">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span></text:p>
      <text:p text:style-name="Standard">They are classified by knowledge, skills and attitudes. <text:span text:style-name="T1">Competence statements do not distinguish between knowledge, skills and attitudes, but contain all of the key content of the learning outcomes. As the framework is already used by many stakeholders in various initiatives, the update reflects a balance between structural and conceptual consistency on one hand, and changes needed in response to digital technological developments on the other.</text:span></text:p>
      <text:p text:style-name="Standard"/>
      <text:p text:style-name="Standard" loext:marker-style-name="T7">In<text:span text:style-name="T5"> </text:span>addition<text:span text:style-name="T5"> </text:span>to<text:span text:style-name="T5"> </text:span>this<text:span text:style-name="T5"> </text:span>framework<text:span text:style-name="T5"> </text:span>document,<text:span text:style-name="T5"> </text:span>readers<text:span text:style-name="T5"> </text:span>can access<text:span text:style-name="T1"> </text:span>the<text:span text:style-name="T1">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JRC-DigComp web space</text:span></text:a>,<text:span text:style-name="T1"> </text:span>which<text:span text:style-name="T9"> </text:span><text:span text:style-name="T1">provides: </text:span>a clear and user-friendly description of DigComp 3.0; an<text:span text:style-name="T30"> </text:span>editable<text:span text:style-name="T30"> </text:span>version<text:span text:style-name="T30"> </text:span>of<text:span text:style-name="T30"> </text:span>the<text:span text:style-name="T31"> </text:span><text:span text:style-name="T1">framework; a</text:span><text:span text:style-name="T22"> </text:span><text:span text:style-name="T1">spreadsheet</text:span><text:span text:style-name="T19"> </text:span><text:span text:style-name="T1">version,</text:span><text:span text:style-name="T22"> </text:span><text:span text:style-name="T1">and</text:span><text:span text:style-name="T22"> </text:span><text:span text:style-name="T1">a</text:span><text:span text:style-name="T22"> </text:span><text:span text:style-name="T1">linked</text:span><text:span text:style-name="T22"> </text:span><text:span text:style-name="T1">open</text:span><text:span text:style-name="T22"> </text:span><text:span text:style-name="T1">data </text:span>version (in JavaScript Object Notation, JSON <text:span text:style-name="T1">format)</text:span><text:span text:style-name="T20"> </text:span><text:span text:style-name="T1">of</text:span><text:span text:style-name="T4"> </text:span><text:span text:style-name="T1">the</text:span><text:span text:style-name="T4"> </text:span><text:span text:style-name="T1">tabular</text:span><text:span text:style-name="T20"> </text:span><text:span text:style-name="T1">elements</text:span><text:span text:style-name="T4"> </text:span><text:span text:style-name="T1">of</text:span><text:span text:style-name="T4"> </text:span><text:span text:style-name="T1">DigComp</text:span><text:span text:style-name="T4"> </text:span><text:span text:style-name="T7">3.0.</text:span></text:p>
      <text:p text:style-name="P12" loext:marker-style-name="T7"><text:bookmark-start text:name="_bookmark5"/><text:bookmark-start text:name="_bookmark6"/><text:bookmark-start text:name="1._INTRODUCTION"/><text:bookmark-start text:name="QUICK_GUIDE_TO_DIGCOMP_3.0"/></text:p>
      <text:h text:style-name="P13" text:outline-level="1"><text:bookmark-start text:name="_bookmark7"/><draw:custom-shape text:anchor-type="char" draw:z-index="45" draw:name="Graphic 158"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5"/><text:bookmark-end text:name="_bookmark6"/><text:bookmark-end text:name="1._INTRODUCTION"/><text:bookmark-end text:name="QUICK_GUIDE_TO_DIGCOMP_3.0"/><text:bookmark-end text:name="_bookmark7"/>INTRODUCTION</text:h>
      <text:h text:style-name="P4" text:outline-level="2"><text:bookmark text:name="1.1_Importance_of_digital_competence"/>Importance<text:span text:style-name="T32"> </text:span>of<text:span text:style-name="T32"> </text:span>digital <text:span text:style-name="T1">competence</text:span></text:h>
      <text:p text:style-name="Standard">Digital environments are intertwined with<text:span text:style-name="T33"> </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span text:style-name="T34"> </text:span>competences<text:span text:style-name="T34"> </text:span>bring<text:span text:style-name="T34"> </text:span>a<text:span text:style-name="T34"> </text:span>range<text:span text:style-name="T34"> </text:span>of<text:span text:style-name="T34"> </text:span>benefits to individuals (such as ability to use public and commercial<text:span text:style-name="T35"> </text:span>platforms<text:span text:style-name="T36"> </text:span>and<text:span text:style-name="T35"> </text:span>services,<text:span text:style-name="T36"> </text:span>to<text:span text:style-name="T36"> </text:span><text:span text:style-name="T1">broaden </text:span>employment and learning opportunities, to foster social connection and civic participation, and to support privacy management and wellbeing in digital environments) (Morte-Nadal &amp; Esteban- Navarro,<text:span text:style-name="T34"> </text:span>2025;<text:span text:style-name="T34"> </text:span>Stalmach<text:span text:style-name="T34"> </text:span>et<text:span text:style-name="T34"> </text:span>al.,<text:span text:style-name="T34"> </text:span>2023;<text:span text:style-name="T34"> </text:span>Pouliakis et al., 2025; Țarcă et al., 2024), as well as a<text:span text:style-name="T34"> </text:span>means to tackle social exclusion (Boerkamp et <text:bookmark text:name="Figure_1._Digital_competence_-_a_selecti"/>al.,<text:span text:style-name="T37"> </text:span>2024;<text:span text:style-name="T37"> </text:span>Brundle<text:span text:style-name="T37"> </text:span>et<text:span text:style-name="T37"> </text:span>al.,<text:span text:style-name="T37"> </text:span>2025)<text:span text:style-name="T37"> </text:span>and<text:span text:style-name="T37"> </text:span>to<text:span text:style-name="T37"> </text:span><text:span text:style-name="T1">enhance </text:span>the competitiveness of economies (Draghi, 2024; Pakhnenko<text:span text:style-name="T34"> </text:span>et<text:span text:style-name="T34"> </text:span>al.,<text:span text:style-name="T34"> </text:span>2025).</text:p>
      <text:p text:style-name="P15"><text:span text:style-name="T38">Figure 1. Digital competence – a selection of facts and figures.</text:span></text:p>
      <text:p text:style-name="P16" loext:marker-style-name="T39"/>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17">Children and youth</text:p>
          </table:table-cell>
          <table:table-cell table:style-name="Tabel2.A1" office:value-type="string">
            <text:p text:style-name="P17">Adults in general</text:p>
          </table:table-cell>
          <table:table-cell table:style-name="Tabel2.A1" office:value-type="string">
            <text:p text:style-name="P17">Workers</text:p>
          </table:table-cell>
        </table:table-row>
        <table:table-row table:style-name="Tabel2.2">
          <table:table-cell table:style-name="Tabel2.A1" office:value-type="string">
            <text:p text:style-name="P17">43% of secondary school students in the EU did not reach a basic level of digital skills in 2023. (<text:a xlink:type="simple" xlink:href="https://op.europa.eu/en/publication-detail/-/publication/59721dc6-a0aa-11ef-85f0-01aa75ed71a1" text:style-name="Internet_20_link" text:visited-style-name="Visited_20_Internet_20_Link"><text:span text:style-name="Internet_20_link">Source</text:span></text:a>)</text:p>
            <text:p text:style-name="P17">96% of 15-year-olds in the EU used social media daily in 2022. (<text:a xlink:type="simple" xlink:href="https://publications.jrc.ec.europa.eu/repository/handle/JRC141047" text:style-name="Internet_20_link" text:visited-style-name="Visited_20_Internet_20_Link"><text:span text:style-name="Internet_20_link">Source</text:span></text:a>)</text:p>
            <text:p text:style-name="P17">9-12% of students aged 11-15 reported problematic social media use in 2022. (<text:a xlink:type="simple" xlink:href="https://data-browser.hbsc.org/measure/problematic-social-media-use/" text:style-name="Internet_20_link" text:visited-style-name="Visited_20_Internet_20_Link"><text:span text:style-name="Internet_20_link">Source</text:span></text:a>)</text:p>
            <text:p text:style-name="P17">14%-16% of students aged 11-15 reported experiencing cyberbullying at least twice in a two-month period in 2022. (<text:a xlink:type="simple" xlink:href="https://data-browser.hbsc.org/measure/cyberbullying-being-bullied/" text:style-name="Internet_20_link" text:visited-style-name="Visited_20_Internet_20_Link"><text:span text:style-name="Internet_20_link">Source</text:span></text:a>)</text:p>
          </table:table-cell>
          <table:table-cell table:style-name="Tabel2.A1" office:value-type="string">
            <text:p text:style-name="P17">56% of adults in the EU had at least basic digital skills in 2023. (<text:a xlink:type="simple" xlink:href="https://ec.europa.eu/eurostat/databrowser/view/isoc_sk_dskl_i21/default/table?lang=en" text:style-name="Internet_20_link" text:visited-style-name="Visited_20_Internet_20_Link"><text:span text:style-name="Internet_20_link">Source</text:span></text:a>)</text:p>
            <text:p text:style-name="P17">70% of adults who use the internet interacted digitally with public services in 2024. (<text:a xlink:type="simple" xlink:href="https://ec.europa.eu/eurostat/web/products-eurostat-news/w/ddn-20250226-1" text:style-name="Internet_20_link" text:visited-style-name="Visited_20_Internet_20_Link"><text:span text:style-name="Internet_20_link">Source</text:span></text:a>)</text:p>
            <text:p text:style-name="P17">58% of adults used the internet in 2022 to look for health-related information. (<text:a xlink:type="simple" xlink:href="https://ec.europa.eu/eurostat/web/interactive-publications/digitalisation-2023" text:style-name="Internet_20_link" text:visited-style-name="Visited_20_Internet_20_Link"><text:span text:style-name="Internet_20_link">Source</text:span></text:a>)</text:p>
            <text:p text:style-name="P17">49% of adults reported having seen untrue or doubtful content on social media or news sites online in 2023.(<text:a xlink:type="simple" xlink:href="https://ec.europa.eu/eurostat/databrowser/view/isoc_sk_edic_i21/d" text:style-name="Internet_20_link" text:visited-style-name="Visited_20_Internet_20_Link"><text:span text:style-name="Internet_20_link">Source</text:span></text:a>)</text:p>
          </table:table-cell>
          <table:table-cell table:style-name="Tabel2.A1" office:value-type="string">
            <text:p text:style-name="P17">92% of EU workers used digital devices, tools or equipment to do their job in 2024-2025. (<text:a xlink:type="simple" xlink:href="https://publications.jrc.ec.europa.eu/repository/handle/JRC143072" text:style-name="Internet_20_link" text:visited-style-name="Visited_20_Internet_20_Link"><text:span text:style-name="Internet_20_link">Source</text:span></text:a>)</text:p>
            <text:p text:style-name="P17">35% of EU workers needed to learn new digital technology to do their job in 2020-2021 (<text:a xlink:type="simple" xlink:href="https://www.cedefop.europa.eu/en/publications/9173" text:style-name="Internet_20_link" text:visited-style-name="Visited_20_Internet_20_Link"><text:span text:style-name="Internet_20_link">Source</text:span></text:a>).</text:p>
            <text:p text:style-name="P17">30% of EU workers used AI systems in work in 2024-2025. (<text:a xlink:type="simple" xlink:href="https://publications.jrc.ec.europa.eu/repository/handle/JRC143072" text:style-name="Internet_20_link" text:visited-style-name="Visited_20_Internet_20_Link"><text:span text:style-name="Internet_20_link">Source</text:span></text:a>)</text:p>
            <text:p text:style-name="P17">42% of workers across 11 European countries reported an AI skills gap in 2024. (<text:a xlink:type="simple" xlink:href="https://www.cedefop.europa.eu/en/publications/9201" text:style-name="Internet_20_link" text:visited-style-name="Visited_20_Internet_20_Link"><text:span text:style-name="Internet_20_link">Source</text:span></text:a>)</text:p>
          </table:table-cell>
        </table:table-row>
      </table:table>
      <text:p text:style-name="P18" loext:marker-style-name="T2"/>
      <text:p text:style-name="Standard" loext:marker-style-name="T40"><text:span text:style-name="T40">Figure 1 illustrates some of the implications of digital technologies for digital competence among children and youth, adults in general, and workers, through a selection of statistical evidence from recent surveys.</text:span><text:span text:style-name="T40"/></text:p>
      <text:p text:style-name="P19" loext:marker-style-name="T41"><text:bookmark text:name="1.2_European_initiatives_to_support_digi"/></text:p>
      <text:h text:style-name="P20" text:outline-level="2">European initiatives to support digital <text:span text:style-name="T1">competence</text:span></text:h>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span text:style-name="T5"> response to the digital transformation and its implications for digital economy and society, the EU undertakes a range of actions and initiatives. Box 1 outlines some of the key ones.</text:span></text:p>
      <text:p text:style-name="P18" loext:marker-style-name="T2"><text:bookmark text:name="_bookmark8"/><text:bookmark text:name="Box_1._Some_key_European_policy_initiati"/></text:p>
      <text:p text:style-name="Standard"><text:span text:style-name="T2">Box 1. Some key European policy initiatives related to digital competence.</text:span></text:p>
      <text:p text:style-name="Standard">The<text:span text:style-name="T5"> </text:span><text:a xlink:type="simple" xlink:href="https://digital-strategy.ec.europa.eu/en/policies/digital-decade-policy-programme" text:style-name="ListLabel_20_182" text:visited-style-name="ListLabel_20_182"><text:span text:style-name="T8">Digital Decade Policy Programme</text:span></text:a><text:span text:style-name="T42"> </text:span>sets<text:span text:style-name="T5"> </text:span>out<text:span text:style-name="T5"> </text:span>objectives<text:span text:style-name="T5"> </text:span>and<text:span text:style-name="T5"> </text:span>targets<text:span text:style-name="T5"> </text:span>for<text:span text:style-name="T5"> </text:span>Europe’s digital transformation towards 2030. In 2023, only 56% of adults in Europe had at least basic digital skills (European Commission, 2025a). The <text:a xlink:type="simple" xlink:href="https://employment-social-affairs.ec.europa.eu/policies-and-activities/european-pillar-social-rights-building-fairer-and-more-inclusive-european-union_en" text:style-name="ListLabel_20_182" text:visited-style-name="ListLabel_20_182"><text:span text:style-name="T8">European Pillar of </text:span><text:span text:style-name="T8">Social Rights</text:span></text:a><text:span text:style-name="T42"> </text:span>includes<text:span text:style-name="T5"> </text:span>principles<text:span text:style-name="T5"> </text:span>related<text:span text:style-name="T5"> </text:span>to<text:span text:style-name="T5"> </text:span>education,<text:span text:style-name="T5"> </text:span>training<text:span text:style-name="T5"> </text:span>and<text:span text:style-name="T5"> </text:span>lifelong<text:span text:style-name="T5"> </text:span>learning.<text:span text:style-name="T5"> </text:span>It is<text:span text:style-name="T1"> </text:span>accompanied<text:span text:style-name="T1"> </text:span>by<text:span text:style-name="T1"> </text:span>a<text:span text:style-name="T1"> </text:span><text:a xlink:type="simple" xlink:href="https://op.europa.eu/webpub/empl/european-pillar-of-social-rights/en/" text:style-name="ListLabel_20_182" text:visited-style-name="ListLabel_20_182"><text:span text:style-name="T8">European Pillar of Social Rights Action Plan</text:span></text:a><text:span text:style-name="T29"> </text:span>(2021)<text:span text:style-name="T1"> </text:span>which<text:span text:style-name="T1"> </text:span>sets<text:span text:style-name="T1"> </text:span>a target of 60% of adults participating in education and training every year by 2030. In <text:a xlink:type="simple" xlink:href="https://ec.europa.eu/eurostat/statistics-explained/index.php?title=Adult_learning_statistics" text:style-name="ListLabel_20_182" text:visited-style-name="ListLabel_20_182"><text:span text:style-name="T8">2022</text:span></text:a>, this figure stood at 47%.</text:p>
      <text:p text:style-name="Standard">The <text:a xlink:type="simple" xlink:href="https://commission.europa.eu/topics/eu-competitiveness/union-skills_en" text:style-name="ListLabel_20_182" text:visited-style-name="ListLabel_20_182"><text:span text:style-name="T8">Union of Skills</text:span></text:a><text:span text:style-name="T27"> </text:span>(European Commission, 2025b) is an overarching strategy which aims to ensure that everyone in Europe is empowered to build solid skills foundations and engage in lifelong upskilling and reskilling. It includes an <text:a xlink:type="simple" xlink:href="https://education.ec.europa.eu/sites/default/files/2025-03/Graphic%20version%20Action%20Plan%20on%20Basic%20Skills.pdf" text:style-name="ListLabel_20_182" text:visited-style-name="ListLabel_20_182"><text:span text:style-name="T8">Action </text:span><text:span text:style-name="T8">Plan for Basic Skills</text:span></text:a><text:span text:style-name="T42"> </text:span>(European<text:span text:style-name="T5"> </text:span>Commission,<text:span text:style-name="T5"> </text:span>2025c)<text:span text:style-name="T5"> </text:span>to<text:span text:style-name="T5"> </text:span>address<text:span text:style-name="T5"> </text:span>declining<text:span text:style-name="T5"> </text:span>levels<text:span text:style-name="T5"> </text:span>of basic skills (DigComp 3.0 is one of its actions), a <text:a xlink:type="simple" xlink:href="https://education.ec.europa.eu/sites/default/files/2025-03/STEM_Education_Strategic_Plan_COM_2025_89_1_EN_0.pdf" text:style-name="ListLabel_20_182" text:visited-style-name="ListLabel_20_182"><text:span text:style-name="T8">STEM Education Strategic Plan</text:span></text:a><text:span text:style-name="T27"> </text:span>(European Commission, 2025d), and a 2030 Roadmap on the future of digital education<text:span text:style-name="T10"> </text:span>and<text:span text:style-name="T10"> </text:span>skills<text:span text:style-name="T10"> </text:span>based<text:span text:style-name="T10"> </text:span>on<text:span text:style-name="T10"> </text:span>a<text:span text:style-name="T10"> </text:span>review<text:span text:style-name="T10"> </text:span>of<text:span text:style-name="T10"> </text:span>the<text:span text:style-name="T10"> </text:span><text:a xlink:type="simple" xlink:href="https://eur-lex.europa.eu/legal-content/EN/TXT/?uri=CELEX%3A52020DC0624" text:style-name="ListLabel_20_182" text:visited-style-name="ListLabel_20_182"><text:span text:style-name="T8">European Digital Education Action Plan</text:span></text:a><text:span text:style-name="T27"> </text:span>(DEAP) (European Commission, 2020, under which DigComp 2.2, the fourth edition<text:span text:style-name="T34"> </text:span>of DigComp, was completed).</text:p>
      <text:p text:style-name="Standard">The<text:span text:style-name="T5"> </text:span><text:a xlink:type="simple" xlink:href="https://commission.europa.eu/publications/guide-eu-citizenship_en" text:style-name="ListLabel_20_182" text:visited-style-name="ListLabel_20_182"><text:span text:style-name="T8">Guide to EU Citizenship</text:span></text:a><text:span text:style-name="T42"> </text:span>(European<text:span text:style-name="T5"> </text:span>Commission,<text:span text:style-name="T5"> </text:span>2023c)<text:span text:style-name="T5"> </text:span>contains<text:span text:style-name="T5"> </text:span>information<text:span text:style-name="T5"> </text:span>on rights and opportunities associated with being a citizen of the EU, many of which require at least a basic level of digital competence to access and avail of. The European Commission’s commitment to safer digital environments for all citizens, in particular minors and youth, is evident in the <text:a xlink:type="simple" xlink:href="https://digital-strategy.ec.europa.eu/en/policies/strategy-better-internet-kids" text:style-name="ListLabel_20_182" text:visited-style-name="ListLabel_20_182"><text:span text:style-name="T8">European Strategy for </text:span><text:span text:style-name="T8">a Better Internet for Kids</text:span></text:a><text:span text:style-name="T27"> </text:span>(BIK+) (2022), which aims to ensure that children are protected, respected and empowered online. Other initiatives include an <text:a xlink:type="simple" xlink:href="https://commission.europa.eu/document/download/e6cd4328-673c-4e7a-8683-f63ffb2cf648_en?filename=Political%20Guidelines%202024-2029_EN.pdf" text:style-name="ListLabel_20_182" text:visited-style-name="ListLabel_20_182"><text:span text:style-name="T8">EU-wide </text:span><text:span text:style-name="T8">inquiry on the broader impacts of social media on wellbeing</text:span></text:a><text:span text:style-name="T43"> </text:span>and<text:span text:style-name="T10"> </text:span>a<text:span text:style-name="T10"> </text:span><text:a xlink:type="simple" xlink:href="https://eur-lex.europa.eu/legal-content/EN/TXT/?uri=intcom%3AAres%282025%295948822" text:style-name="ListLabel_20_182" text:visited-style-name="ListLabel_20_182"><text:span text:style-name="T8">European Action </text:span><text:span text:style-name="T8">Plan Against Cyberbullying</text:span></text:a>.</text:p>
      <text:p text:style-name="Standard">The European Commission has also published the <text:a xlink:type="simple" xlink:href="https://digital-strategy.ec.europa.eu/en/library/ai-continent-action-plan" text:style-name="ListLabel_20_182" text:visited-style-name="ListLabel_20_182"><text:span text:style-name="T8">AI Continent Action Plan</text:span></text:a><text:span text:style-name="T27"> </text:span>(2025) and<text:span text:style-name="T7"> </text:span>the<text:span text:style-name="T7"> </text:span><text:a xlink:type="simple" xlink:href="https://digital-strategy.ec.europa.eu/en/policies/apply-ai" text:style-name="ListLabel_20_182" text:visited-style-name="ListLabel_20_182"><text:span text:style-name="T8">Apply AI Strategy</text:span></text:a><text:span text:style-name="T44"> </text:span>(2025)<text:span text:style-name="T7"> </text:span>which,<text:span text:style-name="T7"> </text:span>alongside<text:span text:style-name="T7"> </text:span>other<text:span text:style-name="T7"> </text:span>initiatives,<text:span text:style-name="T7"> </text:span>aim<text:span text:style-name="T7"> </text:span>to<text:span text:style-name="T7"> </text:span>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a xlink:type="simple" xlink:href="https://ailiteracyframework.org/" text:style-name="ListLabel_20_182" text:visited-style-name="ListLabel_20_182"><text:span text:style-name="T8">AI literacy framework</text:span></text:a> for<text:span text:style-name="T18"> </text:span>primary<text:span text:style-name="T18"> </text:span>and<text:span text:style-name="T18"> </text:span>secondary<text:span text:style-name="T18"> </text:span>education<text:span text:style-name="T18"> </text:span>with<text:span text:style-name="T18"> </text:span>the<text:span text:style-name="T18"> </text:span>OECD,<text:span text:style-name="T18"> </text:span>the<text:span text:style-name="T18"> </text:span>first<text:span text:style-name="T18"> </text:span>draft<text:span text:style-name="T18"> </text:span>of<text:span text:style-name="T18"> </text:span>which<text:span text:style-name="T18"> </text:span>was published in May 2025. The AI literacy framework will be finalised in 2026.</text:p>
      <text:p text:style-name="Standard">Several <text:span text:style-name="T2">European digital laws and regulations</text:span><text:span text:style-name="T45"> </text:span>have been published in recent years.<text:span text:style-name="T9"> </text:span>These<text:span text:style-name="T9"> </text:span>help<text:span text:style-name="T9"> </text:span>to<text:span text:style-name="T9"> </text:span>protect<text:span text:style-name="T9"> </text:span>the<text:span text:style-name="T9"> </text:span>rights<text:span text:style-name="T9"> </text:span>of<text:span text:style-name="T9"> </text:span>individuals,<text:span text:style-name="T9"> </text:span>as<text:span text:style-name="T9"> </text:span>well<text:span text:style-name="T9"> </text:span>as<text:span text:style-name="T9"> </text:span>setting<text:span text:style-name="T9"> </text:span>out<text:span text:style-name="T9"> </text:span>their <text:span text:style-name="T1">responsibilities,</text:span><text:span text:style-name="T5"> </text:span><text:span text:style-name="T1">along</text:span><text:span text:style-name="T5"> </text:span><text:span text:style-name="T1">with</text:span><text:span text:style-name="T5"> </text:span><text:span text:style-name="T1">obligations</text:span><text:span text:style-name="T5"> </text:span><text:span text:style-name="T1">of</text:span><text:span text:style-name="T5"> </text:span><text:span text:style-name="T1">the</text:span><text:span text:style-name="T5"> </text:span><text:span text:style-name="T1">providers</text:span><text:span text:style-name="T5"> </text:span><text:span text:style-name="T1">of</text:span><text:span text:style-name="T5"> </text:span><text:span text:style-name="T1">digital</text:span><text:span text:style-name="T5"> </text:span><text:span text:style-name="T1">products,</text:span><text:span text:style-name="T5"> </text:span><text:span text:style-name="T1">platforms </text:span>and services. The <text:a xlink:type="simple" xlink:href="https://www.consilium.europa.eu/en/policies/data-protection-regulation/" text:style-name="ListLabel_20_182" text:visited-style-name="ListLabel_20_182"><text:span text:style-name="T8">General Data Protection Regulation</text:span></text:a><text:span text:style-name="T27"> </text:span>(GDPR) (2018) sets out principles,<text:span text:style-name="T46"> </text:span>conditions<text:span text:style-name="T22"> </text:span>and<text:span text:style-name="T21"> </text:span>obligations<text:span text:style-name="T22"> </text:span>for<text:span text:style-name="T21"> </text:span>the<text:span text:style-name="T22"> </text:span>processing<text:span text:style-name="T21"> </text:span>of<text:span text:style-name="T22"> </text:span>personal<text:span text:style-name="T21"> </text:span>data<text:span text:style-name="T22"> </text:span>and<text:span text:style-name="T21"> </text:span>on<text:span text:style-name="T22"> </text:span>the <text:span text:style-name="T1">free</text:span><text:span text:style-name="T6"> </text:span><text:span text:style-name="T1">movement</text:span><text:span text:style-name="T6"> </text:span><text:span text:style-name="T1">of</text:span><text:span text:style-name="T6"> </text:span><text:span text:style-name="T1">such</text:span><text:span text:style-name="T6"> </text:span><text:span text:style-name="T1">data.</text:span><text:span text:style-name="T6"> </text:span><text:span text:style-name="T1">The</text:span><text:span text:style-name="T6"> </text:span><text:a xlink:type="simple" xlink:href="https://commission.europa.eu/strategy-and-policy/policies/justice-and-fundamental-rights/disability/union-equality-strategy-rights-persons-disabilities-2021-2030/european-accessibility-act_en" text:style-name="ListLabel_20_184" text:visited-style-name="ListLabel_20_184"><text:span text:style-name="T25">European Accessibility Act</text:span></text:a><text:span text:style-name="T44"> </text:span><text:span text:style-name="T1">(2025)</text:span><text:span text:style-name="T6"> </text:span><text:span text:style-name="T1">aims</text:span><text:span text:style-name="T6"> </text:span><text:span text:style-name="T1">to</text:span><text:span text:style-name="T6"> </text:span><text:span text:style-name="T1">improve the</text:span><text:span text:style-name="T18"> </text:span><text:span text:style-name="T1">functioning</text:span><text:span text:style-name="T18"> </text:span><text:span text:style-name="T1">of</text:span><text:span text:style-name="T18"> </text:span><text:span text:style-name="T1">the</text:span><text:span text:style-name="T18"> </text:span><text:span text:style-name="T1">internal</text:span><text:span text:style-name="T18"> </text:span><text:span text:style-name="T1">market</text:span><text:span text:style-name="T18"> </text:span><text:span text:style-name="T1">for</text:span><text:span text:style-name="T18"> </text:span><text:span text:style-name="T1">accessible</text:span><text:span text:style-name="T18"> </text:span><text:span text:style-name="T1">products</text:span><text:span text:style-name="T18"> </text:span><text:span text:style-name="T1">and</text:span><text:span text:style-name="T18"> </text:span><text:span text:style-name="T1">services,</text:span><text:span text:style-name="T18"> </text:span><text:span text:style-name="T1">including </text:span>computers and operating systems, smartphones, banking and e-commerce.</text:p>
      <text:p text:style-name="Standard"><text:span text:style-name="T1">The</text:span><text:span text:style-name="T18"> </text:span><text:a xlink:type="simple" xlink:href="https://digital-strategy.ec.europa.eu/en/policies/cyber-resilience-act" text:style-name="ListLabel_20_184" text:visited-style-name="ListLabel_20_184"><text:span text:style-name="T25">Cyber Resilience Act</text:span></text:a><text:span text:style-name="T42"> </text:span><text:span text:style-name="T1">(2024)</text:span><text:span text:style-name="T18"> </text:span><text:span text:style-name="T1">protects</text:span><text:span text:style-name="T18"> </text:span><text:span text:style-name="T1">individual</text:span><text:span text:style-name="T18"> </text:span><text:span text:style-name="T1">consumers</text:span><text:span text:style-name="T18"> </text:span><text:span text:style-name="T1">and</text:span><text:span text:style-name="T18"> </text:span><text:span text:style-name="T1">businesses </text:span>buying<text:span text:style-name="T4"> </text:span>software<text:span text:style-name="T4"> </text:span>or<text:span text:style-name="T4"> </text:span>hardware<text:span text:style-name="T4"> </text:span>products.<text:span text:style-name="T4"> </text:span>It<text:span text:style-name="T4"> </text:span>introduces<text:span text:style-name="T4"> </text:span>mandatory<text:span text:style-name="T4"> </text:span>cybersecurity <text:span text:style-name="T1">requirements</text:span><text:span text:style-name="T18"> </text:span><text:span text:style-name="T1">for</text:span><text:span text:style-name="T18"> </text:span><text:span text:style-name="T1">the</text:span><text:span text:style-name="T18"> </text:span><text:span text:style-name="T1">providers</text:span><text:span text:style-name="T18"> </text:span><text:span text:style-name="T1">of</text:span><text:span text:style-name="T18"> </text:span><text:span text:style-name="T1">these</text:span><text:span text:style-name="T18"> </text:span><text:span text:style-name="T1">products.</text:span><text:span text:style-name="T18"> </text:span><text:span text:style-name="T1">The</text:span><text:span text:style-name="T18"> </text:span><text:a xlink:type="simple" xlink:href="https://digital-markets-act.ec.europa.eu/about-dma_en" text:style-name="ListLabel_20_184" text:visited-style-name="ListLabel_20_184"><text:span text:style-name="T25">Digital Markets Act</text:span></text:a><text:span text:style-name="T42"> </text:span><text:span text:style-name="T1">(2022)</text:span><text:span text:style-name="T18"> </text:span><text:span text:style-name="T1">gives </text:span>consumers<text:span text:style-name="T1"> </text:span>new<text:span text:style-name="T1"> </text:span>powers<text:span text:style-name="T1"> </text:span>of<text:span text:style-name="T1"> </text:span>choice<text:span text:style-name="T1"> </text:span>in<text:span text:style-name="T1"> </text:span>digital<text:span text:style-name="T1"> </text:span>services,<text:span text:style-name="T1"> </text:span>data<text:span text:style-name="T1"> </text:span>ownership<text:span text:style-name="T1"> </text:span>and<text:span text:style-name="T1"> </text:span>portability, streamlined<text:span text:style-name="T5"> </text:span>access<text:span text:style-name="T5"> </text:span>to<text:span text:style-name="T5"> </text:span>services,<text:span text:style-name="T5"> </text:span>and<text:span text:style-name="T5"> </text:span>the<text:span text:style-name="T5"> </text:span>right<text:span text:style-name="T5"> </text:span>to<text:span text:style-name="T5"> </text:span>unbiased<text:span text:style-name="T5"> </text:span>search<text:span text:style-name="T5"> </text:span>results.<text:span text:style-name="T5"> </text:span>The<text:span text:style-name="T6"> </text:span><text:a xlink:type="simple" xlink:href="https://commission.europa.eu/strategy-and-policy/priorities-2019-2024/europe-fit-digital-age/digital-services-act_en" text:style-name="ListLabel_20_182" text:visited-style-name="ListLabel_20_182"><text:span text:style-name="T8">Digital </text:span><text:span text:style-name="T8">Services Act</text:span></text:a><text:span text:style-name="T27"> </text:span>(2022)<text:span text:style-name="T9"> </text:span>helps<text:span text:style-name="T9"> </text:span>to<text:span text:style-name="T9"> </text:span>prevent<text:span text:style-name="T9"> </text:span>illegal<text:span text:style-name="T9"> </text:span>and<text:span text:style-name="T9"> </text:span>harmful<text:span text:style-name="T9"> </text:span>activities<text:span text:style-name="T9"> </text:span>online,<text:span text:style-name="T9"> </text:span>including <text:span text:style-name="T1">the</text:span><text:span text:style-name="T10"> </text:span><text:span text:style-name="T1">spread</text:span><text:span text:style-name="T10"> </text:span><text:span text:style-name="T1">of</text:span><text:span text:style-name="T10"> </text:span><text:span text:style-name="T1">disinformation.</text:span><text:span text:style-name="T10"> </text:span><text:span text:style-name="T1">It</text:span><text:span text:style-name="T10"> </text:span><text:span text:style-name="T1">regulates</text:span><text:span text:style-name="T10"> </text:span><text:span text:style-name="T1">online</text:span><text:span text:style-name="T10"> </text:span><text:span text:style-name="T1">intermediaries</text:span><text:span text:style-name="T10"> </text:span><text:span text:style-name="T1">and</text:span><text:span text:style-name="T10"> </text:span><text:span text:style-name="T1">platforms</text:span><text:span text:style-name="T10"> </text:span><text:span text:style-name="T1">such as</text:span><text:span text:style-name="T4"> </text:span><text:span text:style-name="T1">marketplaces,</text:span><text:span text:style-name="T4"> </text:span><text:span text:style-name="T1">social</text:span><text:span text:style-name="T4"> </text:span><text:span text:style-name="T1">networks,</text:span><text:span text:style-name="T4"> </text:span><text:span text:style-name="T1">content-sharing</text:span><text:span text:style-name="T4"> </text:span><text:span text:style-name="T1">platforms,</text:span><text:span text:style-name="T4"> </text:span><text:span text:style-name="T1">app</text:span><text:span text:style-name="T4"> </text:span><text:span text:style-name="T1">stores,</text:span><text:span text:style-name="T4"> </text:span><text:span text:style-name="T1">and</text:span><text:span text:style-name="T4"> </text:span><text:span text:style-name="T1">online </text:span>travel<text:span text:style-name="T10"> </text:span>and<text:span text:style-name="T10"> </text:span>accommodation<text:span text:style-name="T10"> </text:span>platforms.<text:span text:style-name="T10"> </text:span>It<text:span text:style-name="T10"> </text:span>ensures<text:span text:style-name="T10"> </text:span>user<text:span text:style-name="T10"> </text:span>safety,<text:span text:style-name="T10"> </text:span>including<text:span text:style-name="T10"> </text:span>children, <text:span text:style-name="T1">protects</text:span><text:span text:style-name="T6"> </text:span><text:span text:style-name="T1">fundamental</text:span><text:span text:style-name="T6"> </text:span><text:span text:style-name="T1">rights,</text:span><text:span text:style-name="T6"> </text:span><text:span text:style-name="T1">and</text:span><text:span text:style-name="T6"> </text:span><text:span text:style-name="T1">creates</text:span><text:span text:style-name="T6"> </text:span><text:span text:style-name="T1">a</text:span><text:span text:style-name="T6"> </text:span><text:span text:style-name="T1">fair</text:span><text:span text:style-name="T6"> </text:span><text:span text:style-name="T1">and</text:span><text:span text:style-name="T6"> </text:span><text:span text:style-name="T1">open</text:span><text:span text:style-name="T6"> </text:span><text:span text:style-name="T1">online</text:span><text:span text:style-name="T6"> </text:span><text:span text:style-name="T1">platform</text:span><text:span text:style-name="T6"> </text:span><text:span text:style-name="T1">environment. </text:span><text:a xlink:type="simple" xlink:href="https://digital-strategy.ec.europa.eu/en/library/commission-publishes-guidelines-protection-minors" text:style-name="ListLabel_20_182" text:visited-style-name="ListLabel_20_182"><text:span text:style-name="T8">Guidelines</text:span></text:a><text:span text:style-name="T43"> </text:span>for<text:span text:style-name="T5"> </text:span>the<text:span text:style-name="T5"> </text:span>protection<text:span text:style-name="T5"> </text:span>of<text:span text:style-name="T5"> </text:span>minors<text:span text:style-name="T5"> </text:span>under<text:span text:style-name="T5"> </text:span>the<text:span text:style-name="T5"> </text:span>Digital<text:span text:style-name="T5"> </text:span>Services<text:span text:style-name="T5"> </text:span>Act<text:span text:style-name="T5"> </text:span>have<text:span text:style-name="T5"> </text:span>also<text:span text:style-name="T5"> </text:span>been published by the European Commission.</text:p>
      <text:p text:style-name="Standard"><text:span text:style-name="T1">The</text:span><text:span text:style-name="T18"> </text:span><text:a xlink:type="simple" xlink:href="https://digital-strategy.ec.europa.eu/en/policies/regulatory-framework-ai" text:style-name="ListLabel_20_184" text:visited-style-name="ListLabel_20_184"><text:span text:style-name="T25">AI Act</text:span></text:a><text:span text:style-name="T42"> </text:span><text:span text:style-name="T1">(2024)</text:span><text:span text:style-name="T18"> </text:span><text:span text:style-name="T1">addresses</text:span><text:span text:style-name="T18"> </text:span><text:span text:style-name="T1">risks</text:span><text:span text:style-name="T18"> </text:span><text:span text:style-name="T1">to</text:span><text:span text:style-name="T18"> </text:span><text:span text:style-name="T1">individuals’</text:span><text:span text:style-name="T18"> </text:span><text:span text:style-name="T1">health,</text:span><text:span text:style-name="T18"> </text:span><text:span text:style-name="T1">safety,</text:span><text:span text:style-name="T18"> </text:span><text:span text:style-name="T1">and</text:span><text:span text:style-name="T18"> </text:span><text:span text:style-name="T1">fundamental</text:span><text:span text:style-name="T18"> </text:span><text:span text:style-name="T1">rights </text:span>in<text:span text:style-name="T46"> </text:span>relation<text:span text:style-name="T22"> </text:span>to<text:span text:style-name="T21"> </text:span>AI<text:span text:style-name="T22"> </text:span>systems.<text:span text:style-name="T21"> </text:span>It<text:span text:style-name="T22"> </text:span>provides<text:span text:style-name="T21"> </text:span>developers<text:span text:style-name="T22"> </text:span>and<text:span text:style-name="T21"> </text:span>deployers<text:span text:style-name="T22"> </text:span>with<text:span text:style-name="T21"> </text:span>clear<text:span text:style-name="T22"> </text:span>requirements and<text:span text:style-name="T1"> </text:span>obligations<text:span text:style-name="T1"> </text:span>regarding<text:span text:style-name="T1"> </text:span>specific<text:span text:style-name="T1"> </text:span>uses<text:span text:style-name="T1"> </text:span>of<text:span text:style-name="T1"> </text:span>AI,<text:span text:style-name="T1"> </text:span>while<text:span text:style-name="T1"> </text:span>reducing<text:span text:style-name="T1"> </text:span>administrative<text:span text:style-name="T1"> </text:span>and financial<text:span text:style-name="T10"> </text:span>burdens<text:span text:style-name="T10"> </text:span>for<text:span text:style-name="T10"> </text:span>businesses<text:span text:style-name="T10"> </text:span>to<text:span text:style-name="T10"> </text:span>facilitate<text:span text:style-name="T10"> </text:span>innovation.<text:span text:style-name="T10"> </text:span>It<text:span text:style-name="T10"> </text:span>bans<text:span text:style-name="T10"> </text:span>the<text:span text:style-name="T10"> </text:span>use<text:span text:style-name="T10"> </text:span>of<text:span text:style-name="T10"> </text:span>AI systems that are incompatible with European values, while imposing requirements on<text:span text:style-name="T10"> </text:span>AI<text:span text:style-name="T10"> </text:span>systems<text:span text:style-name="T10"> </text:span>that<text:span text:style-name="T10"> </text:span>are<text:span text:style-name="T10"> </text:span>classified<text:span text:style-name="T10"> </text:span>as<text:span text:style-name="T10"> </text:span>‘high<text:span text:style-name="T10"> </text:span>risk’.<text:span text:style-name="T10"> </text:span>For<text:span text:style-name="T10"> </text:span>all<text:span text:style-name="T10"> </text:span>providers<text:span text:style-name="T10"> </text:span>and<text:span text:style-name="T10"> </text:span>deployers<text:span text:style-name="T10"> </text:span>of<text:span text:style-name="T10"> </text:span>AI systems,<text:span text:style-name="T10"> </text:span>Article<text:span text:style-name="T10"> </text:span>4<text:span text:style-name="T10"> </text:span>of<text:span text:style-name="T10"> </text:span>the<text:span text:style-name="T10"> </text:span>AI<text:span text:style-name="T10"> </text:span>Act<text:span text:style-name="T10"> </text:span>mandates<text:span text:style-name="T10"> </text:span>to<text:span text:style-name="T10"> </text:span>ensure<text:span text:style-name="T10"> </text:span>a<text:span text:style-name="T10"> </text:span>sufficient<text:span text:style-name="T10"> </text:span>level<text:span text:style-name="T10"> </text:span>of<text:span text:style-name="T10"> </text:span>AI<text:span text:style-name="T10"> </text:span>literacy <text:span text:style-name="T1">among</text:span><text:span text:style-name="T5"> </text:span><text:span text:style-name="T1">the</text:span><text:span text:style-name="T5"> </text:span><text:span text:style-name="T1">staff</text:span><text:span text:style-name="T5"> </text:span><text:span text:style-name="T1">and</text:span><text:span text:style-name="T7"> </text:span><text:span text:style-name="T1">persons</text:span><text:span text:style-name="T5"> </text:span><text:span text:style-name="T1">dealing</text:span><text:span text:style-name="T5"> </text:span><text:span text:style-name="T1">with</text:span><text:span text:style-name="T7"> </text:span><text:span text:style-name="T1">the</text:span><text:span text:style-name="T5"> </text:span><text:span text:style-name="T1">systems</text:span><text:span text:style-name="T5"> </text:span><text:span text:style-name="T1">on</text:span><text:span text:style-name="T5"> </text:span><text:span text:style-name="T1">their</text:span><text:span text:style-name="T7"> </text:span><text:span text:style-name="T1">behalf.</text:span><text:span text:style-name="T5"> </text:span><text:span text:style-name="T1">To</text:span><text:span text:style-name="T5"> </text:span><text:span text:style-name="T1">support</text:span><text:span text:style-name="T7"> </text:span><text:span text:style-name="T5">the </text:span>implementation<text:span text:style-name="T21"> </text:span>of<text:span text:style-name="T22"> </text:span>Article<text:span text:style-name="T21"> </text:span>4,<text:span text:style-name="T22"> </text:span>the<text:span text:style-name="T21"> </text:span>Commission<text:span text:style-name="T22"> </text:span>has<text:span text:style-name="T21"> </text:span>published<text:span text:style-name="T22"> </text:span>a<text:span text:style-name="T21"> </text:span><text:a xlink:type="simple" xlink:href="https://digital-strategy.ec.europa.eu/en/policies/ai-talent-skills-and-literacy#1720699867912-1" text:style-name="ListLabel_20_182" text:visited-style-name="ListLabel_20_182"><text:span text:style-name="T8">Q&amp;A and a repository of</text:span></text:a><text:span text:style-name="T27"> </text:span><text:a xlink:type="simple" xlink:href="https://digital-strategy.ec.europa.eu/en/policies/ai-talent-skills-and-literacy#1720699867912-1" text:style-name="ListLabel_20_182" text:visited-style-name="ListLabel_20_182"><text:span text:style-name="T8">AI literacy practices</text:span></text:a><text:span text:style-name="T27"> </text:span>from companies and public sector organisations.</text:p>
      <text:p text:style-name="Standard">The<text:span text:style-name="T5"> </text:span><text:a xlink:type="simple" xlink:href="https://digital-strategy.ec.europa.eu/en/policies/eudi-regulation" text:style-name="ListLabel_20_182" text:visited-style-name="ListLabel_20_182"><text:span text:style-name="T8">European Digital Identity Regulation</text:span></text:a><text:span text:style-name="T42"> </text:span>(2024)<text:span text:style-name="T5"> </text:span>mandates<text:span text:style-name="T5"> </text:span>Member<text:span text:style-name="T5"> </text:span>States<text:span text:style-name="T5"> </text:span>to<text:span text:style-name="T5"> </text:span>provide EU Digital Identity (eID) Wallets to citizens within 24 months of the Implementing Acts’ adoption. The <text:a xlink:type="simple" xlink:href="https://commission.europa.eu/strategy-and-policy/priorities-2019-2024/new-push-european-democracy/protecting-democracy/european-media-freedom-act_en" text:style-name="ListLabel_20_182" text:visited-style-name="ListLabel_20_182"><text:span text:style-name="T8">European Media Freedom Act</text:span></text:a><text:span text:style-name="T27"> </text:span>(2024) establishes the European Board for Media Services to promote effective and consistent application of the (revised) <text:a xlink:type="simple" xlink:href="https://eur-lex.europa.eu/eli/dir/2018/1808/oj" text:style-name="ListLabel_20_182" text:visited-style-name="ListLabel_20_182"><text:span text:style-name="T8">Audio-Visual Media Services Directive</text:span></text:a><text:span text:style-name="T27"> </text:span>(2018).</text:p>
      <text:p text:style-name="P2" loext:marker-style-name="T3"/>
      <text:h text:style-name="P4" text:outline-level="2"><text:bookmark text:name="_bookmark9"/><text:bookmark text:name="1.3_Adoption_and_use_of_DigComp"/>Adoption and use of <text:span text:style-name="T1">DigComp</text:span></text:h>
      <text:p text:style-name="P21">An important feature of DigComp is the extent<text:span text:style-name="T47"> </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 text:style-name="T34"> </text:span>&amp; Cosgrove, 2025, Kluzer et al., 2020), and forms the conceptual basis of the <text:a xlink:type="simple" xlink:href="https://ec.europa.eu/eurostat/cache/metadata/en/isoc_sk_dskl_i21_esmsip2.htm" text:style-name="ListLabel_20_182" text:visited-style-name="ListLabel_20_182"><text:span text:style-name="T8">Digital Skills Indicator</text:span></text:a><text:span text:style-name="T27"> </text:span>(DSI) (Vuorikari et al., 2022b), which is used to monitor the level of basic digital skills in Europe through the <text:a xlink:type="simple" xlink:href="https://digital-strategy.ec.europa.eu/en/policies/digital-decade-policy-programme" text:style-name="ListLabel_20_182" text:visited-style-name="ListLabel_20_182"><text:span text:style-name="T8">Digital Decade Policy Programme</text:span></text:a>.</text:p>
      <text:p text:style-name="Standard">As well as providing a common understanding of digital competence, DigComp is used to guide European, national and regional policies; develop assessments; enhance transparency or comparability of education and training courses; recognise or validate learning (such as through digital skills certification); and define profiles of digital competence in specific jobs or roles, amongst others.</text:p>
      <text:p text:style-name="P19" loext:marker-style-name="T41"><text:bookmark text:name="1.4_Values_and_principles_guiding_DigCom"/></text:p>
      <text:h text:style-name="P20" text:outline-level="2">Values<text:span text:style-name="T17"> </text:span>and<text:span text:style-name="T17"> </text:span>principles<text:span text:style-name="T17"> </text:span>guiding DigComp 3.0</text:h>
      <text:p text:style-name="Standard">The<text:span text:style-name="T10"> vision for DigComp 3.0 is that it provides a unifying, coherent, clear, relevant and up-to-date view of digital competence that builds on previous versions, and which can be used by a variety of stakeholders who share the common goal of understanding and identifying digital competence needs and supporting their development.</text:span></text:p>
      <text:p text:style-name="Standard">DigComp 3.0, the fifth edition of the framework,<text:span text:style-name="T48"> </text:span>continues to be the key reference framework for digital competence in the EU. Digital competence<text:span text:style-name="T47"> </text:span>is<text:span text:style-name="T9"> </text:span>one<text:span text:style-name="T9"> </text:span>of<text:span text:style-name="T9"> </text:span>the<text:span text:style-name="T9"> </text:span>eight<text:span text:style-name="T9"> </text:span>key<text:span text:style-name="T9"> </text:span>competences<text:span text:style-name="T9"> </text:span>of<text:span text:style-name="T9"> </text:span>the<text:span text:style-name="T9"> </text:span><text:a xlink:type="simple" xlink:href="https://eur-lex.europa.eu/legal-content/EN/TXT/?uri=uriserv%3AOJ.C_.2018.189.01.0001.01.ENG&amp;toc=OJ%3AC%3A2018%3A189%3ATOC" text:style-name="ListLabel_20_182" text:visited-style-name="ListLabel_20_182"><text:span text:style-name="T8">Council </text:span><text:span text:style-name="T8">Recommendation on key competences for lifelong </text:span><text:span text:style-name="T8">learning</text:span></text:a><text:span text:style-name="T27"> </text:span>(European Commission, 2006; 2018).</text:p>
      <text:p text:style-name="P22" loext:marker-style-name="T11"/>
      <text:p text:style-name="Standard"><text:span text:style-name="T11">Key competences are knowledge, skills, and attitudes needed by all for personal fulfilment and development, employability, social inclusion and active citizenship.</text:span></text:p>
      <text:p text:style-name="Standard"/>
      <text:p text:style-name="Standard">DigComp<text:span text:style-name="T6"> </text:span>3.0<text:span text:style-name="T6"> </text:span>embodies<text:span text:style-name="T6"> </text:span>the<text:span text:style-name="T6"> </text:span>values<text:span text:style-name="T6"> </text:span>of<text:span text:style-name="T6"> </text:span>the<text:span text:style-name="T6"> </text:span><text:a xlink:type="simple" xlink:href="https://eur-lex.europa.eu/legal-content/EN/TXT/?uri=OJ%3AJOC_2023_023_R_0001" text:style-name="ListLabel_20_182" text:visited-style-name="ListLabel_20_182"><text:span text:style-name="T8">European</text:span></text:a><text:span text:style-name="T27"> </text:span><text:a xlink:type="simple" xlink:href="https://eur-lex.europa.eu/legal-content/EN/TXT/?uri=OJ%3AJOC_2023_023_R_0001" text:style-name="ListLabel_20_182" text:visited-style-name="ListLabel_20_182"><text:span text:style-name="T8">Declaration on Digital Rights and Principles for the</text:span></text:a><text:span text:style-name="T27"> </text:span><text:a xlink:type="simple" xlink:href="https://eur-lex.europa.eu/legal-content/EN/TXT/?uri=OJ%3AJOC_2023_023_R_0001" text:style-name="ListLabel_20_182" text:visited-style-name="ListLabel_20_182"><text:span text:style-name="T8">Digital Decade</text:span></text:a><text:span text:style-name="T49"> </text:span>(European<text:span text:style-name="T5"> </text:span>Commission,<text:span text:style-name="T5"> </text:span>2023a) <text:span text:style-name="T7">which</text:span><text:span text:style-name="T6"> </text:span><text:span text:style-name="T7">promotes</text:span><text:span text:style-name="T6"> </text:span><text:span text:style-name="T7">a</text:span><text:span text:style-name="T6"> </text:span><text:span text:style-name="T7">human-centric</text:span><text:span text:style-name="T6"> </text:span><text:span text:style-name="T7">vision</text:span><text:span text:style-name="T6"> </text:span><text:span text:style-name="T7">of</text:span><text:span text:style-name="T6"> </text:span><text:span text:style-name="T7">the</text:span><text:span text:style-name="T6"> </text:span><text:span text:style-name="T7">digital </text:span>transformation. <text:span text:style-name="T50"><text:s/></text:span>It<text:span text:style-name="T17"> </text:span>is<text:span text:style-name="T21"> </text:span>organised<text:span text:style-name="T17"> </text:span>into<text:span text:style-name="T17"> </text:span>six<text:span text:style-name="T17"> </text:span>themes<text:span text:style-name="T17"> </text:span>(see <text:span text:style-name="T16">Figure</text:span><text:span text:style-name="T51"> </text:span><text:span text:style-name="T16">2</text:span><text:span text:style-name="T1">).</text:span><text:span text:style-name="T22"> </text:span><text:span text:style-name="T1">The</text:span><text:span text:style-name="T19"> </text:span><text:span text:style-name="T1">Declaration</text:span><text:span text:style-name="T22"> </text:span><text:span text:style-name="T1">builds</text:span><text:span text:style-name="T22"> </text:span><text:span text:style-name="T1">on</text:span><text:span text:style-name="T22"> </text:span><text:span text:style-name="T1">the</text:span><text:span text:style-name="T22"> </text:span><text:a xlink:type="simple" xlink:href="https://eur-lex.europa.eu/eli/treaty/char_2012/oj/eng" text:style-name="ListLabel_20_184" text:visited-style-name="ListLabel_20_184"><text:span text:style-name="T25">EU Charter of</text:span></text:a><text:span text:style-name="T29"> </text:span><text:a xlink:type="simple" xlink:href="https://eur-lex.europa.eu/eli/treaty/char_2012/oj/eng" text:style-name="ListLabel_20_182" text:visited-style-name="ListLabel_20_182"><text:span text:style-name="T8">Fundamental Rights</text:span></text:a><text:span text:style-name="T52"> </text:span>(European<text:span text:style-name="T26"> </text:span>Commission,<text:span text:style-name="T26"> </text:span>2012).</text:p>
      <text:p text:style-name="P2" loext:marker-style-name="T3"/>
      <text:p text:style-name="Standard"><text:bookmark text:name="Figure_2._The_six_themes_of_the_European"/><text:span text:style-name="T2">Figure</text:span><text:span text:style-name="T45"> </text:span><text:span text:style-name="T2">2.</text:span><text:span text:style-name="T53"> </text:span>The<text:span text:style-name="T7"> </text:span>six<text:span text:style-name="T7"> </text:span>themes<text:span text:style-name="T7"> </text:span>of<text:span text:style-name="T7"> </text:span>the<text:span text:style-name="T7"> </text:span>European<text:span text:style-name="T7"> </text:span>Declaration<text:span text:style-name="T7"> </text:span>on Digital Rights and Principles (2023).</text:p>
      <text:list text:style-name="WWNum3">
        <text:list-item>
          <text:p text:style-name="P23">People at the centre: Digital technologies should protect people’s rights, support democracy, and ensure that all digital players act responsibly and safely. The EU promotes these values around the world.</text:p>
        </text:list-item>
        <text:list-item>
          <text:p text:style-name="P23">Solidarity and inclusion: Technology should unite, not divide, people. Everyone should have access to the internet, to digital skills, to digital public services, and to fair working conditions.</text:p>
        </text:list-item>
        <text:list-item>
          <text:p text:style-name="P23">Freedom of choice: People should benefit from a fair online environment, be safe from illegal and harmful content, and be empowered when they interact with new and evolving technologies like artificial intelligence.</text:p>
        </text:list-item>
        <text:list-item>
          <text:p text:style-name="P23">Participatie\nBurgers moeten op alle niveaus kunnen deelnemen aan het democratische proces en controle hebben over hun eigen gegevens.</text:p>
        </text:list-item>
        <text:list-item>
          <text:p text:style-name="P23">Safety and security: The digital environment should be safe and secure. All users, from childhood to old age, should be empowered and protected.</text:p>
        </text:list-item>
        <text:list-item>
          <text:p text:style-name="P23">Duurzaamheid\nDigitale apparaten moeten duurzaamheid en de groene transitie ondersteunen. Mensen moeten weten wat de milieu-impact en het energieverbruik van hun apparaten zijn.</text:p>
        </text:list-item>
      </text:list>
      <text:p text:style-name="P24"><text:span text:style-name="T54">Source:</text:span><text:span text:style-name="T55"> </text:span><text:span text:style-name="T54">Based</text:span><text:span text:style-name="T56"> </text:span><text:span text:style-name="T54">on</text:span><text:span text:style-name="T56"> </text:span><text:a xlink:type="simple" xlink:href="https://digital-strategy.ec.europa.eu/en/factpages/digital-rights-and-principles" text:style-name="ListLabel_20_185" text:visited-style-name="ListLabel_20_185"><text:span text:style-name="T57">https://digital-strategy.ec.europa.eu/en/fact-</text:span></text:a><text:span text:style-name="T58"> </text:span><text:a xlink:type="simple" xlink:href="https://digital-strategy.ec.europa.eu/en/factpages/digital-rights-and-principles" text:style-name="ListLabel_20_186" text:visited-style-name="ListLabel_20_186"><text:span text:style-name="T59">pages/digital-rights-and-principles</text:span></text:a></text:p>
      <text:h text:style-name="P4" text:outline-level="2">Wat is er nieuw in DigComp 3.0?</text:h>
      <text:p text:style-name="P25">Verschillende prioritaire thema's met betrekking tot de inhoud (d.w.z. waaruit digitale competentie bestaat) en de toepassing (d.w.z. hoe het kader wordt aangepast en gebruikt en de rol ervan in onderwijs-, opleidings- en werkgelegenheidssystemen) vormden de leidraad voor de ontwikkeling van DigComp 3.0 (figuur 3). Deze werden geïdentificeerd op basis van beleidsmatige en academische literatuur en overleg met deskundigen en belanghebbenden en zijn holistisch ingebed in de inhoud en het ontwerp van het kader.</text:p>
      <text:p text:style-name="P26"/>
      <text:p text:style-name="Standard"><text:bookmark text:name="Figure_3._Content_and_application_themes"/><text:span text:style-name="T38">Figure</text:span><text:span text:style-name="T60"> </text:span><text:span text:style-name="T38">3. </text:span><text:span text:style-name="T3">Content and application</text:span><text:span text:style-name="T61"> </text:span><text:span text:style-name="T3">themes guiding DigComp 3.0 </text:span><text:span text:style-name="T62">development.</text:span></text:p>
      <text:p text:style-name="P27" loext:marker-style-name="T63"/>
      <table:table table:name="Tabel3" table:style-name="Tabel3">
        <table:table-column table:style-name="Tabel3.A"/>
        <text:soft-page-break/>
        <table:table-row table:style-name="Tabel3.1">
          <table:table-cell table:style-name="Tabel3.A1" office:value-type="string">
            <text:p text:style-name="P28" loext:marker-style-name="T64"><text:span text:style-name="T64">Content Themes</text:span><text:span text:style-name="T64"/></text:p>
          </table:table-cell>
        </table:table-row>
        <table:table-row table:style-name="Tabel3.2">
          <table:table-cell table:style-name="Tabel3.A1" office:value-type="string">
            <text:p text:style-name="P17">Artificiële intelligentie (inclusief generatieve AI) competentie</text:p>
          </table:table-cell>
        </table:table-row>
        <table:table-row table:style-name="Tabel3.3">
          <table:table-cell table:style-name="Tabel3.A1" office:value-type="string">
            <text:p text:style-name="P17">Cyberbeveiliging competentie</text:p>
          </table:table-cell>
        </table:table-row>
        <table:table-row table:style-name="Tabel3.3">
          <table:table-cell table:style-name="Tabel3.A1" office:value-type="string">
            <text:p text:style-name="P17">Digital rights, choice and</text:p>
          </table:table-cell>
        </table:table-row>
        <table:table-row table:style-name="Tabel3.3">
          <table:table-cell table:style-name="Tabel3.A1" office:value-type="string">
            <text:p text:style-name="P17">Welzijn (in digitale omgevingen)</text:p>
          </table:table-cell>
        </table:table-row>
        <table:table-row table:style-name="Tabel3.2">
          <table:table-cell table:style-name="Tabel3.A1" office:value-type="string">
            <text:p text:style-name="P17">Competentie om misinformatie en desinformatie aan te pakken</text:p>
          </table:table-cell>
        </table:table-row>
        <table:table-row table:style-name="Tabel3.1">
          <table:table-cell table:style-name="Tabel3.A1" office:value-type="string">
            <text:p text:style-name="P28" loext:marker-style-name="T64"><text:span text:style-name="T64">Application Themes</text:span><text:span text:style-name="T64"/></text:p>
          </table:table-cell>
        </table:table-row>
        <table:table-row table:style-name="Tabel3.2">
          <table:table-cell table:style-name="Tabel3.A1" office:value-type="string">
            <text:p text:style-name="P17">Digitale competentie als essentieel onderdeel van een leven lang leren</text:p>
          </table:table-cell>
        </table:table-row>
        <table:table-row table:style-name="Tabel3.3">
          <table:table-cell table:style-name="Tabel3.A1" office:value-type="string">
            <text:p text:style-name="P17">Erkenning van randvoorwaarden voor het verwerven van digitale competentie op basisniveau</text:p>
          </table:table-cell>
        </table:table-row>
        <table:table-row table:style-name="Tabel3.3">
          <table:table-cell table:style-name="Tabel3.A1" office:value-type="string">
            <text:p text:style-name="P17">Erkenning van verschillen in behoeften aan digitale competentie tussen personen en door de tijd heen</text:p>
          </table:table-cell>
        </table:table-row>
        <table:table-row table:style-name="Tabel3.3">
          <table:table-cell table:style-name="Tabel3.A1" office:value-type="string">
            <text:p text:style-name="P17">Behoefte aan flexibele, wendbare toepassingen van het kader</text:p>
          </table:table-cell>
        </table:table-row>
      </table:table>
      <text:p text:style-name="P29"><text:span text:style-name="T54">Source: JRC own elaboration.</text:span></text:p>
      <text:p text:style-name="P18" loext:marker-style-name="T2"/>
      <text:p text:style-name="Standard" loext:marker-style-name="T40"><text:span text:style-name="T40">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40"/></text:p>
      <text:p text:style-name="P30" loext:marker-style-name="T38"><text:bookmark text:name="Figure_4._DigComp_3.0:_objectives,_devel"/></text:p>
      <text:p text:style-name="P31"><text:span text:style-name="T38">Figuur</text:span><text:span text:style-name="T65"> </text:span><text:span text:style-name="T38">DigComp</text:span><text:span text:style-name="T66"> </text:span><text:span text:style-name="T3">2.2</text:span><text:span text:style-name="T61"> </text:span><text:span text:style-name="T3">3.0:</text:span><text:span text:style-name="T61"> </text:span><text:span text:style-name="T3">doelstellingen,</text:span><text:span text:style-name="T62"> </text:span><text:span text:style-name="T3">ontwikkelingen</text:span><text:span text:style-name="T61"> </text:span><text:span text:style-name="T3">en</text:span><text:span text:style-name="T61"> </text:span><text:span text:style-name="T3">middelen</text:span><text:span text:style-name="T61"> </text:span><text:span text:style-name="T3">example,</text:span><text:span text:style-name="T61"> </text:span><text:span text:style-name="T62">implementation.</text:span></text:p>
      <text:p text:style-name="P32" loext:marker-style-name="T3"/>
      <table:table table:name="Tabel4" table:style-name="Tabel4">
        <table:table-column table:style-name="Tabel4.A"/>
        <table:table-column table:style-name="Tabel4.B"/>
        <table:table-row table:style-name="Tabel4.1">
          <table:table-cell table:style-name="Tabel4.A1" office:value-type="string">
            <text:p text:style-name="P17">DOELSTELLINGEN</text:p>
          </table:table-cell>
          <table:table-cell table:style-name="Tabel4.A1" office:value-type="string">
            <text:list text:style-name="WWNum18">
              <text:list-item>
                <text:p text:style-name="P33">Integreer recente en opkomende digitale technologische trends en hun implicaties voor digitale competentie, terwijl de algemene structuur van het raamwerk en technologische neutraliteit behouden blijven.</text:p>
              </text:list-item>
              <text:list-item>
                <text:p text:style-name="P33">Ontwikkeling van Leerresultaten en andere passende verbeteringen ter ondersteuning van duidelijkheid en operationele afstemming in de toepassing van DigComp.</text:p>
              </text:list-item>
            </text:list>
          </table:table-cell>
        </table:table-row>
        <table:table-row table:style-name="Tabel4.2">
          <table:table-cell table:style-name="Tabel4.A1" office:value-type="string">
            <text:p text:style-name="P17">WIJZIGINGEN EN ONTWIKKELINGEN</text:p>
          </table:table-cell>
          <table:table-cell table:style-name="Tabel4.A1" office:value-type="string">
            <text:list text:style-name="WWNum19">
              <text:list-item>
                <text:p text:style-name="P34"><text:span text:style-name="T2">Updates to the wording of the five competence areas and 21 competences to reflect current technological trends.</text:span></text:p>
              </text:list-item>
              <text:list-item>
                <text:p text:style-name="P34">A new general description of proficiency levels (Basic, Intermediate, Advanced and Highly advanced) which are ‘mappable’ to the previous version, and new and revised competence statements for each proficiency level and competence.</text:p>
              </text:list-item>
              <text:list-item>
                <text:p text:style-name="P34">Ontwikkeling van Leerresultaten, voor een duidelijkere interpretatie en implementatie.</text:p>
              </text:list-item>
              <text:list-item>
                <text:p text:style-name="P34">Een systematische, transversale integratie van AI-competentie in het raamwerk die voortbouwt op DigComp 2.2, en daarnaast recente ontwikkelingen met betrekking tot AI omvat.</text:p>
              </text:list-item>
            </text:list>
          </table:table-cell>
        </table:table-row>
        <table:table-row table:style-name="Tabel4.3">
          <table:table-cell table:style-name="Tabel4.A1" office:value-type="string">
            <text:p text:style-name="P17">HULPMIDDELEN VOOR IMPLEMENTATIE</text:p>
          </table:table-cell>
          <table:table-cell table:style-name="Tabel4.A1" office:value-type="string">
            <text:list text:style-name="WWNum20">
              <text:list-item>
                <text:p text:style-name="P35">Een gedetailleerde woordenlijst met circa 120 kerntermen in dit document.</text:p>
              </text:list-item>
              <text:list-item>
                <text:p text:style-name="P35">Clear<text:span text:style-name="T26"> </text:span>and<text:span text:style-name="T19"> </text:span>user-friendly<text:span text:style-name="T26"> </text:span>information<text:span text:style-name="T19"> </text:span>on<text:span text:style-name="T26"> </text:span>DigComp<text:span text:style-name="T19"> </text:span>3.0<text:span text:style-name="T26"> </text:span>on<text:span text:style-name="T19"> </text:span>the<text:span text:style-name="T26">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JRC-</text:span></text:a><text:span text:style-name="T27">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DigComp web space</text:span></text:a>.</text:p>
              </text:list-item>
              <text:list-item>
                <text:p text:style-name="P35">Also<text:span text:style-name="T18"> </text:span>on<text:span text:style-name="T18"> </text:span>the<text:span text:style-name="T18">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JRC-DigComp web space</text:span></text:a>,<text:span text:style-name="T18"> </text:span>versions<text:span text:style-name="T18"> </text:span>of<text:span text:style-name="T18"> </text:span>DigComp<text:span text:style-name="T18"> </text:span>3.0 <text:span text:style-name="T67">in</text:span> spreadsheet and linked open data (JSON) formats.</text:p>
              </text:list-item>
            </text:list>
          </table:table-cell>
        </table:table-row>
      </table:table>
      <text:p text:style-name="P36"><text:span text:style-name="T54">Annex 1 compares DigComp 3.0 with the previous version by providing an overview of the changes (</text:span></text:p>
      <text:section text:style-name="Sect1" text:name="TextSection">
        <text:p text:style-name="P19" loext:marker-style-name="T41"><text:bookmark text:name="1.6_Using_DigComp_3.0"/><text:bookmark text:name="_bookmark11"/></text:p>
        <text:h text:style-name="P20" text:outline-level="2">DigComp 3.0 gebruiken</text:h>
        <text:p text:style-name="Standard"/>
        <text:p text:style-name="Standard">DigComp</text:p>
        <text:p text:style-name="Standard"/>
        <text:p text:style-name="Standard">DigComp</text:p>
        <text:p text:style-name="Standard"/>
        <text:p text:style-name="Standard">De volgende twee secties van dit kaderdocument beschrijven de belangrijkste onderdelen van DigComp 3.0.</text:p>
        <text:p text:style-name="Text_20_body"><text:bookmark-start text:name="_bookmark12"/><text:bookmark-start text:name="2._DIGCOMP_3.0_FRAMEWORK_COMPONENTS"/><draw:custom-shape text:anchor-type="char" draw:z-index="40" draw:name="Graphic 225" draw:style-name="gr2"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12"/><text:bookmark-end text:name="2._DIGCOMP_3.0_FRAMEWORK_COMPONENTS"/></text:p>
        <text:p text:style-name="P37" loext:marker-style-name="T68"/>
        <text:h text:style-name="P38" text:outline-level="1">DIGCOMP 3.0 RAAMWERKCOMPONENTEN</text:h>
        <text:h text:style-name="P4" text:outline-level="2">Overzicht</text:h>
        <text:p text:style-name="P18" loext:marker-style-name="T2"/>
        <text:p text:style-name="Standard" loext:marker-style-name="T40"><text:span text:style-name="T40">Table 1 describes the components of DigComp 3.0, and their purposes:definition competence areasof digital competence,competencesproficiency levels,earning outcomes</text:span><text:span text:style-name="T40"/></text:p>
        <text:p text:style-name="P26"/>
        <text:p text:style-name="P39"><text:bookmark text:name="Table_1._Components_of_the_DigComp_3.0_f"/><text:span text:style-name="T38">Tabel</text:span><text:span text:style-name="T65"> </text:span><text:span text:style-name="T38">Digital</text:span><text:span text:style-name="T60"> </text:span><text:span text:style-name="T3">Componenten</text:span><text:span text:style-name="T61"> </text:span><text:span text:style-name="T3">Article</text:span><text:span text:style-name="T61"> </text:span><text:span text:style-name="T3">development</text:span><text:span text:style-name="T61"> </text:span><text:span text:style-name="T3">2.2</text:span><text:span text:style-name="T61"> </text:span><text:span text:style-name="T3">embodies</text:span><text:span text:style-name="T61"> </text:span><text:span text:style-name="T62">raamwerk</text:span></text:p>
        <text:p text:style-name="P40" loext:marker-style-name="T71"/>
        <table:table table:name="Tabel5" table:style-name="Tabel5">
          <table:table-column table:style-name="Tabel5.A"/>
          <table:table-column table:style-name="Tabel5.B"/>
          <table:table-row table:style-name="Tabel5.1">
            <table:table-cell table:style-name="Tabel5.A1" office:value-type="string">
              <text:p text:style-name="P17" loext:marker-style-name="T64"><text:span text:style-name="T64">Component</text:span><text:span text:style-name="T64"/></text:p>
            </table:table-cell>
            <table:table-cell table:style-name="Tabel5.A1" office:value-type="string">
              <text:p text:style-name="P17" loext:marker-style-name="T64"><text:span text:style-name="T64">Beschrijving en doel</text:span><text:span text:style-name="T64"/></text:p>
            </table:table-cell>
          </table:table-row>
          <table:table-row table:style-name="Tabel5.1">
            <table:table-cell table:style-name="Tabel5.A1" office:value-type="string">
              <text:p text:style-name="P17">Definitie van digitale competentie</text:p>
            </table:table-cell>
            <table:table-cell table:style-name="Tabel5.A1" office:value-type="string">
              <text:p text:style-name="P17">Stelt de inhoud en de reikwijdte van het kader vast, maakt onderscheid tussen kennis, vaardigheden en houdingsaspecten van digitale competentie, en plaatst het kader in de bredere context van sleutelcompetenties voor een leven lang leren. Zie sectie 2.2.</text:p>
            </table:table-cell>
          </table:table-row>
          <table:table-row table:style-name="Tabel5.1">
            <table:table-cell table:style-name="Tabel5.A1" office:value-type="string">
              <text:p text:style-name="P17">Competentiegebieden</text:p>
            </table:table-cell>
            <table:table-cell table:style-name="Tabel5.A1" office:value-type="string">
              <text:p text:style-name="P17">Organiseert competenties in vijf thematische groepen, bestaande uit namen (titels) van competentiegebieden en descriptoren (korte beschrijvingen van de competenties die in elk competentiegebied vallen). Zie sectie 2.3.</text:p>
            </table:table-cell>
          </table:table-row>
          <table:table-row table:style-name="Tabel5.1">
            <table:table-cell table:style-name="Tabel5.A1" office:value-type="string">
              <text:p text:style-name="P17">Competenties</text:p>
            </table:table-cell>
            <table:table-cell table:style-name="Tabel5.A1" office:value-type="string">
              <text:p text:style-name="P17">Definieert 21 competenties, georganiseerd onder de vijf competentiegebieden, bestaande uit competentienamen (titels) en descriptoren (korte beschrijvingen van waaruit elke competentie bestaat). Zie sectie 2.3.</text:p>
            </table:table-cell>
          </table:table-row>
          <table:table-row table:style-name="Tabel5.1">
            <table:table-cell table:style-name="Tabel5.A1" office:value-type="string">
              <text:p text:style-name="P17">Beheersingsniveau</text:p>
            </table:table-cell>
            <table:table-cell table:style-name="Tabel5.A1" office:value-type="string">
              <text:p text:style-name="P17">Stelt een continuüm van beheersing vast op basis van cognitieve belasting, taakcomplexiteit en mate van autonomie. Algemene bekwaamheidniveaus (zie sectie 2.4) beschrijven digitale competentie op de niveaus Basis, Gemiddeld, Gevorderd en Zeer gevorderd. Competentieverklaringen (zie sectie 3) bieden een gedetailleerder beeld van de bekwaamheidniveaus voor elk van de 21 competenties.</text:p>
            </table:table-cell>
          </table:table-row>
          <table:table-row table:style-name="Tabel5.1">
            <table:table-cell table:style-name="Tabel5.A1" office:value-type="string">
              <text:p text:style-name="P17">Leerresultaten</text:p>
            </table:table-cell>
            <table:table-cell table:style-name="Tabel5.A1" office:value-type="string">
              <text:p text:style-name="P17">Learning outcomes (see</text:p>
            </table:table-cell>
          </table:table-row>
        </table:table>
        <text:p text:style-name="P41"><text:span text:style-name="T54">Annex 1 compares DigComp 3.0 with the previous version by providing an overview of the changes (</text:span></text:p>
        <text:p text:style-name="P42"><text:bookmark text:name="2.2_Definition_of_digital_competence"/></text:p>
        <text:h text:style-name="P11" text:outline-level="2">Definitie van digitale competentie</text:h>
        <text:p text:style-name="P43">De Raad van de Europese Unie – Aanbeveling over sleutelcompetenties voor levenslang leren (Europese Commissie, 2018) definieert digitale competentie, die toegepast kan worden op zowel kinderen als volwassenen, als: …het zelfverzekerde, kritische en verantwoorde gebruik van, en betrokkenheid bij, digitale technologieën voor leren, op het werk, en voor deelname aan de samenleving. Het omvat informatie- en Data-vaardigheden, communicatie en samenwerking, mediawijsheid, creatie van digitale inhoud (waaronder programmeren), veiligheid (waaronder digitaal welzijn en competenties met betrekking tot Cybersecurity), vraagstukken met betrekking tot intellectueel eigendom, probleemoplossing en kritisch denken. (Europese Commissie, 2018, p. 9)</text:p>
        <text:p text:style-name="P43">Competences are defined as a combination of knowledge, skills and attitudes,</text:p>
        <text:list text:style-name="WWNum7">
          <text:list-item>
            <text:p text:style-name="P44" loext:marker-style-name="T40"><text:span text:style-name="T40">Knowledge is composed of the facts and figures, concepts, ideas and theories which are already established and support the understanding of a certain area or subject;</text:span><text:span text:style-name="T40"/></text:p>
          </text:list-item>
          <text:list-item>
            <text:p text:style-name="P45" loext:marker-style-name="T40"><text:span text:style-name="T40">Skills are defined as the ability and capacity to carry out processes and use the existing knowledge to achieve results; and</text:span><text:span text:style-name="T40"/></text:p>
          </text:list-item>
          <text:list-item>
            <text:p text:style-name="P46" loext:marker-style-name="T40"><text:span text:style-name="T40">Attitudes describe the disposition and mind-sets to act or react to ideas, persons or situations.</text:span><text:span text:style-name="T40"/></text:p>
          </text:list-item>
        </text:list>
        <text:p text:style-name="P47">DigComp 3.0 blijft in lijn met deze algemene definitie, terwijl het tegelijkertijd recente en opkomende trends en prioriteiten weerspiegelt.</text:p>
        <text:p text:style-name="P48"/>
        <text:p text:style-name="P19" loext:marker-style-name="T41"/>
        <text:h text:style-name="P20" text:outline-level="2">Competentiegebieden en competenties</text:h>
        <text:p text:style-name="P49" loext:marker-style-name="T40"><text:span text:style-name="T40">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span text:style-name="T40"/></text:p>
        <text:p text:style-name="Standard"/>
        <text:p text:style-name="Standard">[Voeg Figuur 5 in]</text:p>
        <text:p text:style-name="Standard"/>
      </text:section>
      <text:p text:style-name="P50"/>
      <text:p text:style-name="Standard"><text:bookmark text:name="_bookmark15"/><text:bookmark text:name="_Table_2._DigComp_3.0_competence_area_an"/><text:bookmark-start text:name="_Hlk218678678"/><text:span text:style-name="T38">Tabel</text:span><text:span text:style-name="T72"> </text:span><text:span text:style-name="T38">The</text:span><text:span text:style-name="T73"> </text:span><text:span text:style-name="T3">2.2</text:span><text:span text:style-name="T74"> </text:span><text:span text:style-name="T3">embodies</text:span><text:span text:style-name="T74"> </text:span><text:span text:style-name="T3">needs</text:span><text:span text:style-name="T74"> </text:span><text:span text:style-name="T3">gebied</text:span><text:span text:style-name="T75"> </text:span><text:span text:style-name="T3">en</text:span><text:span text:style-name="T74"> </text:span><text:span text:style-name="T3">needs</text:span><text:span text:style-name="T74"> </text:span><text:span text:style-name="T3">titels</text:span><text:span text:style-name="T74"> </text:span><text:span text:style-name="T3">en</text:span><text:span text:style-name="T74"> </text:span><text:span text:style-name="T62">beschrijvingen.</text:span></text:p>
      <text:p text:style-name="Standard"/>
      <text:p text:style-name="Standard">[insert table 2]</text:p>
      <text:p text:style-name="Standard"/>
      <text:p text:style-name="Standard">Source: JRC own elaboration.</text:p>
      <text:h text:style-name="P51" text:outline-level="2">Beheersingsniveau</text:h>
      <text:h text:style-name="Heading_20_3" text:outline-level="3"><text:bookmark text:name="2.4.1_PROFICIENCY_LEVEL_DESCRIPTIONS"/></text:h>
      <text:h text:style-name="Heading_20_3" text:outline-level="3">PROFICIENCY</text:h>
      <text:p text:style-name="Standard" loext:marker-style-name="T6">In DigComp 3.0, proficiency levels describe the level of digital competence acquisition of an individual on the basis of a combination of cognitive demand, task<text:span text:style-name="T6"> complexity and level of autonomy.8 DigComp 3.0 distinguishes between four proficiency levels (Basic, Intermediate, Advanced and Highly Advanced). Table 3 provides a short description of what an individual can be expected to know and be able to do at each of the four levels and the purposes that each of the four levels of proficiency serve.</text:span><text:span text:style-name="T6"/></text:p>
      <text:p text:style-name="Standard"/>
      <text:p text:style-name="Standard" loext:marker-style-name="T40"><text:span text:style-name="T40">Box 2 provides some notes and definitions on the proficiency levels to guide interpretation and use. Table A3 in Annex 1 shows how these four proficiency levels can be ‘mapped’ to the more granular eight-level structure of the previous version of DigComp that is used in some contexts (e.g., assessment, certification), as well as to a six-level scheme adopted by some users of the framework.</text:span><text:span text:style-name="T40"/></text:p>
      <text:p text:style-name="P52"/>
      <text:p text:style-name="P53"><text:span text:style-name="T76">Section 3 shows what the four proficiency levels look like for each of the competences through specific Competence Statements. There are 362 competence statements, 27% (97) at Basic level, 28% (103) at Intermediate level, 25% (89) at Advanced level, and 20% (73) at Highly advanced level.</text:span></text:p>
      <text:p text:style-name="P54" loext:marker-style-name="T3"/>
      <text:p text:style-name="Standard">Tabel 3. DigComp 3.0 beschrijvingen en doeleinden van beheersingsniveaus.</text:p>
      <text:p text:style-name="P39"/>
      <text:p text:style-name="Standard">[insert table 3]</text:p>
      <text:p text:style-name="P56"><draw:custom-shape text:anchor-type="char" draw:z-index="48" draw:name="Graphic 346" draw:style-name="gr22" draw:text-style-name="P14" svg:width="0.036cm" svg:height="0.036cm" svg:x="28.302cm" svg:y="-0.032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p>
      <text:p text:style-name="Standard">Source: JRC own elaboration.</text:p>
      <text:p text:style-name="P56"/>
      <text:section text:style-name="Sect1" text:name="Sectie1">
        <text:p text:style-name="P57" loext:marker-style-name="T38"><text:bookmark text:name="Box_2._Guiding_notes_and_definitions_rel"/><text:bookmark text:name="_bookmark17"/></text:p>
        <text:p text:style-name="P58"><text:span text:style-name="T38">Box 2. Guiding notes and definitions related to DigComp 3.0 proficiency levels.</text:span></text:p>
        <text:p text:style-name="Standard">3.0 omvat (i) een korte beschrijving van de competentieverwerving en (ii) de doeleinden die elk niveau kan dienen. Het is belangrijk te erkennen dat de behoeften aan digitale competentie per individu verschillen en in de loop van de tijd veranderen als gevolg van levensfasen en digitale technologische ontwikkelingen.</text:p>
        <text:p text:style-name="Standard">Een taak is een specifieke activiteit waarbij digitale technologieën worden gebruikt en die bijdraagt aan een doel, in elke context – het dagelijks leven, werk of leren. Taken kunnen variëren in omvang, duur en complexiteit en kunnen individueel of in samenwerking met anderen worden uitgevoerd. Taken kunnen variëren van eenvoudig tot complex. In DigComp 3.0 is een eenvoudige taak een taak die welomschreven is, uit weinig onderdelen bestaat en gemakkelijk te begrijpen en te voltooien is. Daarentegen is een complexe taak een taak die niet welomschreven is, uit veel verschillende en onderling verbonden onderdelen bestaat en daardoor ingewikkeld is en niet gemakkelijk te begrijpen of te voltooien. De complexiteit van een taak wordt vaak beschreven op basis van alleen de taakkenmerken – de ervaring en kenmerken van een persoon die een taak uitvoert, zijn echter ook relevant (Chen et al., 2023).</text:p>
        <text:p text:style-name="Standard">At</text:p>
        <text:p text:style-name="P59"/>
        <text:h text:style-name="Heading_20_3" text:outline-level="3">RANDVOORWAARDEN VOOR DIGITALE COMPETENTIE OP BASISNIVEAU</text:h>
        <text:p text:style-name="Standard">Het actieplan voor basisvaardigheden van de Europese Commissie (Europese Commissie, 2025c), onderdeel van de overkoepelende Union of Skills-strategie (Europese Commissie, 2025b), benadrukt het belang van digitale basisvaardigheden (samen met vaardigheden in lezen, rekenen, natuurwetenschappen en burgerschap). Deze vormen de basis van andere competenties, zoals kritisch denken en creativiteit, die essentieel zijn voor deelname aan de samenleving, het democratisch leven en de economie en/of de arbeidsmarkt. Het belang van digitale basisvaardigheden voor alle individuen wordt ook erkend door de United Nations (UN) Global Digital Compact (GDC), het eerste alomvattende kader voor mondiaal digitaal bestuur waarover de VN-lidstaten in 2024 overeenstemming hebben bereikt en dat erop gericht is een inclusieve, open en veilige digitale ruimte te bevorderen die de mensenrechten respecteert, beschermt en promoot.</text:p>
        <text:p text:style-name="Standard">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p text:style-name="P60" loext:marker-style-name="T71"/>
        <text:p text:style-name="P61"><text:span text:style-name="T79">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span></text:p>
        <text:p text:style-name="Standard">Source: JRC own elaboration.</text:p>
        <text:p text:style-name="Standard"><text:bookmark text:name="_bookmark18"/><text:bookmark text:name="2.5_Learning_outcomes"/></text:p>
        <text:h text:style-name="P11" text:outline-level="2">Leerresultaten</text:h>
        <text:p text:style-name="P62"><text:span text:style-name="T79">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Kenmerken van de DigComp 3.0-leerresultaten, praktische overwegingen voor het gebruik ervan en de volledige set DigComp 3.0-leerresultaten zelf zijn te vinden in bijlage 2.</text:span></text:p>
        <text:p text:style-name="P62"><text:span text:style-name="T79">In bijlage 2 zijn de leerresultaten gegroepeerd per competentie, beheersingsniveau en kennis, vaardigheid of houding. In totaal zijn er 523 leerresultaten: 29% (151) bevindt zich op basisniveau, 32% (170) op gemiddeld niveau, 23% (119) op gevorderd niveau en 16% (83) op zeer gevorderd niveau. Tevens heeft 42% (217) van de leerresultaten betrekking op kennis, 38% (199) op vaardigheden en 20% (107) op houding.</text:span></text:p>
        <text:p text:style-name="P62"><text:span text:style-name="T76">Sectie 3 toont competentieverklaringen voor elke competentie en elk beheersingsniveau (zie ook sectie 2.4). De competentieverklaringen bevatten de inhoud van de leerresultaten in bijlage 2, met veel overeenkomsten in formulering, maar maken geen onderscheid tussen kennis, vaardigheden of houding.</text:span></text:p>
        <text:p text:style-name="Standard"/>
        <text:p text:style-name="Standard">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
        <text:p text:style-name="Standard"><text:span text:style-name="T7">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span></text:p>
        <text:p text:style-name="Standard"/>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
        <text:p text:style-name="Standard">For the development of DigComp 3.0, the JRC, with input from experts and stakeholders, has carefully considered the balance between</text:p>
        <text:p text:style-name="Standard"/>
      </text:section>
      <text:section text:style-name="Sect1" text:name="Sectie2">
        <text:p text:style-name="P42"><text:bookmark text:name="2.6_AI_competence_in_DigComp_3.0"/><text:bookmark text:name="_bookmark19"/></text:p>
        <text:h text:style-name="P4" text:outline-level="2">AI-competentie in DigComp 3.0</text:h>
        <text:p text:style-name="Standard">DigComp 3.0 builds on the initial work of DigComp 2.2 to systematically include the aspects of AI competence that are relevant for individuals to develop as part of their digital competence. AI competence is intertwined with and builds on other elements of digital competence, as AI systems are widely diffused, and increasingly embedded within existing digital technologies. In DigComp 3.0, AI is framed as one digital technology among a range of digital technologies, while keeping the focus on the digital competences themselves.</text:p>
        <text:p text:style-name="Standard"/>
        <text:p text:style-name="Stand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rd"/>
        <text:p text:style-name="Standard">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p>
        <text:p text:style-name="Standard"/>
        <text:p text:style-name="Standard">In DigComp 3.0, we define AI as per the AI Act (Article 3(1)): ...a machine-based system designed to operate with varying levels of autonomy, that may exhibit adaptiveness after deployment and that, for explicit or implicit objectives, infers from the input it receives how to generate output, such as predictions, content, recommendations or decisions that can influence physical or virtual environments. This definition takes a lifecycle perspective, covering both pre-deployment and deployment</text:p>
        <text:p text:style-name="Stand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verscheidenheid aan outputs te produceren, in staat tot een reeks taken en toepassingen, zoals het genereren van tekst, afbeeldingen of audio (Abendroth-Dias et al., 2025).</text:p>
        <text:p text:style-name="Standard"/>
        <text:p text:style-name="Standard">Competence statements (in</text:p>
        <text:p text:style-name="Standard"/>
        <text:p text:style-name="Standard">Box3 provides more information on the meaning of AI-explicit and AI-implicit in DigComp 3.0.</text:p>
        <text:p text:style-name="P63"/>
        <text:p text:style-name="Standard">Box 3. Explicit and implicit AI competence in DigComp3.0.</text:p>
        <text:p text:style-name="Standard">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rd">AI competence features explicitly, implicitly, or both, across</text:p>
        <text:p text:style-name="Standard">AI labelling of competence statements inSection 3 Annex 2and learning outcomes in broad guide only.as AI-explicit or AI-implicit is intended as a</text:p>
        <text:p text:style-name="Standard">AI-explicit or [AI-E] means that AI systems are explicitly relevant to thatcompetence.  Meanwhile,AI-implicit or [AI-I]  applies to competences for one or more of four reasons. The competence statement or learningcould:outcome</text:p>
        <text:list text:style-name="WWNum14">
          <text:list-item>
            <text:p text:style-name="P64">Voorbeeld (zie sectie 3, competentieverklaring 2.2.08): Iemand probeert te beslissen of hij al dan niet een AI-systeem gaat gebruiken voor een taak op het gebied van contentcreatie. Om dit te doen, moeten ze vaststellen welke output gewenst is en de extra voordelen overwegen van het gebruik van een AI-systeem ten opzichte van een andere digitale technologie.</text:p>
          </text:list-item>
          <text:list-item>
            <text:p text:style-name="P64">Example(see Section 3, Competence statement 2.4.08): A collaboration tool has an AI-driven note-taking function. A person needs to decide whether or not to use it for a meeting. To do so, they need to consider what kind of meeting record is needed, and what benefits the AI-driven note-taking function might provide over and above a human taking notes.</text:p>
          </text:list-item>
          <text:list-item>
            <text:p text:style-name="P64">Example(see Section 3, Competence statement 2.1.14): A person has a long text to read and is considering using an AI system to help provide a summary. If they decide to use AI, they need to select an appropriate AI tool. They also need to be competent in devising appropriate inputs or commands (prompts), experiment with and re-draft both the prompt(s) and output(s), and check the quality and accuracy of the output.</text:p>
          </text:list-item>
          <text:list-item>
            <text:p text:style-name="P64">Examples: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p>
          </text:list-item>
        </text:list>
        <text:p text:style-name="Standard">Source: JRC own elaboration.</text:p>
        <text:p text:style-name="P65" loext:marker-style-name="T54"><text:bookmark text:name="3._DIGCOMP_3.0_FRAMEWORK"/><text:bookmark text:name="_bookmark21"/></text:p>
        <text:p text:style-name="P65" loext:marker-style-name="T54"/>
        <text:p text:style-name="P37" loext:marker-style-name="T68"/>
        <text:h text:style-name="P38" text:outline-level="1">DIGCOMP 3.0 RAAMWERK</text:h>
        <text:h text:style-name="P4" text:outline-level="2">Howto read DigComp 3.0</text:h>
        <text:p text:style-name="Standard">This</text:p>
        <text:p text:style-name="Standard"/>
        <text:p text:style-name="Standard">Figuur 6. Hoe DigComp 3.0 te lezen.</text:p>
        <text:p text:style-name="P12" loext:marker-style-name="T7"/>
        <text:p text:style-name="Standard"><text:span text:style-name="T7">[insert Figure 6]</text:span></text:p>
        <text:p text:style-name="P66" loext:marker-style-name="T54"/>
        <text:p text:style-name="Standard">Source: JRC own elaboration.</text:p>
        <text:p text:style-name="Standard"/>
      </text:section>
      <text:h text:style-name="P67" text:outline-level="1">DigComp</text:h>
      <text:p text:style-name="Standard"/>
      <text:p text:style-name="Standard">[insert DigComp 3.docx]</text:p>
      <text:p text:style-name="Standard"/>
      <text:h text:style-name="P68" text:outline-level="1">SLOTOPMERKINGEN</text:h>
      <text:p text:style-name="P69"><draw:custom-shape text:anchor-type="char" draw:z-index="50" draw:name="Graphic 972"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p>
      <text:p text:style-name="Standard">DigComp 3.0 beoogt een verbindende, samenhangende, duidelijke en relevante beschrijving van digitale competentie te bieden voor elk individu of elke organisatie die digitale competentie wil begrijpen en manieren wil vinden om de ontwikkeling ervan te ondersteunen, zowel bij kinderen als bij volwassenen. Omdat digitale technologieën snel evolueren, kan de technologieneutrale en flexibele aard van DigComp een stabiel referentiepunt vormen van waaruit beleid kan worden opgebouwd en verbeteringen in de niveaus van digitale competentie kunnen worden bevorderd. Gehoopt wordt dat de gebruikers het bewustzijn van het kader en de toepassingen ervan zullen blijven vergroten, evenals de adoptie ervan zullen aanmoedigen en bevorderen (Centeno &amp; Cosgrove, 2025).</text:p>
      <text:p text:style-name="P70" loext:marker-style-name="T47"/>
      <text:section text:style-name="Sect1" text:name="Sectie3">
        <text:p text:style-name="P71" loext:marker-style-name="T82"><text:bookmark text:name="REFERENCES"/><text:bookmark text:name="_bookmark25"/></text:p>
        <text:h text:style-name="P72" text:outline-level="1" loext:marker-style-name="T83"><text:span text:style-name="T83">REFERENCES</text:span><text:span text:style-name="T83"/></text:h>
        <text:p text:style-name="P73" loext:marker-style-name="T83"/>
        <text:p text:style-name="P74"><text:span text:style-name="T83">[insert references.docx]</text:span></text:p>
        <text:p text:style-name="Standard"/>
        <text:p text:style-name="Standard"/>
      </text:section>
      <text:h text:style-name="P75" text:outline-level="1"/>
      <text:p text:style-name="P10" loext:marker-style-name="T3"/>
      <text:p text:style-name="Standard">[Insert Acronyms.docx]</text:p>
      <text:p text:style-name="Standard"/>
      <text:h text:style-name="P76" text:outline-level="1">GLOSSARYOF TERMS AND DEFINITIONS</text:h>
      <text:p text:style-name="P10" loext:marker-style-name="T3"/>
      <text:p text:style-name="Text_20_body" loext:marker-style-name="T3"><text:span text:style-name="T3">[Insert Glossary.docx]</text:span><text:span text:style-name="T3"/></text:p>
      <text:p text:style-name="P77" loext:marker-style-name="T3"/>
      <text:p text:style-name="P10" loext:marker-style-name="T3"/>
      <text:h text:style-name="Heading_20_1" text:outline-level="1">BIJLAGEN</text:h>
      <text:h text:style-name="P4" text:outline-level="2">Bijlage 1: Vergelijking van DigComp 2.2 en DigComp 3.0</text:h>
      <text:p text:style-name="Standard">Annex 1 compares DigComp 3.0 with the previous version by providing an overview of the changes (Table A1); a detailed description of the changes in the wording of the competence areas and competences and their rationale (Table A2), and a suggested mapping of the four proficiency levels of DigComp 3.0 to the eight-level version (Table A3).</text:p>
      <text:p text:style-name="P78"/>
      <text:p text:style-name="P79" loext:marker-style-name="T84"><text:bookmark text:name="Table_A1._A_comparison_of_the_components"/><text:span text:style-name="T38">Table</text:span><text:span text:style-name="T85"> </text:span><text:span text:style-name="T38">A1.</text:span><text:span text:style-name="T60"> </text:span><text:span text:style-name="T3">A</text:span><text:span text:style-name="T61"> </text:span><text:span text:style-name="T3">comparison of</text:span><text:span text:style-name="T61"> </text:span><text:span text:style-name="T3">the</text:span><text:span text:style-name="T61"> </text:span><text:span text:style-name="T3">components of</text:span><text:span text:style-name="T61"> </text:span><text:span text:style-name="T3">DigComp</text:span><text:span text:style-name="T61"> </text:span><text:span text:style-name="T3">2.2 and</text:span><text:span text:style-name="T61"> </text:span><text:span text:style-name="T3">2.2 </text:span><text:span text:style-name="T84">3.0.</text:span></text:p>
      <text:p text:style-name="P79"/>
      <table:table table:name="Tabel6" table:style-name="Tabel6">
        <table:table-column table:style-name="Tabel6.A"/>
        <table:table-column table:style-name="Tabel6.B"/>
        <table:table-row table:style-name="Tabel6.1">
          <table:table-cell table:style-name="Tabel6.A1" office:value-type="string">
            <text:p text:style-name="P80"><text:span text:style-name="T86">Component</text:span></text:p>
          </table:table-cell>
          <table:table-cell table:style-name="Tabel6.B1" office:value-type="string">
            <text:p text:style-name="P81"><text:span text:style-name="T87">Comparison of DigComp 2.2 and DigComp 3.3</text:span></text:p>
          </table:table-cell>
        </table:table-row>
        <table:table-row table:style-name="Tabel6.2">
          <table:table-cell table:style-name="Tabel6.A2" office:value-type="string">
            <text:p text:style-name="P82"><text:span text:style-name="T88">Definitie</text:span></text:p>
          </table:table-cell>
          <table:table-cell table:style-name="Tabel6.B2" office:value-type="string">
            <text:p text:style-name="P83"><text:span text:style-name="T3">The definition of digital competence used in DigComp 2.2 continues to be used unchanged in DigComp 3.0.</text:span></text:p>
          </table:table-cell>
        </table:table-row>
        <table:table-row table:style-name="Tabel6.3">
          <table:table-cell table:style-name="Tabel6.A3" office:value-type="string">
            <text:p text:style-name="P84"><text:span text:style-name="T88">Competence areas</text:span></text:p>
          </table:table-cell>
          <table:table-cell table:style-name="Tabel6.B3" office:value-type="string">
            <text:p text:style-name="P85"><text:span text:style-name="T3">Referred to as ‘Dimension 1’ in DigComp 2.2. Titles and descriptors of the competence area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span></text:p>
          </table:table-cell>
        </table:table-row>
        <table:table-row table:style-name="Tabel6.3">
          <table:table-cell table:style-name="Tabel6.A4" office:value-type="string">
            <text:p text:style-name="P86"><text:span text:style-name="T88">Competences</text:span></text:p>
          </table:table-cell>
          <table:table-cell table:style-name="Tabel6.B4" office:value-type="string">
            <text:p text:style-name="P87"><text:span text:style-name="T3">Referred to as ‘Dimension 2’ in DigComp 2.2. The titles and descriptors of the competence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span></text:p>
          </table:table-cell>
        </table:table-row>
        <table:table-row table:style-name="Tabel6.5">
          <table:table-cell table:style-name="Tabel6.A5" office:value-type="string">
            <text:p text:style-name="P88"><text:span text:style-name="T89">Proficiency levels</text:span></text:p>
          </table:table-cell>
          <table:table-cell table:style-name="Tabel6.B5" office:value-type="string">
            <text:p text:style-name="P89"><text:span text:style-name="T3">Referred to as ‘Dimension 3’ in DigComp 2.2. The underlying meaning of proficiency levels, i.e. reflecting a combination of cognitive demand, task complexity and level of autonomy, remains unchanged. Titles of two proficiency levels have changed (Foundation to Basic; Highly Specialised to Highly Advanced) and new</text:span></text:p>
            <text:p text:style-name="P90"><text:span text:style-name="T3">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span></text:p>
          </table:table-cell>
        </table:table-row>
        <table:table-row table:style-name="Tabel6.3">
          <table:table-cell table:style-name="Tabel6.A6" office:value-type="string">
            <text:p text:style-name="P91"><text:span text:style-name="T90">Examples of knowledge, skills and attitudes</text:span></text:p>
          </table:table-cell>
          <table:table-cell table:style-name="Tabel6.B6" office:value-type="string">
            <text:p text:style-name="P92"><text:span text:style-name="T3">Referred to as ‘Dimension 4’ in DigComp 2.2, not reproduced in DigComp 3.0. DigComp 3.0 uses Dimension 4 as a foundational base from which to build the learning outcomes (see Annex 3 for more details), adding developments that have occurred since DigComp 2.2 was published in 2022.</text:span></text:p>
          </table:table-cell>
        </table:table-row>
        <table:table-row table:style-name="Tabel6.7">
          <table:table-cell table:style-name="Tabel6.A7" office:value-type="string">
            <text:p text:style-name="P93"><text:span text:style-name="T90">Use cases (employment and learning scenarios)</text:span></text:p>
          </table:table-cell>
          <table:table-cell table:style-name="Tabel6.B7" office:value-type="string">
            <text:p text:style-name="P94" loext:marker-style-name="T3"/>
            <text:p text:style-name="P95"><text:span text:style-name="T3">Referred to as ‘Dimension 5’ in DigComp 2.2, not reproduced in DigComp 3.0.</text:span></text:p>
          </table:table-cell>
        </table:table-row>
        <table:table-row table:style-name="Tabel6.8">
          <table:table-cell table:style-name="Tabel6.A8" office:value-type="string">
            <text:p text:style-name="P96"><text:span text:style-name="T88">Competence statements</text:span></text:p>
          </table:table-cell>
          <table:table-cell table:style-name="Tabel6.B8" office:value-type="string">
            <text:p text:style-name="P85"><text:span text:style-name="T3">New to DigComp 3.0 and consisting of short statements for each of the 21 competences at each of the four proficiency levels. Section 2.4 introduces the competence statements and Section 3 shows the competence statements for each of the 21 competences. Competence statements are less ‘granular’ than learning outcomes as they do not distinguish between knowledge, skills and attitudes. However, they nonetheless contain all of the key content of the learning outcomes.</text:span></text:p>
          </table:table-cell>
        </table:table-row>
        <table:table-row table:style-name="Tabel6.3">
          <table:table-cell table:style-name="Tabel6.A9" office:value-type="string">
            <text:p text:style-name="P97"><text:span text:style-name="T88">Learning outcomes</text:span></text:p>
          </table:table-cell>
          <table:table-cell table:style-name="Tabel6.B9" office:value-type="string">
            <text:p text:style-name="P98"><text:span text:style-name="T3">New to DigComp 3.0 and consisting of short statements of knowledge, skills and attitudes for each of the 21 competences at each of the four proficiency levels. Section 2.5 provides an introduction to the learning outcomes. Annex 2 contains the learning outcomes along with information on their features, and practical suggestions for their use.</text:span></text:p>
          </table:table-cell>
        </table:table-row>
        <table:table-row table:style-name="Tabel6.10">
          <table:table-cell table:style-name="Tabel6.A10" office:value-type="string">
            <text:p text:style-name="P99"><text:span text:style-name="T88">Verklarende woordenlijst</text:span></text:p>
          </table:table-cell>
          <table:table-cell table:style-name="Tabel6.B10" office:value-type="string">
            <text:p text:style-name="P100"><text:span text:style-name="T3">Not a part of the integrated framework as such, the Glossary of Terms and Definitions of DigComp 3.0 has been significantly expanded from the Glossary in DigComp 2.2 to include some 120 terms to support consistent interpretation.</text:span></text:p>
          </table:table-cell>
        </table:table-row>
      </table:table>
      <text:p text:style-name="Standard">Source: JRC own elaboration.</text:p>
      <text:p text:style-name="P101" loext:marker-style-name="T11"/>
      <text:p text:style-name="P102">Tabel A2 toont alle wijzigingen in de titels en descriptoren van de competentiegebieden en de competenties, samen met een korte rationale voor de wijzigingen. Verwijderingen zijn doorgehaald; toevoegingen zijn onderstreept; de rationale staat in blauw lettertype. De wijzigingen zijn voornamelijk ingegeven door de noodzaak om de taal en inhoud van het kader te actualiseren om de digitale technologische ontwikkelingen en prioriteiten te weerspiegelen die sinds DigComp 2.2 zijn ontstaan. Er zijn ook wijzigingen aangebracht voor de duidelijkheid en de algemene consistentie van het kader. De wijzigingen zijn beoordeeld door experts en onderworpen aan raadpleging van belanghebbenden.</text:p>
      <text:p text:style-name="P103"/>
      <text:p text:style-name="Standard"><text:bookmark text:name="Table_A2._Detailed_description_of_change"/><text:span text:style-name="T38">Table</text:span><text:span text:style-name="T60"> </text:span><text:span text:style-name="T38">A2.</text:span><text:span text:style-name="T95"> </text:span><text:span text:style-name="T3">Detailed</text:span><text:span text:style-name="T61"> </text:span><text:span text:style-name="T3">description of changes</text:span><text:span text:style-name="T61"> </text:span><text:span text:style-name="T3">made to competence</text:span><text:span text:style-name="T61"> </text:span><text:span text:style-name="T3">areas and competences</text:span><text:span text:style-name="T61"> </text:span><text:span text:style-name="T3">in DigComp</text:span><text:span text:style-name="T61"> </text:span><text:span text:style-name="T3">3.0 compared with</text:span><text:span text:style-name="T61"> </text:span><text:span text:style-name="T3">DigComp 2.2, together</text:span><text:span text:style-name="T61"> </text:span><text:span text:style-name="T3">with rationale -</text:span><text:span text:style-name="T61"> </text:span><text:span text:style-name="T3">Deleties zijn </text:span><text:span text:style-name="T96">in</text:span> <text:span text:style-name="T97">strikethrough</text:span><text:span text:style-name="T3">;</text:span><text:span text:style-name="T98"> </text:span><text:span text:style-name="T3">additions are</text:span><text:span text:style-name="T61"> </text:span><text:span text:style-name="T99">underlined</text:span><text:span text:style-name="T3">; rationale is</text:span><text:span text:style-name="T61"> </text:span><text:span text:style-name="T3">in </text:span><text:span text:style-name="T100">blauw </text:span><text:span text:style-name="T101">font</text:span><text:span text:style-name="T62">.</text:span></text:p>
      <text:p text:style-name="P104" loext:marker-style-name="T3"/>
      <text:p text:style-name="Standard">[Insert Table A2.docx]</text:p>
      <text:p text:style-name="Standard"/>
      <text:p text:style-name="Standard">Source: JRC own elaboration.</text:p>
      <text:section text:style-name="Sect1" text:name="Sectie4">
        <text:p text:style-name="P105" loext:marker-style-name="T11"/>
        <text:p text:style-name="P106">Table A3 shows how the DigComp 3.0 proficiency levels can be mapped to the 8 levels of DigComp 2.2 and also to a 6-level mapping that is used in some applications of DigComp. These aresuggested</text:p>
        <text:p text:style-name="P63"/>
        <text:p text:style-name="P107">TableA3: Relationship between the four proficiency levels of DigComp 3.0 and the eight levels of DigComp 2.2, along with an alternative 6-level mapping.</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17" loext:marker-style-name="T64"><text:span text:style-name="T64">Beheersingsniveau</text:span><text:span text:style-name="T64"/></text:p>
              <text:p text:style-name="P108" loext:marker-style-name="T64"/>
            </table:table-cell>
            <table:table-cell table:style-name="Tabel7.A1" office:value-type="string">
              <text:p text:style-name="P108" loext:marker-style-name="T64"/>
            </table:table-cell>
            <table:table-cell table:style-name="Tabel7.A1" office:value-type="string">
              <text:p text:style-name="P17" loext:marker-style-name="T64"><text:span text:style-name="T64">6-niveaus voorgestelde toewijzing</text:span><text:span text:style-name="T64"/></text:p>
            </table:table-cell>
            <table:table-cell table:style-name="Tabel7.A1" office:value-type="string">
              <text:p text:style-name="P108" loext:marker-style-name="T64"/>
            </table:table-cell>
            <table:table-cell table:style-name="Tabel7.A1" office:value-type="string">
              <text:p text:style-name="P17" loext:marker-style-name="T64"><text:span text:style-name="T64">Korte beschrijving</text:span><text:span text:style-name="T64"/></text:p>
            </table:table-cell>
            <table:table-cell table:style-name="Tabel7.A1" office:value-type="string">
              <text:p text:style-name="P17" loext:marker-style-name="T64"><text:span text:style-name="T64">Doel</text:span><text:span text:style-name="T64"/></text:p>
            </table:table-cell>
          </table:table-row>
          <table:table-row table:style-name="Tabel7.1">
            <table:table-cell table:style-name="Tabel7.A1" table:number-rows-spanned="2" office:value-type="string">
              <text:p text:style-name="P17">Basis</text:p>
            </table:table-cell>
            <table:table-cell table:style-name="Tabel7.A1" office:value-type="string">
              <text:p text:style-name="P17">describes</text:p>
            </table:table-cell>
            <table:table-cell table:style-name="Tabel7.A1" office:value-type="string">
              <text:p text:style-name="P17">A1</text:p>
            </table:table-cell>
            <table:table-cell table:style-name="Tabel7.A1" table:number-rows-spanned="2" office:value-type="string">
              <text:p text:style-name="P17">Op basisniveau onthouden en voeren personen eenvoudige taken uit met begeleiding waar nodig.</text:p>
            </table:table-cell>
            <table:table-cell table:style-name="Tabel7.A1" office:value-type="string">
              <text:p text:style-name="P17">Aan de onderkant van het basisniveau hebben individuen begeleiding nodig om veel of de meeste eenvoudige taken te herkennen en uit te voeren.</text:p>
            </table:table-cell>
            <table:table-cell table:style-name="Tabel7.A1" table:number-rows-spanned="2" office:value-type="string">
              <text:p text:style-name="P17"/>
              <text:p text:style-name="P17"/>
              <text:p text:style-name="P17">Om persoonlijke, leer- en/of werkdoelen te ondersteunen en deel te nemen aan de samenleving.</text:p>
            </table:table-cell>
          </table:table-row>
          <table:table-row table:style-name="Tabel7.3">
            <table:covered-table-cell table:style-name="Tabel7.A1"/>
            <table:table-cell table:style-name="Tabel7.A1" office:value-type="string">
              <text:p text:style-name="P17">provides</text:p>
            </table:table-cell>
            <table:table-cell table:style-name="Tabel7.A1" office:value-type="string">
              <text:p text:style-name="P17">A2</text:p>
            </table:table-cell>
            <table:covered-table-cell table:style-name="Tabel7.A1"/>
            <table:table-cell table:style-name="Tabel7.A1" office:value-type="string">
              <text:p text:style-name="P17">Aan de bovenkant van het Basisniveau kunnen individuen eenvoudige taken onthouden en uitvoeren met weinig of geen begeleiding.</text:p>
            </table:table-cell>
            <table:covered-table-cell table:style-name="Tabel7.A1"/>
          </table:table-row>
          <table:table-row table:style-name="Tabel7.4">
            <table:table-cell table:style-name="Tabel7.A1" table:number-rows-spanned="2" office:value-type="string">
              <text:p text:style-name="P17">Gemiddeld</text:p>
            </table:table-cell>
            <table:table-cell table:style-name="Tabel7.A1" office:value-type="string">
              <text:p text:style-name="P17">provides</text:p>
            </table:table-cell>
            <table:table-cell table:style-name="Tabel7.A1" office:value-type="string">
              <text:p text:style-name="P17">B1</text:p>
            </table:table-cell>
            <table:table-cell table:style-name="Tabel7.A1" table:number-rows-spanned="2" office:value-type="string">
              <text:p text:style-name="P17">Op gemiddeld niveau identificeren en voeren personen welgedefinieerde taken uit en lossen ze welgedefinieerde problemen autonoom op.</text:p>
            </table:table-cell>
            <table:table-cell table:style-name="Tabel7.A1" office:value-type="string">
              <text:p text:style-name="P17">Aan de onderkant van het gemiddelde niveau tonen individuen enige autonomie om welomschreven taken te identificeren en uit te voeren en welomschreven problemen op te lossen.</text:p>
            </table:table-cell>
            <table:table-cell table:style-name="Tabel7.A1" table:number-rows-spanned="2" office:value-type="string">
              <text:p text:style-name="P17"/>
              <text:p text:style-name="P17"/>
              <text:p text:style-name="P17">Om persoonlijke, leer- en/of werkdoelen te ondersteunen en autonoom deel te nemen aan de samenleving.</text:p>
            </table:table-cell>
          </table:table-row>
          <table:table-row table:style-name="Tabel7.5">
            <table:covered-table-cell table:style-name="Tabel7.A1"/>
            <table:table-cell table:style-name="Tabel7.A1" office:value-type="string">
              <text:p text:style-name="P17">summarises</text:p>
            </table:table-cell>
            <table:table-cell table:style-name="Tabel7.A1" office:value-type="string">
              <text:p text:style-name="P17">B2</text:p>
            </table:table-cell>
            <table:covered-table-cell table:style-name="Tabel7.A1"/>
            <table:table-cell table:style-name="Tabel7.A1" office:value-type="string">
              <text:p text:style-name="P17">Aan de bovenkant van het gemiddelde niveau identificeren en voeren individuen met vertrouwen en autonoom welomschreven taken uit en lossen ze welomschreven problemen op.</text:p>
            </table:table-cell>
            <table:covered-table-cell table:style-name="Tabel7.A1"/>
          </table:table-row>
          <table:table-row table:style-name="Tabel7.6">
            <table:table-cell table:style-name="Tabel7.A1" table:number-rows-spanned="2" office:value-type="string">
              <text:p text:style-name="P17">Geavanceerd</text:p>
            </table:table-cell>
            <table:table-cell table:style-name="Tabel7.A1" office:value-type="string">
              <text:p text:style-name="P17">shows</text:p>
            </table:table-cell>
            <table:table-cell table:style-name="Tabel7.A1" table:number-rows-spanned="2" office:value-type="string">
              <text:p text:style-name="P17">C1</text:p>
            </table:table-cell>
            <table:table-cell table:style-name="Tabel7.A1" table:number-rows-spanned="2" office:value-type="string">
              <text:p text:style-name="P17">Op geavanceerd niveau beoordelen en passen personen autonoom oplossingen toe op een verscheidenheid aan complexe taken en passen ze zich aan diverse contexten aan om taken adequaat te evalueren en uit te voeren, waarbij ze anderen begeleiden indien en wanneer nodig.</text:p>
            </table:table-cell>
            <table:table-cell table:style-name="Tabel7.A1" office:value-type="string">
              <text:p text:style-name="P17">Aan de onderkant van het gevorderde niveau beoordelen en passen individuen oplossingen toe voor verschillende welomschreven taken en houden ze zich bezig met sommige complexe taken. Ze identificeren situaties waarin benaderingen moeten worden aangepast, en begeleiden anderen bij welomschreven taken indien nodig.</text:p>
            </table:table-cell>
            <table:table-cell table:style-name="Tabel7.A1" table:number-rows-spanned="2" office:value-type="string">
              <text:p text:style-name="P17"/>
              <text:p text:style-name="P17">Om persoonlijke, leer- en/of werkdoelen te ondersteunen, effectief deel te nemen aan de samenleving en anderen te managen of te ondersteunen bij het bereiken van hun doelen.</text:p>
            </table:table-cell>
          </table:table-row>
          <table:table-row table:style-name="Tabel7.6">
            <table:covered-table-cell table:style-name="Tabel7.A1"/>
            <table:table-cell table:style-name="Tabel7.A1" office:value-type="string">
              <text:p text:style-name="P17">6</text:p>
            </table:table-cell>
            <table:covered-table-cell table:style-name="Tabel7.A1"/>
            <table:covered-table-cell table:style-name="Tabel7.A1"/>
            <table:table-cell table:style-name="Tabel7.A1" office:value-type="string">
              <text:p text:style-name="P17">Aan de bovenkant van het gevorderde niveau werken individuen met vertrouwen aan een verscheidenheid aan complexe taken, reageren ze effectief op uitdagingen in veranderende contexten en leiden of beheren ze complexe projecten, waarbij ze anderen begeleiden bij complexe taken indien nodig.</text:p>
            </table:table-cell>
            <table:covered-table-cell table:style-name="Tabel7.A1"/>
          </table:table-row>
          <table:table-row table:style-name="Tabel7.5">
            <table:table-cell table:style-name="Tabel7.A1" table:number-rows-spanned="2" office:value-type="string">
              <text:p text:style-name="P17">Zeer geavanceerd</text:p>
            </table:table-cell>
            <table:table-cell table:style-name="Tabel7.A1" office:value-type="string">
              <text:p text:style-name="P17">7</text:p>
            </table:table-cell>
            <table:table-cell table:style-name="Tabel7.A1" table:number-rows-spanned="2" office:value-type="string">
              <text:p text:style-name="P17">C2</text:p>
            </table:table-cell>
            <table:table-cell table:style-name="Tabel7.A1" table:number-rows-spanned="2" office:value-type="string">
              <text:p text:style-name="P17">Op zeer geavanceerd niveau beoordelen, evalueren en lossen personen zeer complexe of gespecialiseerde problemen op om nieuwe oplossingen te creëren of bestaande aan te passen, waarbij ze anderen leiden en begeleiden indien en wanneer nodig.</text:p>
            </table:table-cell>
            <table:table-cell table:style-name="Tabel7.A1" office:value-type="string">
              <text:p text:style-name="P17">Aan de onderkant van het zeer gevorderde niveau beoordelen individuen zeer complexe of gespecialiseerde problemen en kunnen ze bijdragen aan nieuwe oplossingen of bestaande oplossingen aanpassen, waarbij ze anderen leiden en begeleiden indien nodig.</text:p>
            </table:table-cell>
            <table:table-cell table:style-name="Tabel7.A1" table:number-rows-spanned="2" office:value-type="string">
              <text:p text:style-name="P17">Om persoonlijke, leer- en/of werkdoelen te ondersteunen, anderen te helpen effectief deel te nemen aan de samenleving, anderen te leiden of te ondersteunen bij het bereiken van complexe doelen, en/of leiding te geven aan of bij te dragen aan verbeteringen in of nieuwe oplossingen voor zeer complexe problemen.</text:p>
            </table:table-cell>
          </table:table-row>
          <table:table-row table:style-name="Tabel7.9">
            <table:covered-table-cell table:style-name="Tabel7.A1"/>
            <table:table-cell table:style-name="Tabel7.A1" office:value-type="string">
              <text:p text:style-name="P17">8</text:p>
            </table:table-cell>
            <table:covered-table-cell table:style-name="Tabel7.A1"/>
            <table:covered-table-cell table:style-name="Tabel7.A1"/>
            <table:table-cell table:style-name="Tabel7.A1" office:value-type="string">
              <text:p text:style-name="P17">Aan de bovenkant van het zeer gevorderde niveau leiden en begeleiden individuen anderen bij het creëren van oplossingen voor zeer complexe of gespecialiseerde problemen.</text:p>
            </table:table-cell>
            <table:covered-table-cell table:style-name="Tabel7.A1"/>
          </table:table-row>
        </table:table>
        <text:p text:style-name="Standard">Annex 1 compares DigComp 3.0 with the previous version by providing an overview of the changes (</text:p>
      </text:section>
      <text:section text:style-name="Sect1" text:name="Sectie5">
        <text:p text:style-name="P19" loext:marker-style-name="T41"><text:bookmark text:name="Annex_2:_DigComp_3.0_learning_outcomes"/><text:bookmark text:name="_bookmark33"/></text:p>
        <text:h text:style-name="P109" text:outline-level="2">Annex 2: DigComp 3.0 learning <text:span text:style-name="T1">outcomes</text:span></text:h>
        <text:h text:style-name="Heading_20_3" text:outline-level="3"><text:bookmark text:name="A2.1_Features"/></text:h>
        <text:h text:style-name="Heading_20_3" text:outline-level="3">A2.1</text:h>
        <text:p text:style-name="P110">Each</text:p>
        <text:p text:style-name="P111"><text:bookmark text:name="Table_A4:_Examples_of_learning_outcome_s"/><text:span text:style-name="T38">Table</text:span><text:span text:style-name="T65"> </text:span><text:span text:style-name="T38">A4:</text:span><text:span text:style-name="T102"> </text:span><text:span text:style-name="T3">Examples</text:span><text:span text:style-name="T62"> </text:span><text:span text:style-name="T3">Article</text:span><text:span text:style-name="T61"> </text:span><text:span text:style-name="T3">Brussels:</text:span><text:span text:style-name="T61"> </text:span><text:span text:style-name="T3">are</text:span><text:span text:style-name="T61"> </text:span><text:span text:style-name="T62">(in</text:span> </text:p>
        <text:p text:style-name="P112"/>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17"/>
            </table:table-cell>
            <table:table-cell table:style-name="Tabel8.A1" office:value-type="string">
              <text:p text:style-name="P17"/>
            </table:table-cell>
            <table:table-cell table:style-name="Tabel8.A1" table:number-columns-spanned="3" office:value-type="string">
              <text:p text:style-name="P28"><text:span text:style-name="T66">Example</text:span></text:p>
            </table:table-cell>
            <table:covered-table-cell/>
            <table:covered-table-cell/>
          </table:table-row>
          <table:table-row table:style-name="Tabel8.2">
            <table:table-cell table:style-name="Tabel8.A1" office:value-type="string">
              <text:p text:style-name="P17">Aspect</text:p>
            </table:table-cell>
            <table:table-cell table:style-name="Tabel8.A1" office:value-type="string">
              <text:p text:style-name="P17">Purpose</text:p>
            </table:table-cell>
            <table:table-cell table:style-name="Tabel8.A1" office:value-type="string">
              <text:p text:style-name="P17">Competence</text:p>
            </table:table-cell>
            <table:table-cell table:style-name="Tabel8.A1" office:value-type="string">
              <text:p text:style-name="P17">Proficiency level</text:p>
            </table:table-cell>
            <table:table-cell table:style-name="Tabel8.A1" office:value-type="string">
              <text:p text:style-name="P17">Leerresultaatverklaring</text:p>
            </table:table-cell>
          </table:table-row>
          <table:table-row table:style-name="Tabel8.3">
            <table:table-cell table:style-name="Tabel8.A1" office:value-type="string">
              <text:p text:style-name="P17"><draw:custom-shape text:anchor-type="char" draw:z-index="57" draw:name="Group 1147" draw:style-name="gr4" draw:text-style-name="P55" svg:width="0.036cm" svg:height="0.036cm" svg:x="0cm" svg:y="0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Knowledge</text:p>
            </table:table-cell>
            <table:table-cell table:style-name="Tabel8.A1" office:value-type="string">
              <text:p text:style-name="P17"><draw:custom-shape text:anchor-type="char" draw:z-index="55" draw:name="Group 1149" draw:style-name="gr4" draw:text-style-name="P55"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3 ?f4 L ?f5 ?f6 ?f4 ?f2 ?f7 ?f6 ?f2 ?f4 ?f7 ?f8 ?f4 ?f3 ?f5 ?f8 ?f3 ?f4 Z N"><draw:equation draw:name="f0" draw:formula="logwidth"/><draw:equation draw:name="f1" draw:formula="logheight"/><draw:equation draw:name="f2" draw:formula="0"/><draw:equation draw:name="f3" draw:formula="12700"/><draw:equation draw:name="f4" draw:formula="6350"/><draw:equation draw:name="f5" draw:formula="10845"/><draw:equation draw:name="f6" draw:formula="1854"/><draw:equation draw:name="f7" draw:formula="1866"/><draw:equation draw:name="f8" draw:formula="10833"/><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54" draw:name="Group 1151" draw:style-name="gr22" draw:text-style-name="P14"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escribe information or concepts that an individual needs to comprehend and apply.</text:p>
            </table:table-cell>
            <table:table-cell table:style-name="Tabel8.A1" office:value-type="string">
              <text:p text:style-name="P17">2.6 Managing digital identity</text:p>
            </table:table-cell>
            <table:table-cell table:style-name="Tabel8.A1" office:value-type="string">
              <text:p text:style-name="P17">Basic</text:p>
            </table:table-cell>
            <table:table-cell table:style-name="Tabel8.A1" office:value-type="string">
              <text:p text:style-name="P17">Identify common forms and uses of digital identity.</text:p>
            </table:table-cell>
          </table:table-row>
          <table:table-row table:style-name="Tabel8.4">
            <table:table-cell table:style-name="Tabel8.A1" office:value-type="string">
              <text:p text:style-name="P17">Skills</text:p>
            </table:table-cell>
            <table:table-cell table:style-name="Tabel8.A1" office:value-type="string">
              <text:p text:style-name="P17">Describe the processes by which an individual can complete a specific task.</text:p>
            </table:table-cell>
            <table:table-cell table:style-name="Tabel8.A1" office:value-type="string">
              <text:p text:style-name="P17">1.1 Browsing, searching and filtering information and content</text:p>
            </table:table-cell>
            <table:table-cell table:style-name="Tabel8.A1" office:value-type="string">
              <text:p text:style-name="P17">Intermediate</text:p>
            </table:table-cell>
            <table:table-cell table:style-name="Tabel8.A1" office:value-type="string">
              <text:p text:style-name="P17"><draw:custom-shape text:anchor-type="char" draw:z-index="56" draw:name="Group 1153" draw:style-name="gr10" draw:text-style-name="P55" svg:width="0.036cm" svg:height="0.036cm" svg:x="9.296cm" svg:y="-0.672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Select appropriate digital search tools based on information needs.</text:p>
            </table:table-cell>
          </table:table-row>
          <table:table-row table:style-name="Tabel8.5">
            <table:table-cell table:style-name="Tabel8.A1" office:value-type="string">
              <text:p text:style-name="P17">Attitudes</text:p>
            </table:table-cell>
            <table:table-cell table:style-name="Tabel8.A1" office:value-type="string">
              <text:p text:style-name="P17"><draw:custom-shape text:anchor-type="char" draw:z-index="60" draw:name="Group 1155" draw:style-name="gr23" draw:text-style-name="P55" svg:width="0.036cm" svg:height="0.036cm" svg:x="-0.018cm" svg:y="2.46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Orient the focus of the individual, to enable confident, critical and responsible use of digital technologies.</text:p>
            </table:table-cell>
            <table:table-cell table:style-name="Tabel8.A1" office:value-type="string">
              <text:p text:style-name="P17">3.2 Integrating and re- elaborating digital content</text:p>
            </table:table-cell>
            <table:table-cell table:style-name="Tabel8.A1" office:value-type="string">
              <text:p text:style-name="P17">Advanced</text:p>
            </table:table-cell>
            <table:table-cell table:style-name="Tabel8.A1" office:value-type="string">
              <text:p text:style-name="P17"><draw:custom-shape text:anchor-type="char" draw:z-index="58" draw:name="Group 1157" draw:style-name="gr10" draw:text-style-name="P55" svg:width="0.036cm" svg:height="0.036cm" svg:x="9.296cm" svg:y="1.65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59" draw:name="Group 1159" draw:style-name="gr5" draw:text-style-name="P55" svg:width="0.036cm" svg:height="0.036cm" svg:x="9.19cm" svg:y="-0.88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Prioritise transparent and ethical practices in digital content integration and re-elaboration tasks.</text:p>
            </table:table-cell>
          </table:table-row>
        </table:table>
        <text:p text:style-name="Standard">Source: JRC own elaboration.</text:p>
        <text:p text:style-name="P113" loext:marker-style-name="T11"/>
        <text:p text:style-name="P114" loext:marker-style-name="T2"/>
        <text:p text:style-name="P31"><text:span text:style-name="T2">Table A5 </text:span>lists examples of verbs for learning outcomes describing knowledge, skills<text:span text:style-name="T7"> </text:span>and<text:span text:style-name="T7"> </text:span>attitudes<text:span text:style-name="T7"> </text:span>at<text:span text:style-name="T7"> </text:span>Basic,<text:span text:style-name="T7"> </text:span>Intermediate,<text:span text:style-name="T7"> </text:span>Advanced<text:span text:style-name="T7"> </text:span>and<text:span text:style-name="T7"> </text:span>Highly<text:span text:style-name="T7"> </text:span>Advanced<text:span text:style-name="T7"> </text:span>levels. The choice of verbs is guided by Bloom’s taxonomy (Anderson &amp; Krathwohl, 2001), considering also relevant features of other taxonomies (e.g. Irvine,<text:span text:style-name="T34"> </text:span>2021). Some verbs repeat across levels in Table A5. This is intentional, since the content of learning outcomes does not only vary by cognitive demand (which is suggested by the verb) but also varies in level of complexity and autonomy (which<text:span text:style-name="T10"> </text:span>are<text:span text:style-name="T10"> </text:span>suggested<text:span text:style-name="T10"> </text:span>in<text:span text:style-name="T10"> </text:span>the<text:span text:style-name="T10"> </text:span>object<text:span text:style-name="T10"> </text:span>of<text:span text:style-name="T10"> </text:span>each<text:span text:style-name="T10"> </text:span>learning<text:span text:style-name="T10"> </text:span>outcome<text:span text:style-name="T7"> </text:span>statement).<text:span text:style-name="T10"> </text:span><text:span text:style-name="T2">Box</text:span><text:span text:style-name="T77"> </text:span><text:span text:style-name="T2">A1 </text:span>summarises the main features of the DigComp 3.0 learning outcomes.</text:p>
        <text:p text:style-name="P115"/>
        <text:p text:style-name="P116" loext:marker-style-name="T79"><text:span text:style-name="T79">Er zijn geen op kennis gebaseerde leerresultaten opgenomen in het Zeer gevorderde niveau. In plaats daarvan vatten de op houding gebaseerde leerresultaten op het Zeer gevorderde niveau een algemene instelling samen om op de hoogte te blijven van ontwikkelingen met betrekking tot die competentie, in lijn met de literatuur over zelfgestuurd leren (bijv. Morris, 2023).</text:span><text:span text:style-name="T79"/></text:p>
        <text:p text:style-name="P117" loext:marker-style-name="T79"><text:bookmark text:name="_bookmark34"/><text:bookmark text:name="Table_A5:_Examples_of_verbs_used_for_lea"/></text:p>
        <text:p text:style-name="P118"><text:span text:style-name="T38">Table</text:span><text:span text:style-name="T102"> </text:span><text:span text:style-name="T38">A5:</text:span><text:span text:style-name="T103"> </text:span><text:span text:style-name="T3">Examples</text:span><text:span text:style-name="T96"> </text:span><text:span text:style-name="T3">Article</text:span><text:span text:style-name="T96"> </text:span><text:span text:style-name="T3">verbs</text:span><text:span text:style-name="T96"> </text:span><text:span text:style-name="T3">used</text:span><text:span text:style-name="T96"> </text:span><text:span text:style-name="T3">example,</text:span><text:span text:style-name="T96"> </text:span><text:span text:style-name="T3">Brussels:</text:span><text:span text:style-name="T96"> </text:span><text:span text:style-name="T3">are</text:span><text:span text:style-name="T96"> </text:span><text:span text:style-name="T3">describing</text:span><text:span text:style-name="T96"> </text:span><text:span text:style-name="T3">knowledge,</text:span><text:span text:style-name="T96"> </text:span><text:span text:style-name="T3">skills and attitudes.</text:span><text:span text:style-name="T104">11</text:span></text:p>
        <text:p text:style-name="P119" loext:marker-style-name="T3"/>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17" loext:marker-style-name="T64"><text:span text:style-name="T64">Niveau</text:span><text:span text:style-name="T64"/></text:p>
            </table:table-cell>
            <table:table-cell table:style-name="Tabel9.A1" office:value-type="string">
              <text:p text:style-name="P17" loext:marker-style-name="T64"><text:span text:style-name="T64">Korte beschrijving van het beheersingsniveau</text:span><text:span text:style-name="T64"/></text:p>
            </table:table-cell>
            <table:table-cell table:style-name="Tabel9.A1" office:value-type="string">
              <text:p text:style-name="P17" loext:marker-style-name="T64"><text:span text:style-name="T64">Voorbeelden van werkwoorden die worden gebruikt in leerresultaatverklaringen</text:span><text:span text:style-name="T64"/></text:p>
            </table:table-cell>
          </table:table-row>
          <table:table-row table:style-name="Tabel9.2">
            <table:table-cell table:style-name="Tabel9.A1" office:value-type="string">
              <text:p text:style-name="P17">Basic</text:p>
            </table:table-cell>
            <table:table-cell table:style-name="Tabel9.A1" office:value-type="string">
              <text:p text:style-name="P17">Onthouden en uitvoeren van eenvoudige taken met begeleiding waar nodig.</text:p>
            </table:table-cell>
            <table:table-cell table:style-name="Tabel9.A1" office:value-type="string">
              <text:p text:style-name="P17">Knowledge: Recognise, Identify, Distinguish between</text:p>
              <text:p text:style-name="P17">Skills: Use, Apply, Implement</text:p>
              <text:p text:style-name="P17">Attitudes: Acknowledge the importance, Acknowledge the benefits</text:p>
            </table:table-cell>
          </table:table-row>
          <table:table-row table:style-name="Tabel9.3">
            <table:table-cell table:style-name="Tabel9.A1" office:value-type="string">
              <text:p text:style-name="P17">Intermediate</text:p>
            </table:table-cell>
            <table:table-cell table:style-name="Tabel9.A1" office:value-type="string">
              <text:p text:style-name="P17">Autonoom identificeren en uitvoeren van welomschreven taken en oplossen van welomschreven problemen.</text:p>
            </table:table-cell>
            <table:table-cell table:style-name="Tabel9.A1" office:value-type="string">
              <text:p text:style-name="P17">Knowledge: Recognise, Identify, Distinguish between, Define, Describe</text:p>
              <text:p text:style-name="P17">Skills: Use, Apply, Select, Assess</text:p>
              <text:p text:style-name="P17">Attitudes: Acknowledge the importance, Acknowledge the benefits, Prioritise, Purposefully explore, Participate in</text:p>
            </table:table-cell>
          </table:table-row>
          <table:table-row table:style-name="Tabel9.4">
            <table:table-cell table:style-name="Tabel9.A1" office:value-type="string">
              <text:p text:style-name="P17">Advanced</text:p>
            </table:table-cell>
            <table:table-cell table:style-name="Tabel9.A1" office:value-type="string">
              <text:p text:style-name="P17">Autonoom oplossingen beoordelen en toepassen voor verschillende complexe taken en zich aanpassen aan verschillende contexten om taken op passende wijze te evalueren en uit te voeren, waarbij anderen worden begeleid indien nodig.</text:p>
            </table:table-cell>
            <table:table-cell table:style-name="Tabel9.A1" office:value-type="string">
              <text:p text:style-name="P17">Knowledge: Identify, Define, Describe</text:p>
              <text:p text:style-name="P17">Skills: Assess, Apply, Combine, Assist others, Support others</text:p>
              <text:p text:style-name="P17">Attitudes: Acknowledge the importance, Acknowledge the benefits, Take account of, Prioritise, Continually explore</text:p>
            </table:table-cell>
          </table:table-row>
          <table:table-row table:style-name="Tabel9.5">
            <table:table-cell table:style-name="Tabel9.A1" office:value-type="string">
              <text:p text:style-name="P17">Highly advanced</text:p>
            </table:table-cell>
            <table:table-cell table:style-name="Tabel9.A1" office:value-type="string">
              <text:p text:style-name="P17">Zeer complexe of gespecialiseerde problemen beoordelen, evalueren en oplossen om nieuwe oplossingen te creëren of bestaande aan te passen, waarbij leiding wordt gegeven aan en begeleiding wordt geboden aan anderen indien nodig.</text:p>
            </table:table-cell>
            <table:table-cell table:style-name="Tabel9.A1" office:value-type="string">
              <text:p text:style-name="P17">Knowledge: No knowledge learning outcomes are included in Highly Advanced levels: This element is captured under Attitudes (stay informed about).</text:p>
              <text:p text:style-name="P17">Skills: Assess and evaluate, Develop and implement, Lead or contribute to, Design, Advise, Explain</text:p>
              <text:p text:style-name="P17">Attitudes: Acknowledge the importance, Acknowledge the benefits, Stay informed about, Promote and support</text:p>
            </table:table-cell>
          </table:table-row>
        </table:table>
        <text:p text:style-name="Standard">Source: JRC own elaboration.</text:p>
        <text:p text:style-name="P120">Kader A1: Belangrijkste kenmerken van de DigComp 3.0-leerresultaten.</text:p>
        <text:p text:style-name="P121" loext:marker-style-name="T62"/>
        <text:p text:style-name="Standard">Er zijn in totaal 523 leerresultaten. Het aantal leerresultaten varieert per competentie.</text:p>
        <text:p text:style-name="Standard">DigComp 3.0 learning outcomes are each linked to one proficiency level (Basic, Intermediate, Advanced, Highly Advanced), and are grouped by Competence and whether they refer to Knowledge, Skill or Attitude. They are each labelled as AI-explicit, AI-implicit, or neither AI-explicit or AI-implicit, which is intended as a general guide only. See Section 2.6 for more information on how to interpret the AI labels.</text:p>
        <text:p text:style-name="Standard">There are more learning outcomes at the lower two proficiency levels: 29% (151) are Basic, 32% (170) are Intermediate, 23% (119) are Advanced and 16% (83) are Highly Advanced. As digital competence becomes more advanced, the complexity of tasks and range of digital tools (and how these may be combined) increase. Therefore, the approach taken is to use a somewhat more general wording for learning outcomes at Advanced and Highly Advanced levels than learning outcomes at the Basic and Intermediate levels. This is in line with stakeholders’ and experts’ recommendations to focus more on the lower proficiency levels.</text:p>
        <text:p text:style-name="Standard">The</text:p>
        <text:p text:style-name="Standard">Each</text:p>
        <text:p text:style-name="Standard">The numbering of the competence statements (Section 3) and the learning outcomes (in this Annex) do not correspond, since there are more learning outcomes than competence statements. For example, the content of CS1.1.08 does not correspond to LO1.1.08.</text:p>
        <text:p text:style-name="Standard">Source:<text:span text:style-name="T7"> JRC own elaboration.</text:span></text:p>
      </text:section>
      <text:h text:style-name="P122" text:outline-level="5"><text:bookmark text:name="A2.2_Practical_considerations"/><text:bookmark text:name="_bookmark35"/><text:span text:style-name="T106">A2.2</text:span><text:span text:style-name="T107"> </text:span><text:span text:style-name="T106">PRACTICAL</text:span><text:span text:style-name="T108"> </text:span><text:span text:style-name="T109">CONSIDERATIONS</text:span></text:h>
      <text:p text:style-name="Standard">Based</text:p>
      <text:p text:style-name="Standard">Kader A2: Voorgestelde stappen en literatuur voor het implementeren van de DigComp 3.0-leerresultaten.</text:p>
      <text:p text:style-name="Standard"/>
      <text:p text:style-name="Standard">De onderstaande stappen zijn suggesties die kunnen worden aangepast voor specifieke toepassingen van de DigComp 3.0-leerresultaten.</text:p>
      <text:list text:style-name="WWNum15">
        <text:list-item>
          <text:p text:style-name="P123">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p>
        </text:list-item>
        <text:list-item>
          <text:p text:style-name="P123">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p>
        </text:list-item>
        <text:list-item>
          <text:p text:style-name="P123">Evalueer vroeg in het project het DigComp 3.0-kader, zodat de betrokkenen er vertrouwd mee raken.</text:p>
        </text:list-item>
        <text:list-item>
          <text:p text:style-name="P123">Maak indien nodig een vertaling van de leerresultaten en andere onderdelen van het kader, waarbij u de verklarende woordenlijst raadpleegt om ervoor te zorgen dat de termen consistent zijn met de lokale taal en de gebruikscontext.</text:p>
        </text:list-item>
        <text:list-item>
          <text:p text:style-name="P123">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p>
        </text:list-item>
        <text:list-item>
          <text:p text:style-name="P123">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p>
        </text:list-item>
        <text:list-item>
          <text:p text:style-name="P123">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p>
        </text:list-item>
        <text:list-item>
          <text:p text:style-name="P123">Sommige leerresultaten, evenals de competentiebeschrijvingen voor de beheersingsniveaus in sectie 3, zijn gelabeld als AI-expliciet of AI-impliciet (zie sectie 2.6). Het wordt aanbevolen om AI-gerelateerde leerresultaten holistisch binnen het gehele kader te bekijken.</text:p>
        </text:list-item>
      </text:list>
      <text:p text:style-name="P124"><text:span text:style-name="T38">Aanbevolen literatuur:</text:span></text:p>
      <text:list text:style-name="WWNum10">
        <text:list-item>
          <text:p text:style-name="P125"><text:span text:style-name="T110">Cedefop’s (2022) </text:span><text:a xlink:type="simple" xlink:href="https://www.cedefop.europa.eu/en/publications/4209" text:style-name="ListLabel_20_187" text:visited-style-name="ListLabel_20_187"><text:span text:style-name="T111">Het definiëren, schrijven en toepassen van Leerresultaten – Een Europees Handboek (tweede editie)</text:span></text:a><text:span text:style-name="T112"> </text:span><text:span text:style-name="T3">is bedoeld voor individuen en instellingen die betrokken zijn bij het definiëren en schrijven van Leerresultaten.</text:span><text:span text:style-name="T84"> </text:span><text:span text:style-name="T3">are</text:span><text:span text:style-name="T84"> </text:span><text:span text:style-name="T3">Het</text:span><text:span text:style-name="T84"> </text:span><text:span text:style-name="T3">biedt</text:span><text:span text:style-name="T84"> </text:span><text:span text:style-name="T3">concreet</text:span><text:span text:style-name="T84"> </text:span><text:span text:style-name="T3">voorbeelden</text:span><text:span text:style-name="T84"> </text:span><text:span text:style-name="T3">en</text:span><text:span text:style-name="T84"> </text:span><text:span text:style-name="T3">biedt</text:span><text:span text:style-name="T84"> </text:span><text:span text:style-name="T3">een</text:span><text:span text:style-name="T84"> </text:span><text:span text:style-name="T3">overzicht</text:span><text:span text:style-name="T84"> </text:span><text:span text:style-name="T3">Article</text:span><text:span text:style-name="T84"> </text:span><text:span text:style-name="T3">users</text:span><text:span text:style-name="T84"> </text:span><text:span text:style-name="T3">richtlijnen</text:span><text:span text:style-name="T84"> </text:span><text:span text:style-name="T3">en</text:span><text:span text:style-name="T84"> </text:span><text:span text:style-name="T3">onderzoek.</text:span><text:span text:style-name="T84"> </text:span><text:span text:style-name="T3">Cedefop</text:span><text:span text:style-name="T84"> </text:span><text:span text:style-name="T3">Learning</text:span><text:span text:style-name="T84"> </text:span><text:span text:style-name="T3">heeft</text:span><text:span text:style-name="T84"> </text:span><text:span text:style-name="T3">ook</text:span><text:span text:style-name="T84"> </text:span><text:span text:style-name="T3">ontwikkeld</text:span><text:span text:style-name="T84"> </text:span><text:span text:style-name="T3">een</text:span><text:span text:style-name="T84"> </text:span><text:a xlink:type="simple" xlink:href="https://data.europa.eu/data/datasets/learning-outcomes-resources?locale=en" text:style-name="ListLabel_20_188" text:visited-style-name="ListLabel_20_188"><text:span text:style-name="T3">dataset met richtmateriaal</text:span></text:a><text:span text:style-name="T3">.</text:span></text:p>
        </text:list-item>
        <text:list-item>
          <text:p text:style-name="P126"><text:span text:style-name="T110">Internationaal</text:span><text:span text:style-name="T113"> </text:span><text:span text:style-name="T110">Commission</text:span><text:span text:style-name="T113"> </text:span><text:span text:style-name="T110">(2012).</text:span><text:span text:style-name="T113"> </text:span><text:span text:style-name="T110">en</text:span><text:span text:style-name="T113"> </text:span><text:span text:style-name="T110">Vereniging</text:span><text:span text:style-name="T113"> </text:span><text:span text:style-name="T110">Article</text:span><text:span text:style-name="T113"> </text:span><text:span text:style-name="T110">Commission</text:span><text:span text:style-name="T113"> </text:span><text:span text:style-name="T110">Uitgevers</text:span><text:span text:style-name="T113"> </text:span><text:span text:style-name="T110">Defining,</text:span><text:span text:style-name="T113"> </text:span><text:a xlink:type="simple" xlink:href="https://www.testpublishers.org/assets/Guidelines%20for%20Technology-Based%20Assessment%20v2022.11.08.pdf" text:style-name="ListLabel_20_187" text:visited-style-name="ListLabel_20_187"><text:span text:style-name="T111">Richtlijnen voor technologiegebaseerde beoordeling (versie 1.1)</text:span></text:a><text:span text:style-name="T114"> </text:span><text:span text:style-name="T3">biedt</text:span><text:span text:style-name="T61"> </text:span><text:span text:style-name="T3">richtlijnen</text:span><text:span text:style-name="T61"> </text:span><text:span text:style-name="T3">en</text:span><text:span text:style-name="T61"> </text:span><text:span text:style-name="T3">beste</text:span><text:span text:style-name="T61"> </text:span><text:span text:style-name="T3">praktijken</text:span><text:span text:style-name="T61"> </text:span><text:span text:style-name="T3">example,</text:span><text:span text:style-name="T61"> </text:span><text:span text:style-name="T115">development</text:span><text:span text:style-name="T3"> ontwerp, levering, beoordeling en gebruik van digitale evaluaties, met onderwerpen zoals geldigheid, eerlijkheid, Toegankelijkheid, beveiliging en Privacy. Het bevat een beschrijving van fundamentele meetconcepten; een reeks richtlijnen; en suggesties voor verdere lectuur.</text:span></text:p>
        </text:list-item>
      </text:list>
      <text:p text:style-name="Standard">Source: JRC own elaboration.</text:p>
      <text:h text:style-name="P127" text:outline-level="2"><text:bookmark text:name="A2.3_Learning_outcomes"/><text:bookmark text:name="_bookmark36"/>A2.3<text:span text:style-name="T116"> </text:span>LEARNING<text:span text:style-name="T117"> </text:span><text:span text:style-name="T1">OUTCOMES</text:span></text:h>
      <text:p text:style-name="P128"><text:span text:style-name="T79">Learning</text:span><text:span text:style-name="T118"> </text:span><text:span text:style-name="T79">are</text:span><text:span text:style-name="T119"> </text:span><text:span text:style-name="T79">defined</text:span><text:span text:style-name="T118"> </text:span><text:span text:style-name="T79">also</text:span><text:span text:style-name="T119"> </text:span><text:span text:style-name="T79">available</text:span><text:span text:style-name="T119"> </text:span><text:span text:style-name="T79">in</text:span><text:span text:style-name="T118"> </text:span><text:span text:style-name="T79">spreadsheet</text:span><text:span text:style-name="T119"> </text:span><text:span text:style-name="T79">format</text:span><text:span text:style-name="T118"> </text:span><text:span text:style-name="T79">and</text:span><text:span text:style-name="T119"> </text:span><text:span text:style-name="T79">as</text:span><text:span text:style-name="T119"> </text:span><text:span text:style-name="T79">a</text:span><text:span text:style-name="T118"> </text:span><text:span text:style-name="T79">linked</text:span><text:span text:style-name="T119"> </text:span><text:span text:style-name="T79">open</text:span><text:span text:style-name="T119"> </text:span><text:span text:style-name="T79">dataset</text:span><text:span text:style-name="T118"> </text:span><text:span text:style-name="T79">in</text:span><text:span text:style-name="T119"> </text:span><text:span text:style-name="T79">JSON</text:span><text:span text:style-name="T118"> </text:span><text:span text:style-name="T79">formats</text:span><text:span text:style-name="T119"> </text:span><text:span text:style-name="T79">on</text:span><text:span text:style-name="T119"> </text:span><text:span text:style-name="T79">development</text:span><text:span text:style-name="T118"> </text:span><text:a xlink:type="simple" xlink:href="https://joint-research-centre.ec.europa.eu/projects-and-activities/education-and-training/digital-transformation-education/digital-competence-framework-citizens-digcomp_en" text:style-name="ListLabel_20_189" text:visited-style-name="ListLabel_20_189"><text:span text:style-name="T120">JRC-DigComp webruimte</text:span></text:a><text:span text:style-name="T118">.</text:span></text:p>
      <text:p text:style-name="Standard"/>
      <text:p text:style-name="Standard">[Insert Learning Outcomes.docx]</text:p>
      <text:p text:style-name="Standard"/>
      <text:section text:style-name="Sect1" text:name="Sectie6">
        <text:p text:style-name="P19" loext:marker-style-name="T41"><text:bookmark text:name="Annex_3:_Phases_in_the_development_of_Di"/><text:bookmark text:name="_bookmark55"/></text:p>
        <text:h text:style-name="P20" text:outline-level="2">Annex 3: Phases in the development of DigComp3.0</text:h>
        <text:p text:style-name="P129">Development work on DigComp 3.0 took place across four phases. Many individuals</text:p>
        <text:p text:style-name="P129"/>
        <text:h text:style-name="Heading_20_3" text:outline-level="3">PHASE</text:h>
        <text:p text:style-name="P130">Initial scoping work took place during December 2023-June 2024. It consisted of a call for DigComp-related submissions and their analysis, and a scoping literature</text:p>
        <text:h text:style-name="P131" text:outline-level="4">FASE 1.1: DIGCOMP-BIJDRAGEN EN VASTSTELLING VAN DE 'BASISSET' LEERRESULTATEN</text:h>
        <text:p text:style-name="P132"/>
        <text:p text:style-name="P133">De oproep voor inzendingen werd in december 2023 verspreid via vier hoofdkanalen: de DigComp Community of Practice; het Digital Skills and Jobs Platform; de Digital Education Hub; en via LinkedIn. De indieningstermijn sloot in maart 2024. De oproep was gericht op bestaande gebruikers van het DigComp-raamwerk in formele, informele en niet-formele leercontexten, inclusief beoordeling en certificering, binnen Europese, nationale, regionale of lokale initiatieven. De oproep zocht informatie over initiatieven die voorbeelden gaven van leerresultaten (of vergelijkbaar) ontwikkeld op basis van DigComp. In totaal werden 50 inzendingen ontvangen uit 16 landen (Oostenrijk, Denemarken, Estland, Finland, Frankrijk, Duitsland, Griekenland, Ierland, Italië, Letland, Litouwen, Luxemburg, Nederland, Portugal, Spanje en Oekraïne) en drie organisaties op Europees niveau. De inzendingen werden getoetst aan de indieningscriteria (bestrijken van drie of meer van de vijf competentiegebieden; koppelen van competenties aan bekwaamheid; en ontwikkeld sinds 2018) en ingedeeld in de categorieën: Zeer relevant (16); Behoorlijk relevant (14); Enigszins relevant (11); en Buiten beschouwing (9) – waarbij een hogere relevantiescore werd gegeven aan initiatieven gebaseerd op DigComp 2.2 die leerresultaten of equivalenten bevatten.</text:p>
        <text:p text:style-name="P63"/>
        <text:p text:style-name="P134">De beschrijvingen van leerresultaten werden geëxtraheerd uit de 16 'Zeer relevante' inzendingen (afkomstig uit negen EU-landen en twee organisaties op Europees niveau) en geformatteerd en samengevoegd in één dataset, die we hier de 'leerresultatendataset' noemen. Waar nodig werden inzendingen vertaald vanuit hun brontalen naar het Engels met behulp van de eTranslation-tool van de Europese Commissie. In totaal werden 2.488 leerresultaten geëxtraheerd.</text:p>
        <text:p text:style-name="P132"/>
        <text:p text:style-name="P135">A</text:p>
        <text:p text:style-name="P132"/>
        <text:p text:style-name="P136">The content of the <text:span text:style-name="T11">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pan></text:p>
        <text:p text:style-name="P63"/>
        <text:p text:style-name="P137"><text:span text:style-name="T1">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span></text:p>
        <text:p text:style-name="P138"/>
        <text:h text:style-name="P139" text:outline-level="4">FASE 1.2: LITERATUUR- EN BELEIDSONDERZOEK VOOR DE GAP-ANALYSE VAN DE DIGCOMP-LEERRESULTATEN 'BASISSET'</text:h>
        <text:p text:style-name="P140"/>
        <text:p text:style-name="P141">In parallel with the DigComp submissions, the JRC researched and compiled information</text:p>
        <text:p text:style-name="P132"/>
        <text:p text:style-name="P142">Bronnen werden gegroepeerd in brede thema's, en er werd een gap-analyse uitgevoerd tussen hun inhoud en de leerresultatendataset. Hier verwijst 'gap-analyse' naar een beoordeling van tekst die is geëxtraheerd uit de bronnen in het verkennend onderzoek (concepten, competenties, leerresultaten, enz.). Elk tekstfragment werd eerst beoordeeld om te zien of het paste bij het brede, transversale karakter van DigComp en de thematische prioriteiten van DigComp 3.0. Zo ja, dan werd het getoetst aan de leerresultatendataset om te controleren of het concept of de vaardigheid uit het tekstfragment was opgenomen. Zo niet, dan werd de inhoud geïntegreerd door het opstellen van een nieuwe leerresultaatbeschrijving. Illustratieve voorbeelden van de ongeveer 100 bronnen die zijn geraadpleegd in het verkennend onderzoek, worden getoond in Tabel A6.</text:p>
        <text:p text:style-name="P143">The</text:p>
      </text:section>
      <text:p text:style-name="P144" loext:marker-style-name="T3"/>
      <text:p text:style-name="Standard" loext:marker-style-name="T84"><text:bookmark text:name="Table_A6._Illustrative_examples_of_sourc"/><text:span text:style-name="T38">Table</text:span><text:span text:style-name="T85"> </text:span><text:span text:style-name="T38">A6.</text:span><text:span text:style-name="T60"> </text:span><text:span text:style-name="T3">Illustrative</text:span><text:span text:style-name="T61"> </text:span><text:span text:style-name="T3">examples of</text:span><text:span text:style-name="T61"> </text:span><text:span text:style-name="T3">sources,</text:span><text:span text:style-name="T61"> </text:span><text:span text:style-name="T3">consulted during</text:span><text:span text:style-name="T61"> </text:span><text:span text:style-name="T3">development</text:span><text:span text:style-name="T61"> </text:span><text:span text:style-name="T3">of</text:span><text:span text:style-name="T61"> </text:span><text:span text:style-name="T3">DigComp </text:span><text:span text:style-name="T84">3.0.</text:span></text:p>
      <table:table table:name="Tabel10" table:style-name="Tabel10">
        <table:table-column table:style-name="Tabel10.A" table:number-columns-repeated="2"/>
        <table:table-column table:style-name="Tabel10.C"/>
        <text:soft-page-break/>
        <table:table-row table:style-name="Tabel10.1">
          <table:table-cell table:style-name="Tabel10.A1" office:value-type="string">
            <text:p text:style-name="P145" loext:marker-style-name="T125"><text:span text:style-name="T126">Auteurs</text:span><text:span text:style-name="T125"/></text:p>
          </table:table-cell>
          <table:table-cell table:style-name="Tabel10.B1" office:value-type="string">
            <text:p text:style-name="P145" loext:marker-style-name="T125"><text:span text:style-name="T126">Thema</text:span><text:span text:style-name="T125"/></text:p>
          </table:table-cell>
          <table:table-cell table:style-name="Tabel10.B1" office:value-type="string">
            <text:p text:style-name="P145" loext:marker-style-name="T126"><text:span text:style-name="T126">Description and relevance to DigComp</text:span><text:span text:style-name="T126"/></text:p>
          </table:table-cell>
        </table:table-row>
        <table:table-row table:style-name="Tabel10.2">
          <table:table-cell table:style-name="Tabel10.A2" office:value-type="string">
            <text:p text:style-name="P145" loext:marker-style-name="T127"><text:span text:style-name="T128">Long &amp; Magerko (2020)</text:span><text:span text:style-name="T127"/></text:p>
          </table:table-cell>
          <table:table-cell table:style-name="Tabel10.B2" office:value-type="string">
            <text:p text:style-name="P145" loext:marker-style-name="T127"><text:span text:style-name="T128">AI-competentie/ AI-geletterdheid</text:span><text:span text:style-name="T127"/></text:p>
          </table:table-cell>
          <table:table-cell table:style-name="Tabel10.B2" office:value-type="string">
            <text:p text:style-name="P145" loext:marker-style-name="T128"><text:span text:style-name="T128">Veel geciteerde definitie en competenties voor AI-geletterdheid, inclusief beschrijvingen van specifieke competenties, meegenomen in de gap-analyse.</text:span><text:span text:style-name="T128"/></text:p>
          </table:table-cell>
        </table:table-row>
        <table:table-row table:style-name="Tabel10.3">
          <table:table-cell table:style-name="Tabel10.A2" office:value-type="string">
            <text:p text:style-name="P145" loext:marker-style-name="T129"><text:a xlink:type="simple" xlink:href="https://www.sciencedirect.com/science/article/pii/S2666920X21000357" text:style-name="ListLabel_20_190" text:visited-style-name="ListLabel_20_190"><text:span text:style-name="T130">Ng et al. (2021)</text:span></text:a></text:p>
          </table:table-cell>
          <table:table-cell table:style-name="Tabel10.B2" office:value-type="string">
            <text:p text:style-name="P145" loext:marker-style-name="T127"><text:span text:style-name="T128">AI-competentie/ AI-geletterdheid</text:span><text:span text:style-name="T127"/></text:p>
          </table:table-cell>
          <table:table-cell table:style-name="Tabel10.B2" office:value-type="string">
            <text:p text:style-name="P145" loext:marker-style-name="T128"><text:span text:style-name="T128">Verkennende review van 30 bronnen uit 12 landen, waarvan 7 in Europa, om vier gemeenschappelijke elementen te identificeren en een taxonomie te beschrijven gebaseerd op Bloom; meegenomen in de aanpak voor de integratie van AI-competentie.</text:span><text:span text:style-name="T128"/></text:p>
          </table:table-cell>
        </table:table-row>
        <table:table-row table:style-name="Tabel10.1">
          <table:table-cell table:style-name="Tabel10.A2" office:value-type="string">
            <text:p text:style-name="P145" loext:marker-style-name="T129"><text:a xlink:type="simple" xlink:href="https://www.tandfonline.com/doi/full/10.1080/0144929X.2022.2072768" text:style-name="ListLabel_20_190" text:visited-style-name="ListLabel_20_190"><text:span text:style-name="T130">Wang et al. (2022)</text:span></text:a></text:p>
          </table:table-cell>
          <table:table-cell table:style-name="Tabel10.B2" office:value-type="string">
            <text:p text:style-name="P145" loext:marker-style-name="T127"><text:span text:style-name="T128">AI-competentie/ AI-geletterdheid</text:span><text:span text:style-name="T127"/></text:p>
          </table:table-cell>
          <table:table-cell table:style-name="Tabel10.B2" office:value-type="string">
            <text:p text:style-name="P145" loext:marker-style-name="T128"><text:span text:style-name="T128">Definitie van AI-geletterdheid en AI-geletterdheidsschaal met 12 items, meegenomen in de gap-analyse.</text:span><text:span text:style-name="T128"/></text:p>
          </table:table-cell>
        </table:table-row>
        <table:table-row table:style-name="Tabel10.3">
          <table:table-cell table:style-name="Tabel10.A2" office:value-type="string">
            <text:p text:style-name="P145" loext:marker-style-name="T129"><text:a xlink:type="simple" xlink:href="http://www.ai-comp.org/" text:style-name="ListLabel_20_190" text:visited-style-name="ListLabel_20_190"><text:span text:style-name="T130">Ehlers et al. (2024)</text:span></text:a></text:p>
          </table:table-cell>
          <table:table-cell table:style-name="Tabel10.B2" office:value-type="string">
            <text:p text:style-name="P145" loext:marker-style-name="T127"><text:span text:style-name="T128">AI-competentie/ AI-geletterdheid</text:span><text:span text:style-name="T127"/></text:p>
          </table:table-cell>
          <table:table-cell table:style-name="Tabel10.B2" office:value-type="string">
            <text:p text:style-name="P145" loext:marker-style-name="T128"><text:span text:style-name="T128">AICOMP-studie en raamwerk – toekomstige vaardigheden die nodig zijn voor een leef- en werkomgeving die gevormd wordt door AI. 12 competentievelden worden beschreven; meegenomen in de gap-analyse.</text:span><text:span text:style-name="T128"/></text:p>
          </table:table-cell>
        </table:table-row>
        <table:table-row table:style-name="Tabel10.2">
          <table:table-cell table:style-name="Tabel10.A2" office:value-type="string">
            <text:p text:style-name="P145" loext:marker-style-name="T127"><text:span text:style-name="T128">UNESCO (2022)</text:span><text:span text:style-name="T127"/></text:p>
          </table:table-cell>
          <table:table-cell table:style-name="Tabel10.B2" office:value-type="string">
            <text:p text:style-name="P145" loext:marker-style-name="T127"><text:span text:style-name="T128">AI-competentie/ AI-geletterdheid</text:span><text:span text:style-name="T127"/></text:p>
          </table:table-cell>
          <table:table-cell table:style-name="Tabel10.B2" office:value-type="string">
            <text:p text:style-name="P145" loext:marker-style-name="T128"><text:span text:style-name="T128">In kaart brengen van door de overheid goedgekeurde AI-curricula. Bevat een definitie van AI-geletterdheid en 222 leerresultaten die op DigComp zijn gemapt voor de gap-analyse.</text:span><text:span text:style-name="T128"/></text:p>
          </table:table-cell>
        </table:table-row>
        <table:table-row table:style-name="Tabel10.2">
          <table:table-cell table:style-name="Tabel10.A2" office:value-type="string">
            <text:p text:style-name="P145" loext:marker-style-name="T127"><text:span text:style-name="T128">Di Vinadio et al. (2023)</text:span><text:span text:style-name="T127"/></text:p>
          </table:table-cell>
          <table:table-cell table:style-name="Tabel10.B2" office:value-type="string">
            <text:p text:style-name="P145" loext:marker-style-name="T127"><text:span text:style-name="T128">AI-competentie/ AI-geletterdheid</text:span><text:span text:style-name="T127"/></text:p>
          </table:table-cell>
          <table:table-cell table:style-name="Tabel10.B2" office:value-type="string">
            <text:p text:style-name="P145" loext:marker-style-name="T128"><text:span text:style-name="T128">AI-competenties voor ambtenaren: 9 competenties werden geëxtraheerd voor de gap-analyse.</text:span><text:span text:style-name="T128"/></text:p>
          </table:table-cell>
        </table:table-row>
        <table:table-row table:style-name="Tabel10.8">
          <table:table-cell table:style-name="Tabel10.A2" office:value-type="string">
            <text:p text:style-name="P145" loext:marker-style-name="T127"><text:span text:style-name="T128">Miao et al. (2024)</text:span><text:span text:style-name="T127"/></text:p>
          </table:table-cell>
          <table:table-cell table:style-name="Tabel10.B2" office:value-type="string">
            <text:p text:style-name="P145" loext:marker-style-name="T127"><text:span text:style-name="T128">AI-competentie/ AI-geletterdheid</text:span><text:span text:style-name="T127"/></text:p>
          </table:table-cell>
          <table:table-cell table:style-name="Tabel10.B2" office:value-type="string">
            <text:p text:style-name="P145" loext:marker-style-name="T127"><text:span text:style-name="T128">AI-competentieraamwerk voor studenten. Bevat vijf principes (kritisch denken, mensgerichte samenwerking, klimaatvriendelijk AI-ontwerp, overdraagbare AI-basis voor levenslang leren, inclusiviteit in competentieontwikkeling) en vier competentieaspecten (mensgerichte mindset, ethiek van AI, AI-technieken en -toepassingen, en AI-systeemontwerp). Meegenomen in de aanpak voor integratie van AI-competentie.</text:span><text:span text:style-name="T127"/></text:p>
          </table:table-cell>
        </table:table-row>
        <table:table-row table:style-name="Tabel10.9">
          <table:table-cell table:style-name="Tabel10.A2" office:value-type="string">
            <text:p text:style-name="P145" loext:marker-style-name="T129"><text:a xlink:type="simple" xlink:href="https://digitalpromise.dspacedirect.org/server/api/core/bitstreams/c09bc1b5-a869-4fc3-b47b-c3bfd6575ca0/content" text:style-name="ListLabel_20_190" text:visited-style-name="ListLabel_20_190"><text:span text:style-name="T130">Mills et al. (2024)</text:span></text:a></text:p>
          </table:table-cell>
          <table:table-cell table:style-name="Tabel10.B2" office:value-type="string">
            <text:p text:style-name="P145" loext:marker-style-name="T127"><text:span text:style-name="T128">AI-competentie/ AI-geletterdheid</text:span><text:span text:style-name="T127"/></text:p>
          </table:table-cell>
          <table:table-cell table:style-name="Tabel10.B2" office:value-type="string">
            <text:p text:style-name="P145" loext:marker-style-name="T128"><text:span text:style-name="T128">AI-geletterdheidsraamwerk waarvan de componenten AI-geletterdheidspraktijken, kernwaarden, vormen van betrokkenheid en soorten gebruik dekken. Ook wordt bekeken hoe AI-geletterdheid verbonden is met digitaal burgerschap, mediageletterdheid, datageletterdheid en computational thinking. Meegenomen in de gap-analyse en aanpak voor integratie van AI-competentie.</text:span><text:span text:style-name="T128"/></text:p>
          </table:table-cell>
        </table:table-row>
        <table:table-row table:style-name="Tabel10.3">
          <table:table-cell table:style-name="Tabel10.A2" office:value-type="string">
            <text:p text:style-name="P145" loext:marker-style-name="T129"><text:a xlink:type="simple" xlink:href="https://f4i.hbox.at/index.php/s/4gN4p3j3Bb33GyH" text:style-name="ListLabel_20_190" text:visited-style-name="ListLabel_20_190"><draw:custom-shape text:anchor-type="char" draw:z-index="73" draw:name="Vrije vorm: vorm 15" draw:style-name="gr11" draw:text-style-name="P55" svg:width="0.027cm" svg:height="0.027cm" svg:x="1.667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9" draw:name="Vrije vorm: vorm 14" draw:style-name="gr11" draw:text-style-name="P55" svg:width="0.027cm" svg:height="0.027cm" svg:x="3.36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8" draw:name="Vrije vorm: vorm 13" draw:style-name="gr12" draw:text-style-name="P146" svg:width="0.027cm" svg:height="0.027cm" svg:x="0cm" svg:y="0.397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30">Nárosy et al. (2022)</text:span></text:a></text:p>
          </table:table-cell>
          <table:table-cell table:style-name="Tabel10.B2" office:value-type="string">
            <text:p text:style-name="P145" loext:marker-style-name="T127"><text:span text:style-name="T128">Basic digital competence</text:span><text:span text:style-name="T127"/></text:p>
          </table:table-cell>
          <table:table-cell table:style-name="Tabel10.B2" office:value-type="string">
            <text:p text:style-name="P145" loext:marker-style-name="T128"><text:span text:style-name="T128">De Oostenrijkse aanpassing, DigComp 2.3 AT – Gebied 0 (Basisprincipes, Toegang en Digitaal Begrip) – stuurde de behandeling van digitale basiscompetentie in DigComp 3.0.</text:span><text:span text:style-name="T128"/></text:p>
          </table:table-cell>
        </table:table-row>
        <table:table-row table:style-name="Tabel10.9">
          <table:table-cell table:style-name="Tabel10.A2" office:value-type="string">
            <text:p text:style-name="P145" loext:marker-style-name="T129"><text:a xlink:type="simple" xlink:href="http://www.dcds-project.eu/wp-content/uploads/2020/02/D9_DCD-Methodology-and-content_v2.pdf" text:style-name="ListLabel_20_190" text:visited-style-name="ListLabel_20_190"><text:span text:style-name="T130">Kluzer et al.</text:span></text:a></text:p>
          </table:table-cell>
          <table:table-cell table:style-name="Tabel10.B2" office:value-type="string">
            <text:p text:style-name="P145" loext:marker-style-name="T127"><text:span text:style-name="T128">Basic digital competence</text:span><text:span text:style-name="T127"/></text:p>
          </table:table-cell>
          <table:table-cell table:style-name="Tabel10.B2" office:value-type="string">
            <text:p text:style-name="P145" loext:marker-style-name="T128"><text:span text:style-name="T128">Digital Competence Development System (DCDS) – een ERASMUS+ project gericht op het ontwikkelen van digitale basiscompetentie – stuurde de behandeling van digitale basiscompetentie in DigComp 3.0. Het bevat 95 leerresultaten op basisniveau gebaseerd op DigComp 2.0/2.1. Gebruikt in de gap-analyse over digitale basiscompetentie.</text:span><text:span text:style-name="T128"/></text:p>
          </table:table-cell>
        </table:table-row>
        <table:table-row table:style-name="Tabel10.8">
          <table:table-cell table:style-name="Tabel10.A2" office:value-type="string">
            <text:p text:style-name="P145" loext:marker-style-name="T127"><text:a xlink:type="simple" xlink:href="https://eurydice.eacea.ec.europa.eu/publications/informatics-education-school-europe" text:style-name="ListLabel_20_191" text:visited-style-name="ListLabel_20_191"><text:span text:style-name="T128">Eurydice (2022)</text:span></text:a></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Een Europese vergelijkende analyse van informaticaonderwijs op school. Vat 40 leerresultaten samen onder 10 gebieden (Gegevens en informatie, Mens-systeeminterface, Algoritmen, Ontwerp en ontwikkeling, Programmeren, Modellering en simulatie, Computersystemen, Bewustzijn en empowerment, Netwerken, Veiligheid en beveiliging). Stuurde de behandeling van computational thinking in competentie 3.4.</text:span><text:span text:style-name="T127"/></text:p>
          </table:table-cell>
        </table:table-row>
        <table:table-row table:style-name="Tabel10.8">
          <table:table-cell table:style-name="Tabel10.A2" office:value-type="string">
            <text:p text:style-name="P145" loext:marker-style-name="T127"><text:a xlink:type="simple" xlink:href="https://op.europa.eu/en/publication-detail/-/publication/bbf875ec-a5a2-11ec-83e1-01aa75ed71a1" text:style-name="ListLabel_20_191" text:visited-style-name="ListLabel_20_191"><text:span text:style-name="T128">Bocconi et al. (2022)</text:span></text:a></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Een JRC-review van computational thinking in het verplicht onderwijs, inclusief een literatuuronderzoek, definities en vergelijkende analyse in 22 EU- en 8 niet-EU-landen. Identificeert 32 concepten met betrekking tot algoritmen, programmeren en de relatie tussen beide. Stuurde de behandeling van computational thinking in competentie 3.4.</text:span><text:span text:style-name="T127"/></text:p>
          </table:table-cell>
        </table:table-row>
        <table:table-row table:style-name="Tabel10.3">
          <table:table-cell table:style-name="Tabel10.A2" office:value-type="string">
            <text:p text:style-name="P145" loext:marker-style-name="T127"><text:a xlink:type="simple" xlink:href="https://www.oecd.org/en/topics/sub-issues/learning-in-the-digital-world/pisa-2025-learning-in-the-digital-world.html" text:style-name="ListLabel_20_191" text:visited-style-name="ListLabel_20_191"><text:span text:style-name="T128">OECD (2023)</text:span></text:a></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Raamwerk voor PISA 2025 – 'leren in een digitale wereld'-raamwerk – competentiemodel voor computationele probleemoplossing. 18 competentiebeschrijvingen werden geëxtraheerd voor de gap-analyse.</text:span><text:span text:style-name="T127"/></text:p>
          </table:table-cell>
        </table:table-row>
        <table:table-row table:style-name="Tabel10.3">
          <table:table-cell table:style-name="Tabel10.A2" office:value-type="string">
            <text:p text:style-name="P145" loext:marker-style-name="T127"><text:span text:style-name="T128">Duckworth &amp; Fraillon (2025)</text:span><text:span text:style-name="T127"/></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ICILS-beoordelingsraamwerk – definities van computer- en informatiegeletterdheid, en computational thinking. 25 competentievoorbeelden werden geëxtraheerd voor de gap-analyse.</text:span><text:span text:style-name="T127"/></text:p>
          </table:table-cell>
        </table:table-row>
        <table:table-row table:style-name="Tabel10.2">
          <table:table-cell table:style-name="Tabel10.A2" office:value-type="string">
            <text:p text:style-name="P145" loext:marker-style-name="T127"><text:span text:style-name="T128">DALI-projectconsortium (2023)</text:span><text:span text:style-name="T127"/></text:p>
          </table:table-cell>
          <table:table-cell table:style-name="Tabel10.B2" office:value-type="string">
            <text:p text:style-name="P145" loext:marker-style-name="T128"><text:span text:style-name="T128">Datageletterdheid en digitaal burgerschap</text:span><text:span text:style-name="T128"/></text:p>
          </table:table-cell>
          <table:table-cell table:style-name="Tabel10.B2" office:value-type="string">
            <text:p text:style-name="P145" loext:marker-style-name="T128"><text:span text:style-name="T128">DALI-datageletterdheidsraamwerk voor burgerschap – 37 leerdoelen werden door het JRC op DigComp gemapt als onderdeel van de gap-analyse.</text:span><text:span text:style-name="T128"/></text:p>
          </table:table-cell>
        </table:table-row>
        <table:table-row table:style-name="Tabel10.2">
          <table:table-cell table:style-name="Tabel10.A2" office:value-type="string">
            <text:p text:style-name="P145" loext:marker-style-name="T127"><text:a xlink:type="simple" xlink:href="https://www.detectproject.eu/wp-content/uploads/2021/09/DETECT-Report-1-The-CDL-Framework.pdf" text:style-name="ListLabel_20_191" text:visited-style-name="ListLabel_20_191"><text:span text:style-name="T128">Gouseti et al. (2021)</text:span></text:a></text:p>
          </table:table-cell>
          <table:table-cell table:style-name="Tabel10.B2" office:value-type="string">
            <text:p text:style-name="P145" loext:marker-style-name="T127"><text:span text:style-name="T128">Kritische digitale geletterdheden</text:span><text:span text:style-name="T127"/></text:p>
          </table:table-cell>
          <table:table-cell table:style-name="Tabel10.B2" office:value-type="string">
            <text:p text:style-name="P145" loext:marker-style-name="T127"><text:span text:style-name="T128">DETECT-project – raamwerk voor kritische digitale geletterdheden voor opvoeders: competenties zijn georganiseerd op een manier die consistent is met DigComp. Opgenomen in de gap-analyse.</text:span><text:span text:style-name="T127"/></text:p>
          </table:table-cell>
        </table:table-row>
        <table:table-row table:style-name="Tabel10.8">
          <table:table-cell table:style-name="Tabel10.A2" office:value-type="string">
            <text:p text:style-name="P145" loext:marker-style-name="T127"><text:a xlink:type="simple" xlink:href="https://bera-journals.onlinelibrary.wiley.com/doi/10.1002/rev3.3425" text:style-name="ListLabel_20_191" text:visited-style-name="ListLabel_20_191"><draw:custom-shape text:anchor-type="char" draw:z-index="68" draw:name="Vrije vorm: vorm 12" draw:style-name="gr11" draw:text-style-name="P55" svg:width="0.027cm" svg:height="0.027cm" svg:x="3.36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6" draw:name="Vrije vorm: vorm 11" draw:style-name="gr11" draw:text-style-name="P55" svg:width="0.027cm" svg:height="0.027cm" svg:x="1.667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0" draw:name="Vrije vorm: vorm 10" draw:style-name="gr22" draw:text-style-name="P14" svg:width="0.027cm" svg:height="0.027cm" svg:x="0cm" svg:y="1.085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8">Ilomäki et al. (2023)</text:span></text:a></text:p>
          </table:table-cell>
          <table:table-cell table:style-name="Tabel10.B2" office:value-type="string">
            <text:p text:style-name="P145" loext:marker-style-name="T127"><text:span text:style-name="T128">Kritische digitale geletterdheden</text:span><text:span text:style-name="T127"/></text:p>
          </table:table-cell>
          <table:table-cell table:style-name="Tabel10.B2" office:value-type="string">
            <text:p text:style-name="P145" loext:marker-style-name="T127"><text:span text:style-name="T128">Systematische review van kritische digitale geletterdheid, gebaseerd op 139 bronnen: de 10 meest gebruikte concepten waren digitale geletterdheid, cyberpesten, internetveiligheid, mediageletterdheid, informatiegeletterdheid, ICT-competentie, e-veiligheid, online risico's, online veiligheid en digitale competentie. Gebruikt om de inhoud van competenties 1.2, 2.5, 2.6, 4.2 en 4.3 te sturen.</text:span><text:span text:style-name="T127"/></text:p>
          </table:table-cell>
        </table:table-row>
        <table:table-row table:style-name="Tabel10.3">
          <table:table-cell table:style-name="Tabel10.A2" office:value-type="string">
            <text:p text:style-name="P145" loext:marker-style-name="T127"><text:span text:style-name="T128">Fernández-Prados et al. (2021)</text:span><text:span text:style-name="T127"/></text:p>
          </table:table-cell>
          <table:table-cell table:style-name="Tabel10.B2" office:value-type="string">
            <text:p text:style-name="P145" loext:marker-style-name="T127"><text:span text:style-name="T131">Digital citizenship</text:span><text:span text:style-name="T132"/></text:p>
          </table:table-cell>
          <table:table-cell table:style-name="Tabel10.B2" office:value-type="string">
            <text:p text:style-name="P145" loext:marker-style-name="T128"><text:span text:style-name="T128">Beoordeling van de conceptualisering en meting van digitaal burgerschap. Het aanhangsel bij het artikel bevat ongeveer 80 items van bestaande schalen, opgenomen in de gap-analyse, in het bijzonder voor de competenties 2.3, 1.2, 2.6, 4.2 en 4.3.</text:span><text:span text:style-name="T128"/></text:p>
          </table:table-cell>
        </table:table-row>
        <table:table-row table:style-name="Tabel10.3">
          <table:table-cell table:style-name="Tabel10.A2" office:value-type="string">
            <text:p text:style-name="P145" loext:marker-style-name="T127"><text:a xlink:type="simple" xlink:href="https://elibrary.utb.de/doi/epdf/10.3224/dms.v14i1.09" text:style-name="ListLabel_20_191" text:visited-style-name="ListLabel_20_191"><text:span text:style-name="T128">Jaeger (2021)</text:span></text:a></text:p>
          </table:table-cell>
          <table:table-cell table:style-name="Tabel10.B2" office:value-type="string">
            <text:p text:style-name="P145" loext:marker-style-name="T127"><text:span text:style-name="T131">Digital citizenship</text:span><text:span text:style-name="T132"/></text:p>
          </table:table-cell>
          <table:table-cell table:style-name="Tabel10.B2" office:value-type="string">
            <text:p text:style-name="P145" loext:marker-style-name="T127"><text:span text:style-name="T128">Systematische review van digitaal burgerschap, gebaseerd op 373 publicaties. Vier dimensies worden geïdentificeerd (digitale rechten en privacy; politieke betrokkenheid; digitale openbare diensten; training en leren). Meegenomen voor competentie 2.3.</text:span><text:span text:style-name="T127"/></text:p>
          </table:table-cell>
        </table:table-row>
        <table:table-row table:style-name="Tabel10.8">
          <table:table-cell table:style-name="Tabel10.A2" office:value-type="string">
            <text:p text:style-name="P145" loext:marker-style-name="T127"><draw:custom-shape text:anchor-type="char" draw:z-index="67" draw:name="Vrije vorm: vorm 9" draw:style-name="gr11" draw:text-style-name="P55" svg:width="0.027cm" svg:height="0.027cm" svg:x="3.36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1" draw:name="Vrije vorm: vorm 8" draw:style-name="gr11" draw:text-style-name="P55" svg:width="0.027cm" svg:height="0.027cm" svg:x="1.667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5" draw:name="Vrije vorm: vorm 7" draw:style-name="gr12" draw:text-style-name="P146" svg:width="0.027cm" svg:height="0.027cm" svg:x="0cm" svg:y="1.032cm"><text:p/><draw:enhanced-geometry draw:mirror-horizontal="false" draw:mirror-vertical="false" draw:glue-points="?f0 ?f1 ?f2 ?f3 ?f4 ?f5 ?f6 ?f7" drawooo:sub-view-size="12700 12700" draw:text-areas="?f12 ?f13 ?f14 ?f15" svg:viewBox="0 0 0 0"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8">Richardson &amp; Milovidov (2022)</text:span><text:span text:style-name="T127"/></text:p>
          </table:table-cell>
          <table:table-cell table:style-name="Tabel10.B2" office:value-type="string">
            <text:p text:style-name="P145" loext:marker-style-name="T127"><text:span text:style-name="T131">Digital citizenship</text:span><text:span text:style-name="T132"/></text:p>
          </table:table-cell>
          <table:table-cell table:style-name="Tabel10.B2" office:value-type="string">
            <text:p text:style-name="P145" loext:marker-style-name="T127"><text:span text:style-name="T128">Handboek voor digitaal burgerschap van de Raad van Europa. Identificeert 10 dimensies van digitaal burgerschap (toegang en inclusie, leren en creativiteit, media- en informatiegeletterdheid, ethiek en empathie, gezondheid en welzijn, e-aanwezigheid en communicatie, actieve participatie, rechten en verantwoordelijkheden, privacy en beveiliging, en consumentenbewustzijn). Opgenomen in de gap-analyse.</text:span><text:span text:style-name="T127"/></text:p>
          </table:table-cell>
        </table:table-row>
        <table:table-row table:style-name="Tabel10.9">
          <table:table-cell table:style-name="Tabel10.A2" office:value-type="string">
            <text:p text:style-name="P145" loext:marker-style-name="T127"><text:a xlink:type="simple" xlink:href="https://cyber-citizen.eu/en/aineisto/summary/" text:style-name="ListLabel_20_191" text:visited-style-name="ListLabel_20_191"><text:span text:style-name="T128">Limnéll et al. (2023)</text:span></text:a></text:p>
          </table:table-cell>
          <table:table-cell table:style-name="Tabel10.B2" office:value-type="string">
            <text:p text:style-name="P145" loext:marker-style-name="T127"><text:span text:style-name="T131">Cybersecurity</text:span><text:span text:style-name="T132"/></text:p>
          </table:table-cell>
          <table:table-cell table:style-name="Tabel10.B2" office:value-type="string">
            <text:p text:style-name="P145" loext:marker-style-name="T128"><text:span text:style-name="T128">Onderdeel van een breder 'cyber burger vaardigheden'-project dat aansluit bij DigComp. Bestaat uit een literatuuronderzoek om de huidige staat van onderwijs en training in cyber burger vaardigheden te bepalen. Bevat definities die relevant zijn voor de gap-analyse, met name de competenties 4.1 en 4.2.</text:span><text:span text:style-name="T128"/></text:p>
          </table:table-cell>
        </table:table-row>
        <table:table-row table:style-name="Tabel10.3">
          <table:table-cell table:style-name="Tabel10.A2" office:value-type="string">
            <text:p text:style-name="P145" loext:marker-style-name="T127"><text:a xlink:type="simple" xlink:href="https://www.concordia-h2020.eu/wp-content/uploads/2022/11/Teach-the-TeachersMethodology-for-publication.pdf" text:style-name="ListLabel_20_192" text:visited-style-name="ListLabel_20_192"><text:span text:style-name="T131">CONCORDIA
Consortium (2022)</text:span></text:a></text:p>
          </table:table-cell>
          <table:table-cell table:style-name="Tabel10.B2" office:value-type="string">
            <text:p text:style-name="P145" loext:marker-style-name="T127"><text:span text:style-name="T131">Cybersecurity</text:span><text:span text:style-name="T132"/></text:p>
          </table:table-cell>
          <table:table-cell table:style-name="Tabel10.B2" office:value-type="string">
            <text:p text:style-name="P145" loext:marker-style-name="T128"><text:span text:style-name="T128">Methodologie en richtlijnen voor het onderwijzen van cyberveiligheid en cyberbeveiliging aan middelbare scholieren: Bevat 24 modules, waarvan de inhoud is opgenomen in de gap-analyse voor 4.1 en 4.2, evenals 2.6.</text:span><text:span text:style-name="T128"/></text:p>
          </table:table-cell>
        </table:table-row>
        <table:table-row table:style-name="Tabel10.3">
          <table:table-cell table:style-name="Tabel10.A2" office:value-type="string">
            <text:p text:style-name="P145" loext:marker-style-name="T127"><text:span text:style-name="T128">Polanco-Levicán &amp; Salvo-Garrido (2022)</text:span><text:span text:style-name="T127"/></text:p>
          </table:table-cell>
          <table:table-cell table:style-name="Tabel10.B2" office:value-type="string">
            <text:p text:style-name="P145" loext:marker-style-name="T127"><text:span text:style-name="T128">Media- en informatiegeletterdheid</text:span><text:span text:style-name="T127"/></text:p>
          </table:table-cell>
          <table:table-cell table:style-name="Tabel10.B2" office:value-type="string">
            <text:p text:style-name="P145" loext:marker-style-name="T128"><text:span text:style-name="T128">Systematische review van het concept en de competenties van social media-geletterdheid – 15 artikelen opgenomen – Tabel A1 in het artikel vermeldt de geïdentificeerde concepten en competenties – die zijn opgenomen in de gap-analyse, met name voor 1.2, 2.1, 2.2, 2.6 en 4.2.</text:span><text:span text:style-name="T128"/></text:p>
          </table:table-cell>
        </table:table-row>
        <table:table-row table:style-name="Tabel10.3">
          <table:table-cell table:style-name="Tabel10.A2" office:value-type="string">
            <text:p text:style-name="P145" loext:marker-style-name="T127"><text:span text:style-name="T128">CILIP Information Literacy Group (2021)</text:span><text:span text:style-name="T127"/></text:p>
          </table:table-cell>
          <table:table-cell table:style-name="Tabel10.B2" office:value-type="string">
            <text:p text:style-name="P145" loext:marker-style-name="T127"><text:span text:style-name="T128">Media- en informatiegeletterdheid</text:span><text:span text:style-name="T127"/></text:p>
          </table:table-cell>
          <table:table-cell table:style-name="Tabel10.B2" office:value-type="string">
            <text:p text:style-name="P145" loext:marker-style-name="T127"><text:span text:style-name="T128">Media and Information Literacy Alliance (MILA) raamwerk – gebouwd rond vijf levenslange doelen (geïnformeerd, mondig, gezond, sociaal bewust en verbonden zijn). Stuurde de behandeling van 1.2, 2.1, 2.2, 2.6 en 4.2.</text:span><text:span text:style-name="T127"/></text:p>
          </table:table-cell>
        </table:table-row>
        <table:table-row table:style-name="Tabel10.8">
          <table:table-cell table:style-name="Tabel10.A2" office:value-type="string">
            <text:p text:style-name="P145" loext:marker-style-name="T127"><text:span text:style-name="T128">HERMMES projectconsortium (2025)</text:span><text:span text:style-name="T127"/></text:p>
          </table:table-cell>
          <table:table-cell table:style-name="Tabel10.B2" office:value-type="string">
            <text:p text:style-name="P145" loext:marker-style-name="T127"><text:span text:style-name="T131">Welzijn en veerkracht</text:span><text:span text:style-name="T132"/></text:p>
          </table:table-cell>
          <table:table-cell table:style-name="Tabel10.B2" office:value-type="string">
            <text:p text:style-name="P145" loext:marker-style-name="T128"><text:span text:style-name="T128">Het HERMMES-project, geïnspireerd door DigComp, richt zich op het beperken van digitale risico's en de ontwikkeling van vaardigheden om digitale technologie te gebruiken voor leven en leren. Het HERMMES-curriculum helpt kinderen en jongeren om digitaal veerkrachtige, media-volwassen volwassenen te worden. Het curriculum voor de leeftijden 12-15 en 15-18 is gebruikt in de DigComp 3.0 gap-analyse, met name voor 4.3 en 1.2.</text:span><text:span text:style-name="T128"/></text:p>
          </table:table-cell>
        </table:table-row>
        <table:table-row table:style-name="Tabel10.2">
          <table:table-cell table:style-name="Tabel10.A2" office:value-type="string">
            <text:p text:style-name="P145" loext:marker-style-name="T127"><text:a xlink:type="simple" xlink:href="https://www.nature.com/articles/s44159-023-00153-4" text:style-name="ListLabel_20_191" text:visited-style-name="ListLabel_20_191"><text:span text:style-name="T128">Flayelle et al. (2023)</text:span></text:a></text:p>
          </table:table-cell>
          <table:table-cell table:style-name="Tabel10.B2" office:value-type="string">
            <text:p text:style-name="P145" loext:marker-style-name="T127"><text:span text:style-name="T131">Welzijn en veerkracht</text:span><text:span text:style-name="T132"/></text:p>
          </table:table-cell>
          <table:table-cell table:style-name="Tabel10.B2" office:value-type="string">
            <text:p text:style-name="P145" loext:marker-style-name="T127"><text:span text:style-name="T128">Een review en beschrijving van ontwerpkenmerken van digitale technologieën die verslavend gedrag bevorderen. Meegenomen in de gap-analyse voor 4.3.</text:span><text:span text:style-name="T127"/></text:p>
          </table:table-cell>
        </table:table-row>
        <table:table-row table:style-name="Tabel10.9">
          <table:table-cell table:style-name="Tabel10.A2" office:value-type="string">
            <text:p text:style-name="P145" loext:marker-style-name="T127"><text:a xlink:type="simple" xlink:href="https://journals.sagepub.com/doi/full/10.1177/14614448211056851" text:style-name="ListLabel_20_191" text:visited-style-name="ListLabel_20_191"><draw:custom-shape text:anchor-type="char" draw:z-index="69" draw:name="Vrije vorm: vorm 6" draw:style-name="gr12" draw:text-style-name="P146" svg:width="0.027cm" svg:height="0.027cm" svg:x="0cm" svg:y="1.376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72" draw:name="Vrije vorm: vorm 5" draw:style-name="gr22" draw:text-style-name="P14" svg:width="0.027cm" svg:height="0.027cm" svg:x="1.667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1" draw:name="Vrije vorm: vorm 4" draw:style-name="gr11" draw:text-style-name="P55" svg:width="0.027cm" svg:height="0.027cm" svg:x="3.36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8">Burr et al. (2020)</text:span></text:a></text:p>
          </table:table-cell>
          <table:table-cell table:style-name="Tabel10.B2" office:value-type="string">
            <text:p text:style-name="P145" loext:marker-style-name="T127"><text:span text:style-name="T131">Welzijn en veerkracht</text:span><text:span text:style-name="T132"/></text:p>
          </table:table-cell>
          <table:table-cell table:style-name="Tabel10.B2" office:value-type="string">
            <text:p text:style-name="P145" loext:marker-style-name="T127"><text:span text:style-name="T128">Een thematische review die belangrijke kwesties identificeert gerelateerd aan sociale sleuteldomeinen. Het belicht drie bredere thema's: positieve informatica, gepersonaliseerde mens-computerinteractie, en autonomie en zelfbeschikking. Meegenomen in de gap-analyse.</text:span><text:span text:style-name="T127"/></text:p>
          </table:table-cell>
        </table:table-row>
        <table:table-row table:style-name="Tabel10.9">
          <table:table-cell table:style-name="Tabel10.A2" office:value-type="string">
            <text:p text:style-name="P145" loext:marker-style-name="T127"><text:a xlink:type="simple" xlink:href="https://www.frontiersin.org/journals/psychiatry/articles/10.3389/fpsyt.2022.858515/full" text:style-name="ListLabel_20_191" text:visited-style-name="ListLabel_20_191"><text:span text:style-name="T128">Sun et al. (2022)</text:span></text:a></text:p>
          </table:table-cell>
          <table:table-cell table:style-name="Tabel10.B2" office:value-type="string">
            <text:p text:style-name="P145" loext:marker-style-name="T127"><text:span text:style-name="T131">Welzijn en veerkracht</text:span><text:span text:style-name="T132"/></text:p>
          </table:table-cell>
          <table:table-cell table:style-name="Tabel10.B2" office:value-type="string">
            <text:p text:style-name="P145" loext:marker-style-name="T127"><text:span text:style-name="T128">Een verkennende review van het concept digitale veerkracht, gebaseerd op 22 artikelen, die vijf dimensies van digitale veerkracht identificeert (begrijpen van online dreigingen; kennen van oplossingen; leren van kennis en vaardigheden; herstellen van stress; en vooruitgaan door zelfeffectiviteit). Meegenomen in de gap-analyse.</text:span><text:span text:style-name="T127"/></text:p>
          </table:table-cell>
        </table:table-row>
        <table:table-row table:style-name="Tabel10.8">
          <table:table-cell table:style-name="Tabel10.A2" office:value-type="string">
            <text:p text:style-name="P145" loext:marker-style-name="T127"><text:a xlink:type="simple" xlink:href="https://www.mdpi.com/2227-9032/13/14/1769" text:style-name="ListLabel_20_191" text:visited-style-name="ListLabel_20_191"><text:span text:style-name="T128">Borges et al. (2025)</text:span></text:a></text:p>
          </table:table-cell>
          <table:table-cell table:style-name="Tabel10.B2" office:value-type="string">
            <text:p text:style-name="P145" loext:marker-style-name="T127"><text:span text:style-name="T131">Welzijn en veerkracht</text:span><text:span text:style-name="T132"/></text:p>
          </table:table-cell>
          <table:table-cell table:style-name="Tabel10.B2" office:value-type="string">
            <text:p text:style-name="P145" loext:marker-style-name="T127"><text:span text:style-name="T128">Snelonderzoek naar het meest recente bewijs over de impact van digitale gebruikspatronen en welzijn bij kinderen en adolescenten. Tien studies uit diverse contexten toonden een verband aan tussen overmatige schermtijd en risico's op een zittende levensstijl, slaapstoornissen, angst, depressie, aandachtsproblemen en lage academische prestaties. Stuurde de behandeling van competentie 4.3.</text:span><text:span text:style-name="T127"/></text:p>
          </table:table-cell>
        </table:table-row>
        <table:table-row table:style-name="Tabel10.31">
          <table:table-cell table:style-name="Tabel10.A2" office:value-type="string">
            <text:p text:style-name="P145" loext:marker-style-name="T127"><text:a xlink:type="simple" xlink:href="https://www.sciencedirect.com/science/article/pii/S245195882400037X?via%253Dihub" text:style-name="ListLabel_20_191" text:visited-style-name="ListLabel_20_191"><text:span text:style-name="T128">Sala et al. (2024)</text:span></text:a></text:p>
          </table:table-cell>
          <table:table-cell table:style-name="Tabel10.B2" office:value-type="string">
            <text:p text:style-name="P145" loext:marker-style-name="T127"><text:span text:style-name="T131">Welzijn en veerkracht</text:span><text:span text:style-name="T132"/></text:p>
          </table:table-cell>
          <table:table-cell table:style-name="Tabel10.B2" office:value-type="string">
            <text:p text:style-name="P145" loext:marker-style-name="T127"><text:span text:style-name="T128">Koepelreview van 24 studies naar de impact van social mediagebruik op de mentale gezondheid en het welzijn van adolescenten. De analyse bevestigt de noodzaak van een integrale benadering van de relatie tussen social mediagebruik en mentale gezondheidsuitkomsten en welzijn. Dat wil zeggen: individuele demografische en psycho-sociale kenmerken; individuele gebruikspatronen (bestede tijd, tijdstip van gebruik, motivatie voor gebruik); en platforminhoud en -ontwerp zijn allemaal relevant bij het beschouwen van de relatie tussen social mediagebruik en mentale gezondheid en welzijn. Stuurde de behandeling van competentie 4.3.</text:span><text:span text:style-name="T127"/></text:p>
          </table:table-cell>
        </table:table-row>
        <table:table-row table:style-name="Tabel10.31">
          <table:table-cell table:style-name="Tabel10.A2" office:value-type="string">
            <text:p text:style-name="P145" loext:marker-style-name="T127"><draw:custom-shape text:anchor-type="char" draw:z-index="74" draw:name="Vrije vorm: vorm 3" draw:style-name="gr22" draw:text-style-name="P14" svg:width="0.027cm" svg:height="0.027cm" svg:x="1.667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0" draw:name="Vrije vorm: vorm 2" draw:style-name="gr11" draw:text-style-name="P55" svg:width="0.027cm" svg:height="0.027cm" svg:x="3.36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7" draw:name="Vrije vorm: vorm 1" draw:style-name="gr12" draw:text-style-name="P146" svg:width="0.027cm" svg:height="0.027cm" svg:x="0cm" svg:y="1.799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31">Priftis &amp; Panagiotakos (2023)</text:span><text:span text:style-name="T132"/></text:p>
          </table:table-cell>
          <table:table-cell table:style-name="Tabel10.B2" office:value-type="string">
            <text:p text:style-name="P145" loext:marker-style-name="T127"><text:span text:style-name="T131">Welzijn en veerkracht</text:span><text:span text:style-name="T132"/></text:p>
          </table:table-cell>
          <table:table-cell table:style-name="Tabel10.B2" office:value-type="string">
            <text:p text:style-name="P145" loext:marker-style-name="T127"><text:span text:style-name="T128">Systematische review van schermtijd en gezondheidsgevolgen bij kinderen en jongeren waarbij 43 artikelen werden betrokken. Overmatige schermtijd werd geassocieerd met een verhoogd risico op obesitas en andere cardiometabole risicofactoren, mentale gezondheidsproblemen, ongezonde eetgewoonten en eetstoornissen, en problemen in de ontwikkeling en de ouder-kindrelatie. Ook slaap, fysieke activiteit, gezichtsvermogen, hoofdpijn en het bewegingsapparaat werden negatief beïnvloed. De effecten variëren echter per type media en de manier waarop de media werden gebruikt. Stuurde de behandeling van competentie 4.3.</text:span><text:span text:style-name="T127"/></text:p>
          </table:table-cell>
        </table:table-row>
      </table:table>
      <text:p text:style-name="Standard"/>
      <text:p text:style-name="P147" loext:marker-style-name="T133"/>
      <text:p text:style-name="P148" loext:marker-style-name="T134"/>
      <text:p text:style-name="P149"><draw:g text:anchor-type="as-char" draw:z-index="41" draw:name="Group 5580" draw:style-name="gr13"><draw:custom-shape draw:name="Graphic 5581" draw:style-name="gr14" draw:text-style-name="P150" svg:width="26.851cm" svg:height="0.034cm" svg:x="0cm" svg:y="0cm"><text:p/><draw:enhanced-geometry draw:mirror-horizontal="false" draw:mirror-vertical="false" draw:glue-points="?f39 0 ?f40 ?f41 ?f39 ?f42 0 ?f41" drawooo:sub-view-size="9665970 12700 9665970 12700 9665970 12700 9665970 12700" draw:text-areas="?f35 ?f38 ?f36 ?f37" svg:viewBox="0 0 0 0" draw:type="ooxml-non-primitive" draw:enhanced-path="M ?f4 ?f5 L ?f6 ?f7 ?f5 ?f2 ?f8 ?f7 ?f2 ?f5 ?f8 ?f9 ?f5 ?f4 ?f6 ?f9 ?f4 ?f5 Z N M ?f10 ?f5 L ?f11 ?f7 ?f12 ?f2 ?f13 ?f7 ?f14 ?f5 ?f13 ?f9 ?f12 ?f4 ?f11 ?f9 ?f10 ?f5 Z N M ?f15 ?f5 L ?f16 ?f7 ?f17 ?f2 ?f18 ?f7 ?f19 ?f5 ?f18 ?f9 ?f17 ?f4 ?f16 ?f9 ?f15 ?f5 Z N M ?f20 ?f5 L ?f21 ?f7 ?f22 ?f2 ?f23 ?f7 ?f24 ?f5 ?f23 ?f9 ?f22 ?f4 ?f21 ?f9 ?f20 ?f5 Z N"><draw:equation draw:name="f0" draw:formula="logwidth"/><draw:equation draw:name="f1" draw:formula="logheight"/><draw:equation draw:name="f2" draw:formula="0"/><draw:equation draw:name="f3" draw:formula="9665970"/><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58"/><draw:equation draw:name="f12" draw:formula="1260462"/><draw:equation draw:name="f13" draw:formula="1255979"/><draw:equation draw:name="f14" draw:formula="1254112"/><draw:equation draw:name="f15" draw:formula="2181212"/><draw:equation draw:name="f16" draw:formula="2179358"/><draw:equation draw:name="f17" draw:formula="2174862"/><draw:equation draw:name="f18" draw:formula="2170379"/><draw:equation draw:name="f19" draw:formula="2168512"/><draw:equation draw:name="f20" draw:formula="9665830"/><draw:equation draw:name="f21" draw:formula="9663963"/><draw:equation draw:name="f22" draw:formula="9659480"/><draw:equation draw:name="f23" draw:formula="9654984"/><draw:equation draw:name="f24" draw:formula="9653130"/><draw:equation draw:name="f25" draw:formula="?f0 *1/9665970"/><draw:equation draw:name="f26" draw:formula="?f1 *1/12700"/><draw:equation draw:name="f27" draw:formula="?f4 +0-?f2 "/><draw:equation draw:name="f28" draw:formula="?f3 +0-?f2 "/><draw:equation draw:name="f29" draw:formula="?f28 *1/9665970"/><draw:equation draw:name="f30" draw:formula="?f27 *1/12700"/><draw:equation draw:name="f31" draw:formula="?f2 *1/?f29 "/><draw:equation draw:name="f32" draw:formula="?f3 *1/?f29 "/><draw:equation draw:name="f33" draw:formula="?f2 *1/?f30 "/><draw:equation draw:name="f34" draw:formula="?f4 *1/?f30 "/><draw:equation draw:name="f35" draw:formula="?f31 *?f25 /1"/><draw:equation draw:name="f36" draw:formula="?f32 *?f25 /1"/><draw:equation draw:name="f37" draw:formula="?f34 *?f26 /1"/><draw:equation draw:name="f38" draw:formula="?f33 *?f26 /1"/><draw:equation draw:name="f39" draw:formula="logwidth/2"/><draw:equation draw:name="f40" draw:formula="logwidth"/><draw:equation draw:name="f41" draw:formula="logheight/2"/><draw:equation draw:name="f42" draw:formula="logheight"/></draw:enhanced-geometry></draw:custom-shape><draw:custom-shape draw:name="Graphic 5582" draw:style-name="gr15" draw:text-style-name="P151" svg:width="3.377cm" svg:height="0.003cm" svg:x="0.088cm" svg:y="0.055cm"><text:p/><draw:enhanced-geometry draw:mirror-horizontal="false" draw:mirror-vertical="false" draw:glue-points="?f20 0 ?f21 ?f22 ?f20 ?f23 0 ?f22" drawooo:sub-view-size="1216025 1270" draw:text-areas="?f16 ?f19 ?f17 ?f18" svg:viewBox="0 0 0 0" draw:type="ooxml-non-primitive" draw:enhanced-path="M ?f2 ?f2 L ?f5 ?f2 N"><draw:equation draw:name="f0" draw:formula="logwidth"/><draw:equation draw:name="f1" draw:formula="logheight"/><draw:equation draw:name="f2" draw:formula="0"/><draw:equation draw:name="f3" draw:formula="1216025"/><draw:equation draw:name="f4" draw:formula="1270"/><draw:equation draw:name="f5" draw:formula="1215720"/><draw:equation draw:name="f6" draw:formula="?f0 *1/1216025"/><draw:equation draw:name="f7" draw:formula="?f1 *1/1270"/><draw:equation draw:name="f8" draw:formula="?f4 +0-?f2 "/><draw:equation draw:name="f9" draw:formula="?f3 +0-?f2 "/><draw:equation draw:name="f10" draw:formula="?f9 *1/1216025"/><draw:equation draw:name="f11" draw:formula="?f8 *1/1270"/><draw:equation draw:name="f12" draw:formula="0*1/?f10 "/><draw:equation draw:name="f13" draw:formula="121602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3" draw:style-name="gr16" draw:text-style-name="P152" svg:width="3.518cm" svg:height="0.034cm" svg:x="0cm" svg:y="0.037cm"><text:p/><draw:enhanced-geometry draw:mirror-horizontal="false" draw:mirror-vertical="false" draw:glue-points="?f29 0 ?f30 ?f31 ?f29 ?f32 0 ?f31" drawooo:sub-view-size="1266825 12700 1266825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266825"/><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45"/><draw:equation draw:name="f12" draw:formula="1260462"/><draw:equation draw:name="f13" draw:formula="1255966"/><draw:equation draw:name="f14" draw:formula="1254112"/><draw:equation draw:name="f15" draw:formula="?f0 *1/1266825"/><draw:equation draw:name="f16" draw:formula="?f1 *1/12700"/><draw:equation draw:name="f17" draw:formula="?f4 +0-?f2 "/><draw:equation draw:name="f18" draw:formula="?f3 +0-?f2 "/><draw:equation draw:name="f19" draw:formula="?f18 *1/1266825"/><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5584" draw:style-name="gr17" draw:text-style-name="P151" svg:width="2.433cm" svg:height="0.003cm" svg:x="3.572cm" svg:y="0.055cm"><text:p/><draw:enhanced-geometry draw:mirror-horizontal="false" draw:mirror-vertical="false" draw:glue-points="?f19 0 ?f20 ?f21 ?f19 ?f22 0 ?f21" drawooo:sub-view-size="876300 1270" draw:text-areas="?f15 ?f18 ?f16 ?f17" svg:viewBox="0 0 0 0" draw:type="ooxml-non-primitive" draw:enhanced-path="M ?f2 ?f2 L ?f3 ?f2 N"><draw:equation draw:name="f0" draw:formula="logwidth"/><draw:equation draw:name="f1" draw:formula="logheight"/><draw:equation draw:name="f2" draw:formula="0"/><draw:equation draw:name="f3" draw:formula="876300"/><draw:equation draw:name="f4" draw:formula="1270"/><draw:equation draw:name="f5" draw:formula="?f0 *1/876300"/><draw:equation draw:name="f6" draw:formula="?f1 *1/1270"/><draw:equation draw:name="f7" draw:formula="?f4 +0-?f2 "/><draw:equation draw:name="f8" draw:formula="?f3 +0-?f2 "/><draw:equation draw:name="f9" draw:formula="?f8 *1/876300"/><draw:equation draw:name="f10" draw:formula="?f7 *1/1270"/><draw:equation draw:name="f11" draw:formula="0*1/?f9 "/><draw:equation draw:name="f12" draw:formula="876300*1/?f9 "/><draw:equation draw:name="f13" draw:formula="0*1/?f10 "/><draw:equation draw:name="f14" draw:formula="1270*1/?f10 "/><draw:equation draw:name="f15" draw:formula="?f11 *?f5 /1"/><draw:equation draw:name="f16" draw:formula="?f12 *?f5 /1"/><draw:equation draw:name="f17" draw:formula="?f14 *?f6 /1"/><draw:equation draw:name="f18" draw:formula="?f13 *?f6 /1"/><draw:equation draw:name="f19" draw:formula="logwidth/2"/><draw:equation draw:name="f20" draw:formula="logwidth"/><draw:equation draw:name="f21" draw:formula="logheight/2"/><draw:equation draw:name="f22" draw:formula="logheight"/></draw:enhanced-geometry></draw:custom-shape><draw:custom-shape draw:name="Graphic 5585" draw:style-name="gr18" draw:text-style-name="P152" svg:width="2.574cm" svg:height="0.034cm" svg:x="3.484cm" svg:y="0.037cm"><text:p/><draw:enhanced-geometry draw:mirror-horizontal="false" draw:mirror-vertical="false" draw:glue-points="?f26 0 ?f27 ?f28 ?f26 ?f29 0 ?f28" drawooo:sub-view-size="927100 12700 927100 12700" draw:text-areas="?f22 ?f25 ?f23 ?f24" svg:viewBox="0 0 0 0" draw:type="ooxml-non-primitive" draw:enhanced-path="M ?f4 ?f5 L ?f6 ?f7 ?f5 ?f2 ?f7 ?f7 ?f2 ?f5 ?f7 ?f6 ?f5 ?f4 ?f6 ?f6 ?f4 ?f5 Z N M ?f3 ?f5 L ?f8 ?f7 ?f9 ?f2 ?f10 ?f7 ?f11 ?f5 ?f10 ?f6 ?f9 ?f4 ?f8 ?f6 ?f3 ?f5 Z N"><draw:equation draw:name="f0" draw:formula="logwidth"/><draw:equation draw:name="f1" draw:formula="logheight"/><draw:equation draw:name="f2" draw:formula="0"/><draw:equation draw:name="f3" draw:formula="927100"/><draw:equation draw:name="f4" draw:formula="12700"/><draw:equation draw:name="f5" draw:formula="6350"/><draw:equation draw:name="f6" draw:formula="10845"/><draw:equation draw:name="f7" draw:formula="1866"/><draw:equation draw:name="f8" draw:formula="925245"/><draw:equation draw:name="f9" draw:formula="920750"/><draw:equation draw:name="f10" draw:formula="916266"/><draw:equation draw:name="f11" draw:formula="914400"/><draw:equation draw:name="f12" draw:formula="?f0 *1/927100"/><draw:equation draw:name="f13" draw:formula="?f1 *1/12700"/><draw:equation draw:name="f14" draw:formula="?f4 +0-?f2 "/><draw:equation draw:name="f15" draw:formula="?f3 +0-?f2 "/><draw:equation draw:name="f16" draw:formula="?f15 *1/927100"/><draw:equation draw:name="f17" draw:formula="?f14 *1/12700"/><draw:equation draw:name="f18" draw:formula="?f2 *1/?f16 "/><draw:equation draw:name="f19" draw:formula="?f3 *1/?f16 "/><draw:equation draw:name="f20" draw:formula="?f2 *1/?f17 "/><draw:equation draw:name="f21" draw:formula="?f4 *1/?f17 "/><draw:equation draw:name="f22" draw:formula="?f18 *?f12 /1"/><draw:equation draw:name="f23" draw:formula="?f19 *?f12 /1"/><draw:equation draw:name="f24" draw:formula="?f21 *?f13 /1"/><draw:equation draw:name="f25" draw:formula="?f20 *?f13 /1"/><draw:equation draw:name="f26" draw:formula="logwidth/2"/><draw:equation draw:name="f27" draw:formula="logwidth"/><draw:equation draw:name="f28" draw:formula="logheight/2"/><draw:equation draw:name="f29" draw:formula="logheight"/></draw:enhanced-geometry></draw:custom-shape><draw:custom-shape draw:name="Graphic 5586" draw:style-name="gr19" draw:text-style-name="P151" svg:width="20.686cm" svg:height="0.003cm" svg:x="6.112cm" svg:y="0.055cm"><text:p/><draw:enhanced-geometry draw:mirror-horizontal="false" draw:mirror-vertical="false" draw:glue-points="?f20 0 ?f21 ?f22 ?f20 ?f23 0 ?f22" drawooo:sub-view-size="7446645 1270" draw:text-areas="?f16 ?f19 ?f17 ?f18" svg:viewBox="0 0 0 0" draw:type="ooxml-non-primitive" draw:enhanced-path="M ?f2 ?f2 L ?f5 ?f2 N"><draw:equation draw:name="f0" draw:formula="logwidth"/><draw:equation draw:name="f1" draw:formula="logheight"/><draw:equation draw:name="f2" draw:formula="0"/><draw:equation draw:name="f3" draw:formula="7446645"/><draw:equation draw:name="f4" draw:formula="1270"/><draw:equation draw:name="f5" draw:formula="7446556"/><draw:equation draw:name="f6" draw:formula="?f0 *1/7446645"/><draw:equation draw:name="f7" draw:formula="?f1 *1/1270"/><draw:equation draw:name="f8" draw:formula="?f4 +0-?f2 "/><draw:equation draw:name="f9" draw:formula="?f3 +0-?f2 "/><draw:equation draw:name="f10" draw:formula="?f9 *1/7446645"/><draw:equation draw:name="f11" draw:formula="?f8 *1/1270"/><draw:equation draw:name="f12" draw:formula="0*1/?f10 "/><draw:equation draw:name="f13" draw:formula="744664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7" draw:style-name="gr20" draw:text-style-name="P152" svg:width="20.827cm" svg:height="0.034cm" svg:x="6.024cm" svg:y="0.037cm"><text:p/><draw:enhanced-geometry draw:mirror-horizontal="false" draw:mirror-vertical="false" draw:glue-points="?f27 0 ?f28 ?f29 ?f27 ?f30 0 ?f29" drawooo:sub-view-size="7497445 12700 7497445 12700" draw:text-areas="?f23 ?f26 ?f24 ?f25" svg:viewBox="0 0 0 0"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7497445"/><draw:equation draw:name="f4" draw:formula="12700"/><draw:equation draw:name="f5" draw:formula="6350"/><draw:equation draw:name="f6" draw:formula="10845"/><draw:equation draw:name="f7" draw:formula="1866"/><draw:equation draw:name="f8" draw:formula="7497318"/><draw:equation draw:name="f9" draw:formula="7495464"/><draw:equation draw:name="f10" draw:formula="7490968"/><draw:equation draw:name="f11" draw:formula="7486485"/><draw:equation draw:name="f12" draw:formula="7484618"/><draw:equation draw:name="f13" draw:formula="?f0 *1/7497445"/><draw:equation draw:name="f14" draw:formula="?f1 *1/12700"/><draw:equation draw:name="f15" draw:formula="?f4 +0-?f2 "/><draw:equation draw:name="f16" draw:formula="?f3 +0-?f2 "/><draw:equation draw:name="f17" draw:formula="?f16 *1/7497445"/><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p text:style-name="P153"><text:span text:style-name="T54">Bron: Samengesteld door het JRC op basis van bestaande bronnen.</text:span></text:p>
      <text:h text:style-name="P154" text:outline-level="3">PHASE<text:span text:style-name="T135"> </text:span>2:<text:span text:style-name="T136"> </text:span>WORK<text:span text:style-name="T136"> </text:span>WITH<text:span text:style-name="T136"> </text:span><text:span text:style-name="T1">EXPERTS</text:span></text:h>
      <text:p text:style-name="P155">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span text:style-name="T18"> Europe from policy, academia, formal and informal education and training, employers, employment intermediaries and industry), as well as a balance by level (European, national, regional) and gender. The work with experts took place in two steps. In Step 1 (June-December 2024), ICF-Europe, supported by Stefano Kluzer, Lidija Kralj and Riina Vuorikari, coordinated two online expert meetings in June and October 2024. Including the aforementioned experts, 29 individuals from 12 EU countries and six European-level organisations and a diversity of sectors (formal education, vocational and adult education, higher education, employment and third sector) took part. In Step 2 (January-June 2025), the JRC worked directly with seven of the 30 experts who participated in Step 1, termed the ‘DigComp expert pool’.</text:span></text:p>
      <text:p text:style-name="P132"/>
      <text:h text:style-name="P131" text:outline-level="4">PHASE</text:h>
      <text:p text:style-name="P78"/>
      <text:p text:style-name="P156">During the 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p>
      <text:p text:style-name="P132"/>
      <text:p text:style-name="P157">Following<text:span text:style-name="T5">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pan></text:p>
      <text:p text:style-name="P158"/>
      <text:p text:style-name="P159">Tijdens de tweede bijeenkomst (2 oktober 2024) beoordeelden experts een door het JRC opgesteld intern document met voorstellen voor DigComp 3.0 en de herziene leerresultaten. Ze bevestigden de toegevoegde waarde van zowel de leerresultaten (die waren teruggebracht van 565 naar 537) als de leerdoelen, maar merkten op dat de term 'leerdoelen' qua betekenis mogelijk te dicht bij 'leerresultaten' lag. Experts deden ook enkele specifieke suggesties over de inhoud van het raamwerk en identificeerden een klein aantal hiaten (zoals e-government en identificatie van vooringenomenheid in AI-systemen). Het voorstel voor de vaardigheidsniveaus werd gesteund, met enkele suggesties om de bewoording te verbeteren. Experts adviseerden om recente en opkomende trends zodanig op te nemen dat de implicaties ervan worden erkend (bijv. van generatieve AI bij contentcreatie), terwijl het tegelijkertijd technologieneutraal en voldoende generiek blijft voor de stabiliteit van het raamwerk. Ze deden ook suggesties over manieren om het gebruik van het raamwerk te ondersteunen, met name voor beoordeling, en om gebruikers te helpen navigeren door de nieuwe, toegevoegde complexiteit van het raamwerk.</text:p>
      <text:p text:style-name="P132"/>
      <text:p text:style-name="P160">In the final part of Step 1, ICF-Europe and Riina Vuorikari produced an internal summary<text:span text:style-name="T6"> </text:span>report<text:span text:style-name="T6"> </text:span>that<text:span text:style-name="T6"> </text:span>provided<text:span text:style-name="T6"> </text:span>options<text:span text:style-name="T6"> </text:span>and<text:span text:style-name="T6"> </text:span>recommendations<text:span text:style-name="T6"> </text:span>for<text:span text:style-name="T6"> </text:span>the<text:span text:style-name="T6"> </text:span>next<text:span text:style-name="T6"> </text:span>steps of development. Recommendations included:</text:p>
      <text:list text:style-name="WWNum16">
        <text:list-item>
          <text:p text:style-name="P161">Zorgen dat alle relevante digitale technologische ontwikkelingen en regelgeving zijn opgenomen.</text:p>
        </text:list-item>
        <text:list-item>
          <text:p text:style-name="P161">Clarifying</text:p>
        </text:list-item>
        <text:list-item>
          <text:p text:style-name="P161">Ensuring</text:p>
        </text:list-item>
        <text:list-item>
          <text:p text:style-name="P161">Verdere verfijningen aanbrengen in de formulering van de competentiegebieden en competenties.</text:p>
        </text:list-item>
        <text:list-item>
          <text:p text:style-name="P161">Ensuring that AI is fully represented across the framework (including what</text:p>
        </text:list-item>
        <text:list-item>
          <text:p text:style-name="P161">Using</text:p>
        </text:list-item>
        <text:list-item>
          <text:p text:style-name="P161">Providing</text:p>
        </text:list-item>
        <text:list-item>
          <text:p text:style-name="P161">Developing</text:p>
        </text:list-item>
      </text:list>
      <text:p text:style-name="P162"/>
      <text:h text:style-name="P131" text:outline-level="4">PHASE<text:span text:style-name="T136"> </text:span>2.2:<text:span text:style-name="T122"> </text:span>STEP<text:span text:style-name="T138"> </text:span>2<text:span text:style-name="T136"> </text:span>(JANUARY-JUNE<text:span text:style-name="T37"> </text:span><text:span text:style-name="T1">2025)</text:span></text:h>
      <text:p text:style-name="Standard">In Stap 2 werkte het JRC met een subgroep van zeven experts die hadden deelgenomen aan Stap 1 van Fase 2. Deze fase overlapte met de Fasen 3 en 4, aangezien de experts nauw betrokken waren bij de stakeholderconsultatie en de validatieworkshop. Eén expert, Luis Pereira, kreeg de rol van voorzitter van de DigComp-expertpool en zorgde ervoor dat alle observaties en feedback van experts effectief werden samengevat. Een tweede, Stefano Kluzer, had specifieke taken in Fase 3 als Stakeholder Expert. De overige vijf experts waren Ulrike Domany-Funtan, Māra Jākobsone, Lidija Kralj, Attila Rausch en Roland Stürz.</text:p>
      <text:p text:style-name="Standard"/>
      <text:p text:style-name="Standard"><text:soft-page-break/>Step 2 was an intensive phase of the development of DigComp 3.0, and included seven meetings between the experts and the JRC. The first task of experts was to make an in-depth review of the draft DigComp 3.0 components, which had been revised by the JRC following the feedback and recommendations from Step 1 of Phase 2. At this stage, the ‘learning objectives’ of the draft framework were re-shaped to become competence statements at each proficiency level. The experts’ review of this enabled the JRC to prepare the materials for the DigComp 3.0 stakeholder consultation sessions in April 2025. Experts each attended one of the two stakeholder sessions and provided their observations to the Chair, who made a synthesis of them. The Stakeholder Expert collaborated with the JRC to design and co-ordinate the consultation sessions and worked with the JRC to produce an internal stakeholder consultation report that considered all stakeholder and experts’ feedback. Experts also supported the JRC’s preparations for the DigComp 3.0 validation workshop in June 2025 and supported the group discussions. A week after the validation workshop, the experts met with the JRC to discuss and agree, concretely, on how the validation workshop feedback would be reflected in the final version of the framework. During this phase, the draft AI Literacy Framework developed in an OECD-European Commission collaboration (OECD, 2025) was reviewed to ensure that the competences of AI literacy were adequately and appropriately present in DigComp 3.0. This was completed via an internal mapping exercise by Lidija Kralj in collaboration with the JRC, which confirmed that all AI Literacy framework competences were adequately and appropriately covered in the DigComp 3.0 draft material.</text:p>
      <text:p text:style-name="P163"/>
      <text:h text:style-name="Heading_20_3" text:outline-level="3">PHASE<text:span text:style-name="T139"> </text:span>3:<text:span text:style-name="T117"> </text:span>STAKEHOLDER<text:span text:style-name="T117"> </text:span><text:span text:style-name="T1">CONSULTATION</text:span></text:h>
      <text:p text:style-name="Standard">Following</text:p>
      <text:p text:style-name="P164"><text:span text:style-name="T106">3.0</text:span></text:p>
      <text:p text:style-name="Standard">During the</text:p>
      <text:list text:style-name="WWNum17">
        <text:list-item>
          <text:p text:style-name="P165">Two 90-minute online consultation sessions, which took place on April 10 and 11. A short background document with the proposed changes for DigComp 3.0 was sent in advance to registered participants. Each online session had the same format, covering rationale, priorities, and proposedchanges to DigComp 3.0; and asking stakeholders to provide feedback through  open- and closed-format polling questions and the meeting chat function. The DigComp expert pool members each attended one of the two sessions and provided their observations to the Chair, who provided a summary to the JRC. The DigComp Stakeholder Expert designed and coordinated the</text:p>
        </text:list-item>
        <text:list-item>
          <text:p text:style-name="P165">An optional online</text:p>
        </text:list-item>
        <text:list-item>
          <text:p text:style-name="P165">An</text:p>
        </text:list-item>
      </text:list>
      <text:p text:style-name="P166"/>
      <text:p text:style-name="Standard">In the final part of Step 1, ICF-Europe and Riina Vuorikari produced an internal summary</text:p>
      <text:p text:style-name="P132"/>
      <text:p text:style-name="Standard">In</text:p>
      <text:p text:style-name="Standard"/>
      <text:p text:style-name="Standard">About two-fifths of stakeholders represented national perspectives (37%), while</text:p>
      <text:p text:style-name="Standard"/>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Standard"/>
      <text:p text:style-name="Standard">An external stakeholder consultation process was carried out in April 2025, aimed at reaching a wide and balanced range of stakeholders (by sector, country,</text:p>
      <text:p text:style-name="P140"/>
      <text:p text:style-name="Text_20_body"><text:span text:style-name="T109">FEEDBACK</text:span></text:p>
      <text:p text:style-name="P167"/>
      <text:p text:style-name="Standard">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Standard"/>
      <text:p text:style-name="Standard">About two-fifths of stakeholders represented national perspectives (37%), while</text:p>
      <text:p text:style-name="Standard"/>
      <text:p text:style-name="Standard">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p>
      <text:p text:style-name="Standard"/>
      <text:p text:style-name="Standard">Most</text:p>
      <text:p text:style-name="Standard">3.0</text:p>
      <text:p text:style-name="Standard"/>
      <text:p text:style-name="Standard">Proficiency levels: Overall support for the proposed new proficiency levels was high. However, the proposed change in focus from 8 to 4 levels caused difficulties for stakeholders who currently use the 8-level approach. Additionally, some stakeholders used a 6-level interpretation of the proficiency levels. A proposal for a backwards mapping of DigComp 3.0 to the eight levels in previous iterations of the framework was established by the JRC in response to stakeholder feedback and considered in Phase 4.</text:p>
      <text:p text:style-name="Standard">Below</text:p>
      <text:p text:style-name="Standard">There was low interest in a hardcopy version of the framework. Discussions at the validation workshop (Phase 4) reinforced these views.</text:p>
      <text:p text:style-name="Standard"/>
      <text:p text:style-name="Standard">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p>
      <text:p text:style-name="Standard"/>
      <text:h text:style-name="Heading_20_3" text:outline-level="3">PHASE<text:span text:style-name="T37"> </text:span>4:<text:span text:style-name="T140"> </text:span>FRAMEWORK<text:span text:style-name="T141"> </text:span><text:span text:style-name="T1">VALIDATION</text:span></text:h>
      <text:p text:style-name="Standard">Phase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p>
      <text:p text:style-name="Standard"/>
      <text:p text:style-name="Standard">3.0</text:p>
      <text:p text:style-name="Standard"/>
      <text:p text:style-name="Standard">The workshop was attended by 34 external participants from 18 countries (17 EU countries and the USA) from a range of sectors (policymaking, employer representatives, adult learning and VET, compulsory education, and academia/ research);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p>
      <text:p text:style-name="Standard">On the afternoon of June 17, participants were presented with an overview of the proposals for the DigComp 3.0 update and a description of the how stakeholder feedback had been incorporated.</text:p>
      <text:p text:style-name="Standard"/>
      <text:p text:style-name="Standard">On June 18, in the morning, the participants split into four working groups and participated in two 90-minute discussions as follows:</text:p>
      <text:p text:style-name="Standard">Sessie 1: Deelnemers bespraken de vaardigheidsniveaus; valideerden de voorgestelde updates voor de competentiegebieden en competenties; en beoordeelden de voorgestelde leerresultaten voor vier van de 21 competenties (1.2, 2.3, 3.4 en 4.3). Deze vier competenties waren geselecteerd omdat ze vrij complex zijn of aanzienlijk zijn bijgewerkt ten opzichte van DigComp 2.2.</text:p>
      <text:p text:style-name="Standard">Session 2: Participants discussed the proposed approach to the integration of AI and identified priorities for making the framework clear and usable. Regarding the integration of AI, this included a discussion of the proposal for distinguishing between AI-explicit [AI-E] and AI-implicit [AI-I] competence statements and learning outcomes, and the gathering of suggestions from participants on ways in which to make the published framework clear and easy to use, given the complexities introduced by the changes and the addition of the learning outcomes.</text:p>
      <text:p text:style-name="Standard"><text:soft-page-break/></text:p>
      <text:p text:style-name="Standard">In the afternoon of June 18, working groups reported in plenary on the discussions. Representatives from the Policy Directorates and the DigComp expert pool also provided comments in plenary.</text:p>
      <text:p text:style-name="Standard"/>
      <text:h text:style-name="Heading_20_3" text:outline-level="3">POST-VALIDATION<text:span text:style-name="T34"> </text:span><text:span text:style-name="T1">ACTIVITIES</text:span></text:h>
      <text:p text:style-name="Standard">A 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 text:style-name="T21">.</text:span></text:p>
      <text:h text:style-name="P168" text:outline-level="1">Contact the EU</text:h>
      <text:p text:style-name="Standard">Getting in touch with the EU</text:p>
      <text:p text:style-name="Standard"><text:span text:style-name="T3">In persoon</text:span></text:p>
      <text:p text:style-name="Standard"><text:span text:style-name="T3">All</text:span><text:span text:style-name="T98"> </text:span><text:span text:style-name="T3">over</text:span><text:span text:style-name="T98"> </text:span><text:span text:style-name="T3">development</text:span><text:span text:style-name="T98"> </text:span><text:span text:style-name="T3">Commission’s</text:span><text:span text:style-name="T98"> </text:span><text:span text:style-name="T3">of</text:span><text:span text:style-name="T98"> </text:span><text:span text:style-name="T3">there</text:span><text:span text:style-name="T98"> </text:span><text:span text:style-name="T3">defined</text:span><text:span text:style-name="T98"> </text:span><text:span text:style-name="T3">hundreds</text:span><text:span text:style-name="T98"> </text:span><text:span text:style-name="T3">Article</text:span><text:span text:style-name="T98"> </text:span><text:span text:style-name="T3">Europe</text:span><text:span text:style-name="T98"> </text:span><text:span text:style-name="T3">Direct</text:span><text:span text:style-name="T98"> </text:span><text:span text:style-name="T3">centres.</text:span><text:span text:style-name="T98"> </text:span><text:span text:style-name="T3">You</text:span><text:span text:style-name="T98"> </text:span><text:span text:style-name="T3">be</text:span><text:span text:style-name="T98"> </text:span><text:span text:style-name="T3">find</text:span><text:span text:style-name="T98"> </text:span><text:span text:style-name="T3">development</text:span><text:span text:style-name="T98"> </text:span><text:span text:style-name="T3">address</text:span><text:span text:style-name="T98"> </text:span><text:span text:style-name="T3">Article</text:span><text:span text:style-name="T98"> </text:span><text:span text:style-name="T3">development</text:span><text:span text:style-name="T98"> </text:span><text:span text:style-name="T3">centre</text:span><text:span text:style-name="T98"> </text:span><text:span text:style-name="T3">nearest</text:span><text:span text:style-name="T98"> </text:span><text:span text:style-name="T3">you</text:span><text:span text:style-name="T98"> </text:span><text:span text:style-name="T3">online</text:span><text:span text:style-name="T98"> </text:span><text:span text:style-name="T3">(</text:span><text:a xlink:type="simple" xlink:href="https://european-union.europa.eu/contact-eu/meet-us_en" text:style-name="ListLabel_20_193" text:visited-style-name="ListLabel_20_193"><text:span text:style-name="T142">european-union.europa.eu/contact-eu/meet-</text:span></text:a><text:span text:style-name="T143"> </text:span><text:a xlink:type="simple" xlink:href="https://european-union.europa.eu/contact-eu/meet-us_en" text:style-name="ListLabel_20_194" text:visited-style-name="ListLabel_20_194"><text:span text:style-name="T144">us_en</text:span></text:a><text:span text:style-name="T62">).</text:span></text:p>
      <text:p text:style-name="Standard"><text:span text:style-name="T3">Telefonisch of schriftelijk</text:span></text:p>
      <text:p text:style-name="Standard"><text:span text:style-name="T3">Europe Direct is een dienst die uw vragen over de Europese Unie beantwoordt. U kunt contact opnemen met deze dienst:</text:span></text:p>
      <text:p text:style-name="Standard"><text:span text:style-name="T3">via het gratis nummer: 00 800 6 7 8 9 10 11 (sommige operatoren kunnen kosten in rekening brengen voor deze gesprekken),</text:span></text:p>
      <text:p text:style-name="Standard"><text:span text:style-name="T3">op het volgende standaardnummer: +32 22999696,</text:span></text:p>
      <text:p text:style-name="Standard"><text:span text:style-name="T3">via</text:span><text:span text:style-name="T145"> </text:span><text:span text:style-name="T3">development</text:span><text:span text:style-name="T96"> </text:span><text:span text:style-name="T3">following</text:span><text:span text:style-name="T96"> </text:span><text:span text:style-name="T3">form:</text:span><text:span text:style-name="T96"> </text:span><text:a xlink:type="simple" xlink:href="https://european-union.europa.eu/contact-eu/write-us_en" text:style-name="ListLabel_20_193" text:visited-style-name="ListLabel_20_193"><text:span text:style-name="T142">european-union.europa.eu/contact-eu/write-us_en</text:span></text:a><text:span text:style-name="T62">.</text:span></text:p>
      <text:p text:style-name="P2" loext:marker-style-name="T3"/>
      <text:p text:style-name="Standard">Finding information about the EU</text:p>
      <text:p text:style-name="Standard"><text:span text:style-name="T62">Online</text:span></text:p>
      <text:p text:style-name="Standard"><text:span text:style-name="T3">Information</text:span><text:span text:style-name="T98"> </text:span><text:span text:style-name="T3">about</text:span><text:span text:style-name="T98"> </text:span><text:span text:style-name="T3">the</text:span><text:span text:style-name="T62"> </text:span><text:span text:style-name="T3">European</text:span><text:span text:style-name="T98"> </text:span><text:span text:style-name="T3">Union</text:span><text:span text:style-name="T62"> </text:span><text:span text:style-name="T3">in</text:span><text:span text:style-name="T98"> </text:span><text:span text:style-name="T3">all</text:span><text:span text:style-name="T98"> </text:span><text:span text:style-name="T3">the</text:span><text:span text:style-name="T62"> </text:span><text:span text:style-name="T3">official</text:span><text:span text:style-name="T98"> </text:span><text:span text:style-name="T3">languages</text:span><text:span text:style-name="T62"> </text:span><text:span text:style-name="T3">of</text:span><text:span text:style-name="T98"> </text:span><text:span text:style-name="T3">the</text:span><text:span text:style-name="T62"> </text:span><text:span text:style-name="T3">EU</text:span><text:span text:style-name="T98"> </text:span><text:span text:style-name="T3">is</text:span><text:span text:style-name="T98"> </text:span><text:span text:style-name="T3">available</text:span><text:span text:style-name="T62"> </text:span><text:span text:style-name="T3">on</text:span><text:span text:style-name="T98"> </text:span><text:span text:style-name="T3">the</text:span><text:span text:style-name="T62"> </text:span><text:span text:style-name="T3">Europa</text:span><text:span text:style-name="T98"> </text:span><text:span text:style-name="T3">website</text:span><text:span text:style-name="T62"> </text:span><text:span text:style-name="T3">(</text:span><text:a xlink:type="simple" xlink:href="https://european-union.europa.eu/index_en" text:style-name="ListLabel_20_193" text:visited-style-name="ListLabel_20_193"><text:span text:style-name="T142">european-union.europa.eu)</text:span></text:a><text:span text:style-name="T62">.</text:span></text:p>
      <text:p text:style-name="Standard"><text:span text:style-name="T3">EU publications</text:span></text:p>
      <text:p text:style-name="Standard"><text:span text:style-name="T3">You</text:span><text:span text:style-name="T98"> </text:span><text:span text:style-name="T3">be</text:span><text:span text:style-name="T98"> </text:span><text:span text:style-name="T3">view</text:span><text:span text:style-name="T98"> </text:span><text:span text:style-name="T3">or</text:span><text:span text:style-name="T98"> </text:span><text:span text:style-name="T3">order</text:span><text:span text:style-name="T98"> </text:span><text:span text:style-name="T3">EU</text:span><text:span text:style-name="T98"> </text:span><text:span text:style-name="T3">publications</text:span><text:span text:style-name="T98"> </text:span><text:span text:style-name="T3">at</text:span><text:span text:style-name="T98"> </text:span><text:a xlink:type="simple" xlink:href="https://op.europa.eu/en/web/general-publications/publications" text:style-name="ListLabel_20_193" text:visited-style-name="ListLabel_20_193"><text:span text:style-name="T142">op.europa.eu/en/publications</text:span></text:a><text:span text:style-name="T3">.</text:span><text:span text:style-name="T98"> </text:span><text:span text:style-name="T3">Multiple</text:span><text:span text:style-name="T98"> </text:span><text:span text:style-name="T3">copies</text:span><text:span text:style-name="T98"> </text:span><text:span text:style-name="T3">Article</text:span><text:span text:style-name="T98"> </text:span><text:span text:style-name="T3">free</text:span><text:span text:style-name="T98"> </text:span><text:span text:style-name="T3">publications</text:span><text:span text:style-name="T98"> </text:span><text:span text:style-name="T3">be</text:span><text:span text:style-name="T98"> </text:span><text:span text:style-name="T3">be</text:span><text:span text:style-name="T98"> </text:span><text:span text:style-name="T3">obtained</text:span><text:span text:style-name="T98"> </text:span><text:span text:style-name="T3">by</text:span><text:span text:style-name="T98"> </text:span><text:span text:style-name="T3">contacting</text:span><text:span text:style-name="T98"> </text:span><text:span text:style-name="T3">Europe</text:span><text:span text:style-name="T98"> </text:span><text:span text:style-name="T3">Direct</text:span><text:span text:style-name="T98"> </text:span><text:span text:style-name="T3">or</text:span><text:span text:style-name="T98"> </text:span><text:span text:style-name="T3">your</text:span><text:span text:style-name="T98"> </text:span><text:span text:style-name="T3">local documentation centre (</text:span><text:a xlink:type="simple" xlink:href="https://european-union.europa.eu/contact-eu/meet-us_en" text:style-name="ListLabel_20_193" text:visited-style-name="ListLabel_20_193"><text:span text:style-name="T142">european-union.europa.eu/contact-eu/meet-us_en</text:span></text:a><text:span text:style-name="T3">).</text:span></text:p>
      <text:p text:style-name="Standard"><text:span text:style-name="T3">EU law and related documents</text:span></text:p>
      <text:p text:style-name="Standard"><text:span text:style-name="T3">For</text:span><text:span text:style-name="T98"> </text:span><text:span text:style-name="T3">about</text:span><text:span text:style-name="T62"> </text:span><text:span text:style-name="T3">to</text:span><text:span text:style-name="T62"> </text:span><text:span text:style-name="T3">European</text:span><text:span text:style-name="T62"> </text:span><text:span text:style-name="T3">information</text:span><text:span text:style-name="T62"> </text:span><text:span text:style-name="T3">in</text:span><text:span text:style-name="T98"> </text:span><text:span text:style-name="T3">development</text:span><text:span text:style-name="T62"> </text:span><text:span text:style-name="T3">EU,</text:span><text:span text:style-name="T62"> </text:span><text:span text:style-name="T3">official</text:span><text:span text:style-name="T62"> </text:span><text:span text:style-name="T3">all</text:span><text:span text:style-name="T62"> </text:span><text:span text:style-name="T3">EU</text:span><text:span text:style-name="T62"> </text:span><text:span text:style-name="T3">law</text:span><text:span text:style-name="T98"> </text:span><text:span text:style-name="T3">EU</text:span><text:span text:style-name="T62"> </text:span><text:span text:style-name="T3">is</text:span><text:span text:style-name="T62"> </text:span><text:span text:style-name="T3">in</text:span><text:span text:style-name="T62"> </text:span><text:span text:style-name="T3">all</text:span><text:span text:style-name="T62"> </text:span><text:span text:style-name="T3">development</text:span><text:span text:style-name="T62"> </text:span><text:span text:style-name="T3">official</text:span><text:span text:style-name="T98"> </text:span><text:span text:style-name="T3">website</text:span><text:span text:style-name="T62"> </text:span><text:span text:style-name="T3">(</text:span><text:span text:style-name="T62"> </text:span><text:span text:style-name="T3">go</text:span><text:span text:style-name="T62"> </text:span><text:span text:style-name="T3">to</text:span><text:span text:style-name="T62"> </text:span><text:span text:style-name="T3">EUR-Lex</text:span><text:span text:style-name="T62"> </text:span><text:span text:style-name="T3">(</text:span><text:a xlink:type="simple" xlink:href="https://eur-lex.europa.eu/" text:style-name="ListLabel_20_193" text:visited-style-name="ListLabel_20_193"><text:span text:style-name="T142">european-union.europa.eu)</text:span></text:a><text:span text:style-name="T62">).</text:span></text:p>
      <text:p text:style-name="Standard"><text:span text:style-name="T3">EU open data</text:span></text:p>
      <text:p text:style-name="Standard"><text:span text:style-name="T3">The</text:span><text:span text:style-name="T98"> </text:span><text:span text:style-name="T3">can</text:span><text:span text:style-name="T98"> </text:span><text:a xlink:type="simple" xlink:href="https://data.europa.eu/en" text:style-name="ListLabel_20_193" text:visited-style-name="ListLabel_20_193"><text:span text:style-name="T142">data.europa.eu</text:span></text:a><text:span text:style-name="T146"> </text:span><text:span text:style-name="T3">provides</text:span><text:span text:style-name="T98"> </text:span><text:span text:style-name="T3">about</text:span><text:span text:style-name="T98"> </text:span><text:span text:style-name="T3">to</text:span><text:span text:style-name="T98"> </text:span><text:span text:style-name="T3">open</text:span><text:span text:style-name="T98"> </text:span><text:span text:style-name="T3">datasets</text:span><text:span text:style-name="T98"> </text:span><text:span text:style-name="T3">in</text:span><text:span text:style-name="T98"> </text:span><text:span text:style-name="T3">development</text:span><text:span text:style-name="T98"> </text:span><text:span text:style-name="T3">EU</text:span><text:span text:style-name="T98"> </text:span><text:span text:style-name="T3">institutions,</text:span><text:span text:style-name="T98"> </text:span><text:span text:style-name="T3">bodies</text:span><text:span text:style-name="T98"> </text:span><text:span text:style-name="T3">and</text:span><text:span text:style-name="T98"> </text:span><text:span text:style-name="T3">agencies.</text:span><text:span text:style-name="T98"> </text:span><text:span text:style-name="T3">These</text:span><text:span text:style-name="T98"> </text:span><text:span text:style-name="T3">be</text:span><text:span text:style-name="T98"> </text:span><text:span text:style-name="T3">be</text:span><text:span text:style-name="T98"> </text:span><text:span text:style-name="T3">downloaded</text:span><text:span text:style-name="T98"> </text:span><text:span text:style-name="T3">and</text:span><text:span text:style-name="T98"> </text:span><text:span text:style-name="T3">reused</text:span><text:span text:style-name="T98"> </text:span><text:span text:style-name="T3">example,</text:span><text:span text:style-name="T98"> </text:span><text:span text:style-name="T3">free,</text:span><text:span text:style-name="T98"> </text:span><text:span text:style-name="T3">example,</text:span><text:span text:style-name="T98"> </text:span><text:span text:style-name="T3">).</text:span><text:span text:style-name="T98"> </text:span><text:span text:style-name="T3">commercial and non-commercial purposes. The portal also provides access to a wealth of datasets from European countries.</text:span></text:p>
      <text:p text:style-name="P169" loext:marker-style-name="T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fo:color="#4d5ba9" loext:opacity="100%" style:text-underline-style="solid" style:text-underline-width="auto" style:text-underline-color="#4d5ba9"/>
    </style:style>
    <style:style style:name="ListLabel_20_183" style:display-name="ListLabel 183" style:family="text">
      <style:text-properties fo:color="#4d5ba9" loext:opacity="100%" fo:letter-spacing="-0.007cm" style:text-underline-style="solid" style:text-underline-width="auto" style:text-underline-color="#4d5ba9"/>
    </style:style>
    <style:style style:name="ListLabel_20_184" style:display-name="ListLabel 184" style:family="text">
      <style:text-properties fo:color="#4d5ba9" loext:opacity="100%" fo:letter-spacing="-0.004cm" style:text-underline-style="solid" style:text-underline-width="auto" style:text-underline-color="#4d5ba9"/>
    </style:style>
    <style:style style:name="ListLabel_20_185" style:display-name="ListLabel 185" style:family="text">
      <style:text-properties fo:color="#4d5ba9" loext:opacity="100%" fo:font-size="9pt" fo:font-style="italic" style:text-underline-style="solid" style:text-underline-width="auto" style:text-underline-color="#4d5ba9" style:font-size-asian="9pt" style:font-style-asian="italic"/>
    </style:style>
    <style:style style:name="ListLabel_20_186" style:display-name="ListLabel 18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87" style:display-name="ListLabel 187" style:family="text">
      <style:text-properties fo:color="#4d5ba9" loext:opacity="100%" fo:font-size="10pt" style:text-underline-style="solid" style:text-underline-width="auto" style:text-underline-color="#4d5ba9"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color="#4d5ba9" loext:opacity="100%" fo:font-style="italic" style:text-underline-style="solid" style:text-underline-width="auto" style:text-underline-color="#4d5ba9" style:font-style-asian="italic"/>
    </style:style>
    <style:style style:name="ListLabel_20_190" style:display-name="ListLabel 19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91" style:display-name="ListLabel 19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2" style:display-name="ListLabel 19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3" style:display-name="ListLabel 193" style:family="text">
      <style:text-properties fo:color="#215e9e" loext:opacity="100%" fo:font-size="10pt" style:text-underline-style="solid" style:text-underline-width="auto" style:text-underline-color="#215e9e" style:font-size-asian="10pt"/>
    </style:style>
    <style:style style:name="ListLabel_20_194" style:display-name="ListLabel 19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language="nl" fo:country="NL"/>
    </style:style>
    <style:style style:name="MT5"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6">
      <style:page-layout-properties fo:page-width="29.7cm" fo:page-height="21.001cm" style:num-format="1" style:print-orientation="landscape" fo:margin-top="1.249cm" fo:margin-bottom="1.249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4" draw:name="Textbox 9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5</text:page-number></text:span></text:p>
        <text:p text:style-name="Footer"/>
      </style:footer>
    </style:master-page>
    <style:master-page style:name="Converted1" style:page-layout-name="Mpm2" draw:style-name="Mdp1">
      <style:header>
        <text:p text:style-name="MP1"><draw:custom-shape text:anchor-type="char" draw:z-index="13" draw:name="Textbox 16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4</text:page-number></text:span></text:p>
        <text:p text:style-name="Footer"/>
      </style:footer>
    </style:master-page>
    <style:master-page style:name="Converted2" style:page-layout-name="Mpm3" draw:style-name="Mdp1">
      <style:header>
        <text:p text:style-name="MP1"><draw:custom-shape text:anchor-type="char" draw:z-index="14" draw:name="Textbox 23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5</text:page-number></text:span></text:p>
        <text:p text:style-name="Footer"/>
      </style:footer>
    </style:master-page>
    <style:master-page style:name="Converted3" style:page-layout-name="Mpm4" draw:style-name="Mdp1">
      <style:header>
        <text:p text:style-name="MP1"><draw:custom-shape text:anchor-type="char" draw:z-index="19" draw:name="Textbox 35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0</text:page-number></text:span></text:p>
        <text:p text:style-name="Footer"/>
      </style:footer>
    </style:master-page>
    <style:master-page style:name="Converted4" style:page-layout-name="Mpm4" draw:style-name="Mdp1">
      <style:header>
        <text:p text:style-name="MP1"><draw:custom-shape text:anchor-type="char" draw:z-index="20" draw:name="Textbox 94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1</text:page-number></text:span></text:p>
        <text:p text:style-name="Footer"/>
      </style:footer>
    </style:master-page>
    <style:master-page style:name="Converted5" style:page-layout-name="Mpm4" draw:style-name="Mdp1">
      <style:header>
        <text:p text:style-name="MP1"><draw:custom-shape text:anchor-type="char" draw:z-index="21" draw:name="Textbox 97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2</text:page-number></text:span></text:p>
        <text:p text:style-name="Footer"/>
      </style:footer>
    </style:master-page>
    <style:master-page style:name="Converted6" style:page-layout-name="Mpm5" draw:style-name="Mdp1">
      <style:header>
        <text:p text:style-name="MP1"><draw:custom-shape text:anchor-type="char" draw:z-index="22"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3</text:page-number></text:span></text:p>
        <text:p text:style-name="Footer"/>
      </style:footer>
    </style:master-page>
    <style:master-page style:name="Converted7" style:page-layout-name="Mpm3" draw:style-name="Mdp1">
      <style:header>
        <text:p text:style-name="MP1"><draw:custom-shape text:anchor-type="char" draw:z-index="23"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4</text:page-number></text:span></text:p>
        <text:p text:style-name="Footer"/>
      </style:footer>
    </style:master-page>
    <style:master-page style:name="Converted8" style:page-layout-name="Mpm4" draw:style-name="Mdp1">
      <style:header>
        <text:p text:style-name="MP1"><draw:custom-shape text:anchor-type="char" draw:z-index="25" draw:name="Textbox 1075"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8</text:page-number></text:span></text:p>
        <text:p text:style-name="Footer"/>
      </style:footer>
    </style:master-page>
    <style:master-page style:name="Converted9" style:page-layout-name="Mpm4" draw:style-name="Mdp1">
      <style:header>
        <text:p text:style-name="MP1"><draw:custom-shape text:anchor-type="char" draw:z-index="26" draw:name="Textbox 109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9</text:page-number></text:span></text:p>
        <text:p text:style-name="Footer"/>
      </style:footer>
    </style:master-page>
    <style:master-page style:name="Converted10" style:page-layout-name="Mpm6" draw:style-name="Mdp1">
      <style:header>
        <text:p text:style-name="MP1"><draw:custom-shape text:anchor-type="char" draw:z-index="28"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1</text:page-number></text:span></text:p>
        <text:p text:style-name="Footer"/>
      </style:footer>
    </style:master-page>
    <style:master-page style:name="Converted11" style:page-layout-name="Mpm3" draw:style-name="Mdp1">
      <style:header>
        <text:p text:style-name="MP1"><draw:custom-shape text:anchor-type="char" draw:z-index="29"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2</text:page-number></text:span></text:p>
        <text:p text:style-name="Footer"/>
      </style:footer>
    </style:master-page>
    <style:master-page style:name="Converted12" style:page-layout-name="Mpm4" draw:style-name="Mdp1">
      <style:header>
        <text:p text:style-name="MP1"><draw:custom-shape text:anchor-type="char" draw:z-index="31" draw:name="Graphic 5217" draw:style-name="Mgr2" draw:text-style-name="MP5" svg:width="0.036cm" svg:height="0.036cm" svg:x="1.401cm" svg:y="1.40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33" draw:name="Textbox 521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4</text:page-number></text:span></text:p>
        <text:p text:style-name="Footer"/>
      </style:footer>
    </style:master-page>
    <style:master-page style:name="Converted13" style:page-layout-name="Mpm4" draw:style-name="Mdp1">
      <style:header>
        <text:p text:style-name="MP1"><draw:custom-shape text:anchor-type="char" draw:z-index="35" draw:name="Textbox 5537"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6</text:page-number></text:span></text:p>
        <text:p text:style-name="Footer"/>
      </style:footer>
    </style:master-page>
    <style:master-page style:name="Converted14" style:page-layout-name="Mpm3" draw:style-name="Mdp1">
      <style:header>
        <text:p text:style-name="MP1"><draw:custom-shape text:anchor-type="char" draw:z-index="39" draw:name="Textbox 5537"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90</text:page-number></text:span></text:p>
        <text:p text:style-name="Footer"/>
      </style:footer>
    </style:master-page>
    <style:master-page style:name="Converted15" style:page-layout-name="Mpm4" draw:style-name="Mdp1">
      <style:header>
        <text:p text:style-name="MP6" loext:marker-style-name="MT5"/>
      </style:header>
      <style:footer>
        <text:p text:style-name="MP4"><text:span text:style-name="MT4"><text:page-number text:select-page="current">91</text:page-number></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an Competence Framework</dc:title>
    <meta:initial-creator>Cosgrove</meta:initial-creator>
    <dc:creator>Gorissen, P.J.B. (Pierre)</dc:creator>
    <meta:editing-cycles>4</meta:editing-cycles>
    <meta:creation-date>2026-01-08T18:17:00</meta:creation-date>
    <dc:date>2026-01-08T21:33:00</dc:date>
    <meta:editing-duration>PT10M</meta:editing-duration>
    <meta:generator>LibreOffice/25.2.3.2$Windows_x86 LibreOffice_project/bbb074479178df812d175f709636b368952c2ce3</meta:generator>
    <meta:document-statistic meta:table-count="10" meta:image-count="1" meta:object-count="0" meta:page-count="39" meta:paragraph-count="596" meta:word-count="15573" meta:character-count="104182" meta:non-whitespace-character-count="89228"/>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